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PathManager.xml" manifest:media-type="text/xml"/>
  <manifest:file-entry manifest:full-path="Basic/Standard/ConstantsAndGlobals.xml" manifest:media-type="text/xml"/>
  <manifest:file-entry manifest:full-path="Basic/Standard/ItemManager.xml" manifest:media-type="text/xml"/>
  <manifest:file-entry manifest:full-path="Basic/Standard/SolverManager.xml" manifest:media-type="text/xml"/>
  <manifest:file-entry manifest:full-path="Basic/Standard/Util.xml" manifest:media-type="text/xml"/>
  <manifest:file-entry manifest:full-path="Basic/Standard/ListManager.xml" manifest:media-type="text/xml"/>
  <manifest:file-entry manifest:full-path="Basic/Standard/KilnManager.xml" manifest:media-type="text/xml"/>
  <manifest:file-entry manifest:full-path="Basic/Standard/FileManager.xml" manifest:media-type="text/xml"/>
  <manifest:file-entry manifest:full-path="Basic/Standard/ExecuteClickAction.xml" manifest:media-type="text/xml"/>
  <manifest:file-entry manifest:full-path="Basic/Standard/Handlers.xml" manifest:media-type="text/xml"/>
  <manifest:file-entry manifest:full-path="Basic/Standard/script-lb.xml" manifest:media-type="text/xml"/>
  <manifest:file-entry manifest:full-path="Basic/script-lc.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Pictures/100000010000003900000039F16260743D923073.png" manifest:media-type="image/png"/>
  <manifest:file-entry manifest:full-path="Pictures/10000001000000390000003927EF32C06AD0E6F3.png" manifest:media-type="image/png"/>
  <manifest:file-entry manifest:full-path="Pictures/10000001000000390000003978E62A8C2FE60963.png" manifest:media-type="image/png"/>
  <manifest:file-entry manifest:full-path="Pictures/100000010000003900000039DD070BC10933C010.png" manifest:media-type="image/png"/>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officeooo="http://openoffice.org/2009/office" office:version="1.3">
  <office:scripts>
    <office:event-listeners>
      <script:event-listener script:language="ooo:script" script:event-name="dom:load" xlink:href="vnd.sun.star.script:Standard.ConstantsAndGlobals.SetInitialValues?language=Basic&amp;location=document" xlink:type="simple"/>
      <script:event-listener script:language="ooo:script" script:event-name="office:prepare-unload" xlink:href="vnd.sun.star.script:Standard.Handlers.sStopXKeyHandler?language=Basic&amp;location=document" xlink:type="simple"/>
    </office:event-listeners>
  </office:scripts>
  <office:font-face-decls>
    <style:font-face style:name="Arial" svg:font-family="Arial"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979cm"/>
    </style:style>
    <style:style style:name="co2" style:family="table-column">
      <style:table-column-properties fo:break-before="auto" style:column-width="2.004cm"/>
    </style:style>
    <style:style style:name="co3" style:family="table-column">
      <style:table-column-properties fo:break-before="auto" style:column-width="1.905cm"/>
    </style:style>
    <style:style style:name="co4" style:family="table-column">
      <style:table-column-properties fo:break-before="auto" style:column-width="2.092cm"/>
    </style:style>
    <style:style style:name="co5" style:family="table-column">
      <style:table-column-properties fo:break-before="auto" style:column-width="0.199cm"/>
    </style:style>
    <style:style style:name="co6" style:family="table-column">
      <style:table-column-properties fo:break-before="auto" style:column-width="2.314cm"/>
    </style:style>
    <style:style style:name="co7" style:family="table-column">
      <style:table-column-properties fo:break-before="auto" style:column-width="2.669cm"/>
    </style:style>
    <style:style style:name="co8" style:family="table-column">
      <style:table-column-properties fo:break-before="auto" style:column-width="2.75cm"/>
    </style:style>
    <style:style style:name="co9" style:family="table-column">
      <style:table-column-properties fo:break-before="auto" style:column-width="3.24cm"/>
    </style:style>
    <style:style style:name="co10" style:family="table-column">
      <style:table-column-properties fo:break-before="auto" style:column-width="1.603cm"/>
    </style:style>
    <style:style style:name="co11" style:family="table-column">
      <style:table-column-properties fo:break-before="auto" style:column-width="2.341cm"/>
    </style:style>
    <style:style style:name="co12" style:family="table-column">
      <style:table-column-properties fo:break-before="auto" style:column-width="2.805cm"/>
    </style:style>
    <style:style style:name="co13" style:family="table-column">
      <style:table-column-properties fo:break-before="auto" style:column-width="1cm"/>
    </style:style>
    <style:style style:name="co14" style:family="table-column">
      <style:table-column-properties fo:break-before="auto" style:column-width="1.499cm"/>
    </style:style>
    <style:style style:name="co15" style:family="table-column">
      <style:table-column-properties fo:break-before="auto" style:column-width="1.002cm"/>
    </style:style>
    <style:style style:name="co16" style:family="table-column">
      <style:table-column-properties fo:break-before="auto" style:column-width="1.796cm"/>
    </style:style>
    <style:style style:name="co17" style:family="table-column">
      <style:table-column-properties fo:break-before="auto" style:column-width="2.258cm"/>
    </style:style>
    <style:style style:name="ro1" style:family="table-row">
      <style:table-row-properties style:row-height="0.9cm" fo:break-before="auto" style:use-optimal-row-height="false"/>
    </style:style>
    <style:style style:name="ro2" style:family="table-row">
      <style:table-row-properties style:row-height="0.452cm" fo:break-before="auto" style:use-optimal-row-height="fals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Status" style:data-style-name="N100">
      <style:table-cell-properties fo:background-color="#1e5b8a" style:cell-protect="protected" style:print-content="true" style:text-align-source="fix" style:repeat-content="false" fo:border="0.74pt solid #ffffff" style:vertical-align="middle"/>
      <style:paragraph-properties fo:text-align="start" fo:margin-left="0cm"/>
      <style:text-properties fo:color="#ffffff" fo:font-size="16pt" fo:font-weight="bold" style:font-size-asian="16pt" style:font-weight-asian="bold" style:font-size-complex="16pt" style:font-weight-complex="bold"/>
    </style:style>
    <style:style style:name="ce2" style:family="table-cell" style:parent-style-name="Status" style:data-style-name="N100">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4" style:family="table-cell" style:parent-style-name="Default" style:data-style-name="N100">
      <style:table-cell-properties style:cell-protect="protected" style:print-content="true" style:text-align-source="fix" style:repeat-content="false" fo:border="0.74pt solid #ffffff" style:vertical-align="middle"/>
      <style:paragraph-properties fo:text-align="center"/>
      <style:text-properties fo:font-weight="normal" style:font-weight-asian="normal" style:font-weight-complex="normal"/>
    </style:style>
    <style:style style:name="ce5" style:family="table-cell" style:parent-style-name="Default" style:data-style-name="N100">
      <style:table-cell-properties style:cell-protect="protected" style:print-content="true" fo:border="0.74pt solid #ffffff" style:vertical-align="middle"/>
      <style:text-properties fo:font-weight="normal" style:font-weight-asian="normal" style:font-weight-complex="normal"/>
    </style:style>
    <style:style style:name="ce7" style:family="table-cell" style:parent-style-name="Status" style:data-style-name="N100">
      <style:table-cell-properties fo:background-color="#4781ad" style:cell-protect="protected" style:print-content="true" style:text-align-source="fix" style:repeat-content="false" fo:wrap-option="wrap" fo:border="0.5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8" style:family="table-cell" style:parent-style-name="Default" style:data-style-name="N100">
      <style:table-cell-properties fo:background-color="#73a3c7" style:cell-protect="protected" style:print-content="true" fo:border="0.74pt solid #ffffff" style:vertical-align="middle"/>
      <style:text-properties fo:font-weight="normal" style:font-weight-asian="normal" style:font-weight-complex="normal"/>
    </style:style>
    <style:style style:name="ce9" style:family="table-cell" style:parent-style-name="Default" style:data-style-name="N100">
      <style:table-cell-properties fo:background-color="#b5bfca" style:cell-protect="protected" style:print-content="true" fo:border="0.74pt solid #ffffff" style:vertical-align="middle"/>
      <style:text-properties fo:font-weight="normal" style:font-weight-asian="normal" style:font-weight-complex="normal"/>
    </style:style>
    <style:style style:name="ce11" style:family="table-cell" style:parent-style-name="Default" style:data-style-name="N100">
      <style:table-cell-properties fo:background-color="#6b7989" style:cell-protect="protected" style:print-content="true" style:text-align-source="fix" style:repeat-content="false" fo:border="0.74pt solid #ffffff" style:vertical-align="middle"/>
      <style:paragraph-properties fo:text-align="center" fo:margin-left="0cm"/>
      <style:text-properties fo:font-weight="normal" style:font-weight-asian="normal" style:font-weight-complex="normal"/>
    </style:style>
    <style:style style:name="ce12" style:family="table-cell" style:parent-style-name="Status" style:data-style-name="N100">
      <style:table-cell-properties fo:background-color="#73a3c7" style:cell-protect="protected" style:print-content="true" style:text-align-source="fix" style:repeat-content="false" fo:wrap-option="wrap" fo:border="0.5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13" style:family="table-cell" style:parent-style-name="Default">
      <style:table-cell-properties fo:background-color="#98c2e2" style:cell-protect="none" style:print-content="true" style:text-align-source="fix" style:repeat-content="false" fo:wrap-option="wrap" fo:border="0.54pt solid #ffffff" style:vertical-align="top"/>
      <style:paragraph-properties fo:text-align="start"/>
      <style:text-properties fo:color="#ffffff" style:font-name="Liberation Sans" fo:font-size="12pt"/>
    </style:style>
    <style:style style:name="ce14" style:family="table-cell" style:parent-style-name="Status" style:data-style-name="N100">
      <style:table-cell-properties fo:background-color="#98c2e2" style:cell-protect="none" style:print-content="true" style:text-align-source="fix" style:repeat-content="false" fo:wrap-option="wrap" fo:border="0.54pt solid #ffffff" style:vertical-align="top"/>
      <style:paragraph-properties fo:text-align="start"/>
      <style:text-properties fo:color="#ffffff" style:font-name="Liberation Sans" fo:font-size="12pt" fo:font-weight="normal" style:font-weight-asian="normal" style:font-weight-complex="normal"/>
    </style:style>
    <style:style style:name="ce17" style:family="table-cell" style:parent-style-name="Status" style:data-style-name="N100">
      <style:table-cell-properties fo:background-color="#73a3c7" style:cell-protect="protected" style:print-content="true" style:text-align-source="fix" style:repeat-content="false" fo:wrap-option="wrap" fo:border="0.5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19" style:family="table-cell" style:parent-style-name="Default">
      <style:table-cell-properties fo:background-color="#98c2e2" style:cell-protect="none" style:print-content="true" style:text-align-source="fix" style:repeat-content="false" fo:wrap-option="wrap" style:vertical-align="top"/>
      <style:paragraph-properties fo:text-align="start"/>
      <style:text-properties fo:color="#ffffff" style:font-name="Liberation Sans" fo:font-size="12pt"/>
    </style:style>
    <style:style style:name="ce20" style:family="table-cell" style:parent-style-name="Default" style:data-style-name="N100">
      <style:table-cell-properties fo:background-color="#98c2e2" style:cell-protect="none" style:print-content="true" style:text-align-source="fix" style:repeat-content="false" fo:wrap-option="wrap" fo:border="0.7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16" style:family="table-cell" style:parent-style-name="Default" style:data-style-name="N100">
      <style:table-cell-properties fo:background-color="#72c4e2" style:cell-protect="none" style:print-content="true" style:text-align-source="fix" style:repeat-content="false" fo:border="0.74pt solid #ffffff" style:vertical-align="middle"/>
      <style:paragraph-properties fo:text-align="center" fo:margin-left="0cm"/>
      <style:text-properties fo:font-weight="normal" style:font-weight-asian="normal" style:font-weight-complex="normal"/>
    </style:style>
    <style:style style:name="ce25" style:family="table-cell" style:parent-style-name="Default" style:data-style-name="N100">
      <style:table-cell-properties fo:background-color="#6b7989" style:cell-protect="none" style:print-content="true" style:text-align-source="fix" style:repeat-content="false" fo:border="0.74pt solid #ffffff" style:vertical-align="middle"/>
      <style:paragraph-properties fo:text-align="center" fo:margin-left="0cm"/>
      <style:text-properties fo:font-weight="normal" style:font-weight-asian="normal" style:font-weight-complex="normal"/>
    </style:style>
    <style:style style:name="ce18" style:family="table-cell" style:parent-style-name="Status">
      <style:table-cell-properties fo:background-color="#4781ad"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28" style:family="table-cell" style:parent-style-name="Status" style:data-style-name="N100">
      <style:table-cell-properties fo:background-color="#3465a4" style:cell-protect="protected" style:print-content="true" style:text-align-source="fix" style:repeat-content="false" fo:border="0.74pt solid #ffffff" style:vertical-align="middle"/>
      <style:paragraph-properties fo:text-align="center" fo:margin-left="0cm"/>
      <style:text-properties fo:color="#ffffff" fo:font-size="12pt" fo:font-weight="normal" style:font-weight-asian="normal" style:font-weight-complex="normal"/>
    </style:style>
    <style:style style:name="ce30" style:family="table-cell" style:parent-style-name="Status" style:data-style-name="N100">
      <style:table-cell-properties fo:background-color="#98c2e2" style:cell-protect="none" style:print-content="true" style:text-align-source="fix" style:repeat-content="false" fo:wrap-option="wrap" fo:border="0.5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34" style:family="table-cell" style:parent-style-name="Status" style:data-style-name="N100">
      <style:table-cell-properties fo:background-color="#73a3c7" style:cell-protect="protected" style:print-content="true" style:text-align-source="fix" style:repeat-content="false" fo:wrap-option="wrap" fo:border="0.74pt solid #ffffff" style:vertical-align="top"/>
      <style:paragraph-properties fo:text-align="start"/>
      <style:text-properties fo:color="#ffffff" style:font-name="Liberation Sans" fo:font-size="12pt" fo:font-weight="normal" style:font-weight-asian="normal" style:font-weight-complex="normal"/>
    </style:style>
    <style:style style:name="ce36" style:family="table-cell" style:parent-style-name="Status" style:data-style-name="N100">
      <style:table-cell-properties fo:background-color="#73a3c7" style:cell-protect="protected" style:print-content="true" style:text-align-source="fix" style:repeat-content="false" fo:wrap-option="wrap" fo:border="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35" style:family="table-cell" style:parent-style-name="Status" style:data-style-name="N100">
      <style:table-cell-properties fo:background-color="#98c2e2" style:cell-protect="none" style:print-content="true" style:text-align-source="fix" style:repeat-content="false" fo:wrap-option="wrap" fo:border="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31" style:family="table-cell" style:parent-style-name="Status" style:data-style-name="N100">
      <style:table-cell-properties fo:background-color="#98c2e2" style:cell-protect="protected" style:print-content="true" style:text-align-source="fix" style:repeat-content="false" fo:wrap-option="wrap" fo:border="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24" style:family="table-cell" style:parent-style-name="Default" style:data-style-name="N100">
      <style:table-cell-properties fo:background-color="#b5bfca" style:cell-protect="none" style:print-content="true" fo:border="0.74pt solid #ffffff" style:vertical-align="middle"/>
      <style:text-properties fo:font-weight="normal" style:font-weight-asian="normal" style:font-weight-complex="normal"/>
    </style:style>
    <style:style style:name="ce33" style:family="table-cell" style:parent-style-name="Default" style:data-style-name="N100">
      <style:table-cell-properties fo:background-color="#98c2e2" style:cell-protect="protected" style:print-content="true" style:text-align-source="fix" style:repeat-content="false" fo:wrap-option="wrap" fo:border="0.74pt solid #ffffff" style:vertical-align="top"/>
      <style:paragraph-properties fo:text-align="start" fo:margin-left="0cm"/>
      <style:text-properties fo:color="#ffffff" style:font-name="Liberation Sans" fo:font-size="12pt" fo:font-weight="normal" style:font-weight-asian="normal" style:font-weight-complex="normal"/>
    </style:style>
    <style:style style:name="ce39" style:family="table-cell" style:parent-style-name="Status" style:data-style-name="N100">
      <style:table-cell-properties fo:background-color="#b4c7dc" style:cell-protect="protected" style:print-content="true" fo:border="0.74pt solid #ffffff" style:vertical-align="middle"/>
      <style:text-properties fo:color="#ffffff" fo:font-size="12pt" fo:font-weight="normal" style:font-weight-asian="normal" style:font-weight-complex="normal"/>
    </style:style>
    <style:style style:name="ce44" style:family="table-cell" style:parent-style-name="Default" style:data-style-name="N100">
      <style:table-cell-properties fo:background-color="#0d335b" style:cell-protect="protected" style:print-content="true" fo:border="0.74pt solid #ffffff" style:vertical-align="middle"/>
      <style:text-properties fo:font-weight="normal" style:font-weight-asian="normal" style:font-weight-complex="normal"/>
    </style:style>
    <style:style style:name="ce45" style:family="table-cell" style:parent-style-name="Status" style:data-style-name="N100">
      <style:table-cell-properties fo:background-color="#98c2e2" style:cell-protect="none" style:print-content="true" style:text-align-source="fix" style:repeat-content="false" fo:wrap-option="wrap" fo:border="0.5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48" style:family="table-cell" style:parent-style-name="Default">
      <style:table-cell-properties fo:background-color="#98c2e2" style:cell-protect="none" style:print-content="true" style:text-align-source="fix" style:repeat-content="false" fo:wrap-option="wrap" fo:border="0.54pt solid #ffffff" style:vertical-align="middle"/>
      <style:paragraph-properties fo:text-align="center"/>
      <style:text-properties fo:color="#ffffff" style:font-name="Liberation Sans" fo:font-size="12pt"/>
    </style:style>
    <style:style style:name="ce42" style:family="table-cell" style:parent-style-name="Default" style:data-style-name="N100">
      <style:table-cell-properties fo:background-color="#98c2e2" style:cell-protect="none" style:print-content="true" style:text-align-source="fix" style:repeat-content="false" fo:wrap-option="wrap" fo:border="0.74pt solid #ffffff" style:vertical-align="middle"/>
      <style:paragraph-properties fo:text-align="center"/>
      <style:text-properties fo:color="#ffffff" style:font-name="Liberation Sans" fo:font-size="12pt" fo:font-weight="normal" style:font-weight-asian="normal" style:font-weight-complex="normal"/>
    </style:style>
    <style:style style:name="ce29" style:family="table-cell" style:parent-style-name="Default" style:data-style-name="N100">
      <style:table-cell-properties fo:background-color="#93c4e2" style:cell-protect="none" style:print-content="true" fo:border="0.74pt solid #ffffff" style:vertical-align="middle"/>
      <style:text-properties fo:color="#ffffff" fo:font-size="12pt" fo:font-weight="normal" style:font-weight-asian="normal" style:font-weight-complex="normal"/>
    </style:style>
    <style:style style:name="ce46" style:family="table-cell" style:parent-style-name="Status" style:data-style-name="N100">
      <style:table-cell-properties fo:background-color="#ee6646" style:cell-protect="protected" style:print-content="true" style:text-align-source="fix" style:repeat-content="false" fo:wrap-option="wrap" fo:border="0.54pt solid #ffffff" style:vertical-align="middle"/>
      <style:paragraph-properties fo:text-align="center" fo:margin-left="0cm"/>
      <style:text-properties fo:color="#ffffff" style:font-name="Liberation Sans" fo:font-size="12pt" fo:font-weight="normal" style:font-weight-asian="normal" style:font-weight-complex="normal"/>
    </style:style>
    <style:style style:name="ce47" style:family="table-cell" style:parent-style-name="Default" style:data-style-name="N100"/>
    <style:style style:name="gr1" style:family="graphic">
      <style:graphic-properties fo:background-color="#3d91b3" style:protect="position size"/>
    </style:style>
    <style:style style:name="gr2" style:family="graphic">
      <style:graphic-properties draw:textarea-vertical-align="middle" fo:background-color="#3fa79c"/>
      <style:text-properties fo:color="#ffffff" fo:font-size="12pt" fo:font-weight="bold"/>
    </style:style>
    <style:style style:name="gr3" style:family="graphic">
      <style:graphic-properties fo:background-color="#3d91b3"/>
      <style:text-properties fo:color="#ffffff" fo:font-weight="bold"/>
    </style:style>
    <style:style style:name="gr4" style:family="graphic">
      <style:graphic-properties draw:textarea-vertical-align="middle" fo:background-color="#3d91b3"/>
      <style:text-properties fo:color="#ffffff" fo:font-size="12pt" fo:font-weight="bold"/>
    </style:style>
    <style:style style:name="gr5" style:family="graphic">
      <style:graphic-properties draw:textarea-vertical-align="middle" fo:background-color="#ee6646"/>
      <style:text-properties fo:color="#ffffff" fo:font-size="12pt" fo:font-weight="bold"/>
    </style:style>
    <style:style style:name="gr6" style:family="graphic">
      <style:graphic-properties draw:textarea-vertical-align="middle" fo:background-color="#ffa35f"/>
      <style:text-properties fo:color="#ffffff" fo:font-size="12pt" fo:font-weight="bold"/>
    </style:style>
    <style:style style:name="gr7" style:family="graphic">
      <style:graphic-properties draw:textarea-vertical-align="middle" fo:background-color="#3ea79c"/>
      <style:text-properties fo:color="#ffffff" fo:font-size="12pt" fo:font-weight="bold"/>
    </style:style>
    <style:style style:name="P1" style:family="paragraph">
      <style:paragraph-properties fo:text-align="center"/>
    </style:style>
    <style:style style:name="P2" style:family="paragraph">
      <style:paragraph-properties fo:text-align="center"/>
      <style:text-properties fo:color="#ffffff" fo:font-size="12pt" fo:font-weight="bold"/>
    </style:style>
    <style:style style:name="P3" style:family="paragraph">
      <style:paragraph-properties fo:text-align="start"/>
      <style:text-properties fo:color="#ffffff" fo:font-weight="bold"/>
    </style:style>
    <style:style style:name="T1" style:family="text">
      <style:text-properties fo:color="#ffffff" style:font-name="Liberation Sans" fo:font-size="12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orno" table:style-name="ta1" table:protected="true" table:protection-key="btWDPPNShuv4Zit7WUnw10K77D8=" table:protection-key-digest-algorithm="http://www.w3.org/2000/09/xmldsig#sha1">
        <loext:table-protection loext:select-protected-cells="true" loext:select-unprotected-cells="true"/>
        <officeooo:event-listeners>
          <script:event-listener script:language="ooo:script" script:event-name="dom:select" xlink:href="vnd.sun.star.script:Standard.ExecuteClickAction.LockCellSelection?language=Basic&amp;location=document" xlink:type="simple"/>
          <script:event-listener script:language="ooo:script" script:event-name="office:content-changed" xlink:href="vnd.sun.star.script:Standard.ExecuteClickAction.VerifyValue?language=Basic&amp;location=document" xlink:type="simple"/>
        </officeooo:event-listeners>
        <office:forms form:automatic-focus="false" form:apply-design-mode="false">
          <form:form form:name="Formulá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taoCriarForno" form:control-implementation="ooo:com.sun.star.form.component.CommandButton" xml:id="control1" form:id="control1" form:label="Criar Forno" office:target-frame="" form:delay-for-repeat="PT0.050000000S" form:image-position="center">
              <form:properties>
                <form:property form:property-name="DefaultControl" office:value-type="string" office:string-value="com.sun.star.form.control.CommandButton"/>
                <form:property form:property-name="HelpText" office:value-type="string" office:string-value="Cria um novo forno com os dados preenchidos acima"/>
                <form:property form:property-name="MultiLine" office:value-type="boolean" office:boolean-value="true"/>
              </form:properties>
              <office:event-listeners>
                <script:event-listener script:language="ooo:script" script:event-name="form:performaction" xlink:href="vnd.sun.star.script:Standard.ExecuteClickAction.StoreKiln?language=Basic&amp;location=document" xlink:type="simple"/>
              </office:event-listeners>
            </form:button>
            <form:button form:name="botaoCirculo" form:control-implementation="ooo:com.sun.star.form.component.CommandButton" xml:id="control2" form:id="control2" form:label="  " form:printable="false" office:target-frame="" form:image-data="Pictures/100000010000003900000039F16260743D923073.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de círculo"/>
              </form:properties>
              <office:event-listeners>
                <script:event-listener script:language="ooo:script" script:event-name="dom:mouseup" xlink:href="vnd.sun.star.script:Standard.ExecuteClickAction.CircleSelected?language=Basic&amp;location=document" xlink:type="simple"/>
              </office:event-listeners>
            </form:button>
            <form:button form:name="botaoQuadrado" form:control-implementation="ooo:com.sun.star.form.component.CommandButton" xml:id="control3" form:id="control3" office:target-frame="" form:image-data="Pictures/10000001000000390000003978E62A8C2FE60963.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quadrado"/>
              </form:properties>
              <office:event-listeners>
                <script:event-listener script:language="ooo:script" script:event-name="dom:mouseup" xlink:href="vnd.sun.star.script:Standard.ExecuteClickAction.SquareSelected?language=Basic&amp;location=document" xlink:type="simple"/>
              </office:event-listeners>
            </form:button>
            <form:button form:name="botaoRetangulo" form:control-implementation="ooo:com.sun.star.form.component.CommandButton" xml:id="control4" form:id="control4" office:target-frame="" form:image-data="Pictures/10000001000000390000003927EF32C06AD0E6F3.png" form:delay-for-repeat="PT0.050000000S" form:image-position="center">
              <form:properties>
                <form:property form:property-name="DefaultControl" office:value-type="string" office:string-value="com.sun.star.form.control.CommandButton"/>
                <form:property form:property-name="HelpText" office:value-type="string" office:string-value="Peça com base de formato retangular"/>
              </form:properties>
              <office:event-listeners>
                <script:event-listener script:language="ooo:script" script:event-name="dom:mouseup" xlink:href="vnd.sun.star.script:Standard.ExecuteClickAction.RectangleSelected?language=Basic&amp;location=document" xlink:type="simple"/>
              </office:event-listeners>
            </form:button>
            <form:button form:name="botaoTriangulo" form:control-implementation="ooo:com.sun.star.form.component.CommandButton" xml:id="control5" form:id="control5"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Peça de base com formato triangular"/>
              </form:properties>
              <office:event-listeners>
                <script:event-listener script:language="ooo:script" script:event-name="dom:mouseup" xlink:href="vnd.sun.star.script:Standard.ExecuteClickAction.TriangleSelected?language=Basic&amp;location=document" xlink:type="simple"/>
              </office:event-listeners>
            </form:button>
            <form:button form:name="adicionarItem" form:control-implementation="ooo:com.sun.star.form.component.CommandButton" xml:id="control6" form:id="control6" form:label="Adicionar Peça"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Adiciona uma Peça com os dados descritos acima."/>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AddItem?language=Basic&amp;location=document" xlink:type="simple"/>
              </office:event-listeners>
            </form:button>
            <form:button form:name="salvarProjetoComo" form:control-implementation="ooo:com.sun.star.form.component.CommandButton" xml:id="control7" form:id="control7" form:label="Salvar Configuração de Peças Com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Salva a Lista de Peças atual em arquivo separado da aplicação"/>
                <form:property form:property-name="ImageURL" office:value-type="void"/>
                <form:property form:property-name="MultiLine" office:value-type="boolean" office:boolean-value="true"/>
              </form:properties>
              <office:event-listeners>
                <script:event-listener script:language="ooo:script" script:event-name="dom:mousedown" xlink:href="vnd.sun.star.script:Standard.ExecuteClickAction.WriteList?language=Basic&amp;location=document" xlink:type="simple"/>
              </office:event-listeners>
            </form:button>
            <form:button form:name="abrirProjeto" form:control-implementation="ooo:com.sun.star.form.component.CommandButton" xml:id="control8" form:id="control8" form:label="Abrir Lista Salva" form:printable="false" office:target-frame="" form:image-data="Pictures/100000010000003900000039DD070BC10933C010.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Lista de Peças que foi salva anteriormente"/>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ReadList?language=Basic&amp;location=document" xlink:type="simple"/>
              </office:event-listeners>
            </form:button>
            <form:button form:name="limpaLista" form:control-implementation="ooo:com.sun.star.form.component.CommandButton" xml:id="control9" form:id="control9" form:label="Zerar Tud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Zera a quantidade de todas as peças"/>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leanList?language=Basic&amp;location=document" xlink:type="simple"/>
              </office:event-listeners>
            </form:button>
            <form:button form:name="botaoOrganizarPecas" form:control-implementation="ooo:com.sun.star.form.component.CommandButton" xml:id="control10" form:id="control10" form:label="Sugerir Soluçã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Gera uma nova Solução para o problema considerando as peças da lista atual e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allSolver?language=Basic&amp;location=document" xlink:type="simple"/>
              </office:event-listeners>
            </form:button>
            <form:button form:name="apagarLista" form:control-implementation="ooo:com.sun.star.form.component.CommandButton" xml:id="control11" form:id="control11" form:label="Apagar Lista de Configurações Salva"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Apaga uma Lista salva"/>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raseSavedList?language=Basic&amp;location=document" xlink:type="simple"/>
              </office:event-listeners>
            </form:button>
            <form:listbox form:name="escolheForno" form:control-implementation="ooo:com.sun.star.form.component.ListBox" xml:id="control12" form:id="control12" form:dropdown="true" form:size="50" form:input-required="false" form:bound-column="1" form:linked-cell="Forno.F6" form:list-linkage-type="selection">
              <form:properties>
                <form:property form:property-name="ControlTypeinMSO" office:value-type="float" office:value="0"/>
                <form:property form:property-name="DefaultControl" office:value-type="string" office:string-value="com.sun.star.form.control.ListBox"/>
                <form:property form:property-name="HelpText" office:value-type="string" office:string-value="Escolha um forno"/>
                <form:property form:property-name="MouseWheelBehavior" office:value-type="float" office:value="0"/>
                <form:property form:property-name="ObjIDinMSO" office:value-type="float" office:value="65535"/>
                <form:list-property form:property-name="TypedItemList" office:value-type="float"/>
              </form:properties>
              <office:event-listeners>
                <script:event-listener script:language="ooo:script" script:event-name="form:itemstatechange" xlink:href="vnd.sun.star.script:Standard.ExecuteClickAction.KilnSelected?language=Basic&amp;location=document" xlink:type="simple"/>
                <script:event-listener script:language="ooo:script" script:event-name="dom:mousedown" xlink:href="vnd.sun.star.script:Standard.ExecuteClickAction.ListKilns?language=Basic&amp;location=document" xlink:type="simple"/>
              </office:event-listeners>
              <form:option form:label="" form:current-selected="true"/>
              <form:option form:label="Forno:  Comprimento = 100, Largura = 100, Altura = 100"/>
            </form:listbox>
            <form:button form:name="botaoEditarForno" form:control-implementation="ooo:com.sun.star.form.component.CommandButton" xml:id="control13" form:id="control13" form:label="Habilitar Botões de Edição"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Habilita os botões de edição de forno e permite a alteração das células com dados d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ditKilnButtonAction?language=Basic&amp;location=document" xlink:type="simple"/>
              </office:event-listeners>
            </form:button>
            <form:button form:name="botaoSalvarAltForno" form:control-implementation="ooo:com.sun.star.form.component.CommandButton" xml:id="control14" form:id="control14" form:label="Salvar Alterações" form:disabled="true"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Salva as alterações feitas n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SaveKilnEdition?language=Basic&amp;location=document" xlink:type="simple"/>
              </office:event-listeners>
            </form:button>
            <form:button form:name="botaoApagarForno" form:control-implementation="ooo:com.sun.star.form.component.CommandButton" xml:id="control15" form:id="control15" form:label="Apagar Forno" form:disabled="true"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Apaga o forno selecionado"/>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raseKiln?language=Basic&amp;location=document" xlink:type="simple"/>
              </office:event-listeners>
            </form:button>
            <form:button form:name="botaoCancelarAltForno" form:control-implementation="ooo:com.sun.star.form.component.CommandButton" xml:id="control16" form:id="control16" form:label="Cancelar" form:disabled="true"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Desabilita a edição sem salvar as alterações"/>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ancelKilnEdition?language=Basic&amp;location=document" xlink:type="simple"/>
              </office:event-listeners>
            </form:button>
            <form:button form:name="apagarLista" form:control-implementation="ooo:com.sun.star.form.component.CommandButton" xml:id="control17" form:id="control17" form:label="Apagar Todas as Peças"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Apaga Todas as Peças da Lista"/>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CleanListByRemoving?language=Basic&amp;location=document" xlink:type="simple"/>
              </office:event-listeners>
            </form:button>
            <form:button form:name="abrirSolucao" form:control-implementation="ooo:com.sun.star.form.component.CommandButton" xml:id="control18" form:id="control18" form:label="Abrir Solução Gerada" form:printable="false" office:target-frame="" form:image-data="Pictures/100000010000003900000039DD070BC10933C010.png" form:focus-on-click="false" form:delay-for-repeat="PT0.050000000S" form:image-position="center">
              <form:properties>
                <form:property form:property-name="DefaultControl" office:value-type="string" office:string-value="com.sun.star.form.control.CommandButton"/>
                <form:property form:property-name="HelpText" office:value-type="string" office:string-value="Abre uma solução salva anteriormente"/>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OpenSolution?language=Basic&amp;location=document" xlink:type="simple"/>
              </office:event-listeners>
            </form:button>
            <form:button form:name="botaoEditarPeca" form:control-implementation="ooo:com.sun.star.form.component.CommandButton" xml:id="control19" form:id="control19" form:label="Editar Peças"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Habilita a edição das peças da lista"/>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EditListItems?language=Basic&amp;location=document" xlink:type="simple"/>
              </office:event-listeners>
            </form:button>
            <form:button form:name="botaoSalvarEdicaoPeca" form:control-implementation="ooo:com.sun.star.form.component.CommandButton" xml:id="control20" form:id="control20" form:label="Finalizar Edição" form:disabled="true"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EnableVisible" office:value-type="boolean" office:boolean-value="false"/>
                <form:property form:property-name="HelpText" office:value-type="string" office:string-value="Desabilita a edição das peças da lista"/>
                <form:property form:property-name="ImageURL" office:value-type="void"/>
                <form:property form:property-name="MultiLine" office:value-type="boolean" office:boolean-value="true"/>
              </form:properties>
              <office:event-listeners>
                <script:event-listener script:language="ooo:script" script:event-name="dom:mouseup" xlink:href="vnd.sun.star.script:Standard.ExecuteClickAction.SaveEditionListItems?language=Basic&amp;location=document" xlink:type="simple"/>
              </office:event-listeners>
            </form:button>
            <form:button form:name="salvarProjetoUltimoAberto" form:control-implementation="ooo:com.sun.star.form.component.CommandButton" xml:id="control21" form:id="control21" form:label="Sobrescrever a Última Config. Usada" office:target-frame="" form:image-data="Pictures/100000010000003900000039DD070BC10933C010.png" form:delay-for-repeat="PT0.050000000S" form:image-position="center">
              <form:properties>
                <form:property form:property-name="DefaultControl" office:value-type="string" office:string-value="com.sun.star.form.control.CommandButton"/>
                <form:property form:property-name="HelpText" office:value-type="string" office:string-value="Salva a lista/configuração atual sobrescrevendo a última aberta ou salva"/>
                <form:property form:property-name="ImageURL" office:value-type="void"/>
                <form:property form:property-name="MultiLine" office:value-type="boolean" office:boolean-value="true"/>
              </form:properties>
              <office:event-listeners>
                <script:event-listener script:language="ooo:script" script:event-name="dom:mousedown" xlink:href="vnd.sun.star.script:Standard.ExecuteClickAction.WriteListLastOpened?language=Basic&amp;location=document" xlink:type="simple"/>
              </office:event-listeners>
            </form:button>
          </form:form>
        </office:forms>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9"/>
        <table:table-column table:style-name="co6" table:default-cell-style-name="ce5"/>
        <table:table-column table:style-name="co7" table:default-cell-style-name="ce5"/>
        <table:table-column table:style-name="co8" table:default-cell-style-name="ce5"/>
        <table:table-column table:style-name="co9" table:default-cell-style-name="ce5"/>
        <table:table-column table:style-name="co10" table:default-cell-style-name="ce5"/>
        <table:table-column table:style-name="co11" table:default-cell-style-name="ce5"/>
        <table:table-column table:style-name="co12" table:default-cell-style-name="ce5"/>
        <table:table-column table:style-name="co13" table:default-cell-style-name="ce5"/>
        <table:table-column table:style-name="co14" table:default-cell-style-name="ce5"/>
        <table:table-column table:style-name="co15" table:default-cell-style-name="ce5"/>
        <table:table-column table:style-name="co16" table:default-cell-style-name="ce5"/>
        <table:table-column table:style-name="co17" table:number-columns-repeated="1008" table:default-cell-style-name="ce5"/>
        <table:table-row table:style-name="ro1">
          <table:table-cell table:style-name="ce1" office:value-type="string" calcext:value-type="string" table:number-columns-spanned="4" table:number-rows-spanned="1">
            <text:p>NOVA PEÇA</text:p>
          </table:table-cell>
          <table:covered-table-cell table:number-columns-repeated="3"/>
          <table:table-cell/>
          <table:table-cell table:style-name="ce1" office:value-type="string" calcext:value-type="string" table:number-columns-spanned="11" table:number-rows-spanned="1">
            <text:p>NOVO FORNO</text:p>
          </table:table-cell>
          <table:covered-table-cell table:number-columns-repeated="10"/>
          <table:table-cell table:number-columns-repeated="1008"/>
        </table:table-row>
        <table:table-row table:style-name="ro1">
          <table:table-cell table:style-name="ce2" office:value-type="string" calcext:value-type="string" table:number-columns-spanned="4" table:number-rows-spanned="1">
            <text:p>Formato</text:p>
          </table:table-cell>
          <table:covered-table-cell table:number-columns-repeated="3"/>
          <table:table-cell/>
          <table:table-cell table:style-name="ce2" office:value-type="string" calcext:value-type="string" table:number-columns-spanned="2" table:number-rows-spanned="1">
            <text:p>Comprimento (cm):</text:p>
          </table:table-cell>
          <table:covered-table-cell/>
          <table:table-cell table:style-name="ce13"/>
          <table:table-cell table:style-name="ce2" office:value-type="string" calcext:value-type="string">
            <text:p>Largura (cm):</text:p>
          </table:table-cell>
          <table:table-cell table:style-name="ce13" table:number-columns-spanned="2" table:number-rows-spanned="1"/>
          <table:covered-table-cell table:style-name="ce19"/>
          <table:table-cell table:style-name="ce2" office:value-type="string" calcext:value-type="string" table:number-columns-spanned="2" table:number-rows-spanned="1">
            <text:p>Altura (cm):</text:p>
          </table:table-cell>
          <table:covered-table-cell/>
          <table:table-cell table:style-name="ce14" table:number-columns-spanned="3" table:number-rows-spanned="1"/>
          <table:covered-table-cell table:style-name="ce42"/>
          <table:covered-table-cell table:style-name="ce29"/>
          <table:table-cell table:number-columns-repeated="1008"/>
        </table:table-row>
        <table:table-row table:style-name="ro1">
          <table:table-cell table:style-name="ce4" table:number-columns-spanned="1" table:number-rows-spanned="2">
            <draw:control draw:z-index="1" draw:name="Controle 4" draw:style-name="gr1" draw:text-style-name="P1" svg:width="1.979cm" svg:height="1.799cm" svg:x="0cm" svg:y="0cm" draw:control="control2"/>
          </table:table-cell>
          <table:table-cell office:value-type="string" calcext:value-type="string" table:number-columns-spanned="1" table:number-rows-spanned="2">
            <text:p>Largura (cm):</text:p>
            <draw:control draw:z-index="2" draw:name="Controle 5" draw:style-name="gr1" draw:text-style-name="P1" svg:width="2.004cm" svg:height="1.799cm" svg:x="0cm" svg:y="0cm" draw:control="control3"/>
          </table:table-cell>
          <table:table-cell table:number-columns-spanned="1" table:number-rows-spanned="2">
            <draw:control draw:z-index="3" draw:name="Controle 6" draw:style-name="gr1" draw:text-style-name="P1" svg:width="1.905cm" svg:height="1.799cm" svg:x="0cm" svg:y="0cm" draw:control="control4"/>
          </table:table-cell>
          <table:table-cell table:number-columns-spanned="1" table:number-rows-spanned="2">
            <draw:control draw:z-index="4" draw:name="Controle 7" draw:style-name="gr1" draw:text-style-name="P1" svg:width="2.092cm" svg:height="1.799cm" svg:x="0cm" svg:y="0cm" draw:control="control5"/>
          </table:table-cell>
          <table:table-cell/>
          <table:table-cell table:style-name="ce18" office:value-type="string" calcext:value-type="string" table:number-columns-spanned="2" table:number-rows-spanned="2">
            <text:p><text:span text:style-name="T1">Altura  dos suportes:</text:span></text:p>
            <text:p><text:span text:style-name="T1">(separado por</text:span></text:p>
            <text:p><text:span text:style-name="T1"> espaços em </text:span>cm)</text:p>
          </table:table-cell>
          <table:covered-table-cell/>
          <table:table-cell table:style-name="ce30" table:number-columns-spanned="9" table:number-rows-spanned="1"/>
          <table:covered-table-cell table:style-name="ce35" office:value-type="string" calcext:value-type="string">
            <text:p>30</text:p>
          </table:covered-table-cell>
          <table:covered-table-cell table:style-name="ce35"/>
          <table:covered-table-cell table:number-columns-repeated="6" table:style-name="ce24"/>
          <table:table-cell table:number-columns-repeated="1008"/>
        </table:table-row>
        <table:table-row table:style-name="ro1">
          <table:covered-table-cell table:number-columns-repeated="4"/>
          <table:table-cell/>
          <table:covered-table-cell table:style-name="ce8"/>
          <table:covered-table-cell table:style-name="ce9"/>
          <table:table-cell table:style-name="ce8"/>
          <table:table-cell table:style-name="ce9" office:value-type="string" calcext:value-type="string" table:number-columns-spanned="2" table:number-rows-spanned="1">
            <text:p>3</text:p>
            <draw:control draw:z-index="0" draw:name="Controle 2" draw:style-name="gr2" draw:text-style-name="P2" svg:width="4.844cm" svg:height="0.899cm" svg:x="0cm" svg:y="0cm" draw:control="control1"/>
          </table:table-cell>
          <table:covered-table-cell table:style-name="ce9"/>
          <table:table-cell table:style-name="ce8" table:number-columns-spanned="6" table:number-rows-spanned="1"/>
          <table:covered-table-cell table:number-columns-repeated="5" table:style-name="ce9"/>
          <table:table-cell table:number-columns-repeated="1008"/>
        </table:table-row>
        <table:table-row table:style-name="ro1">
          <table:table-cell table:style-name="ce7" office:value-type="string" calcext:value-type="string" table:number-columns-spanned="2" table:number-rows-spanned="1">
            <text:p>Tipo:</text:p>
          </table:table-cell>
          <table:covered-table-cell table:style-name="ce11" office:value-type="string" calcext:value-type="string">
            <text:p>Comp. (cm):</text:p>
          </table:covered-table-cell>
          <table:table-cell table:style-name="ce12" office:value-type="string" calcext:value-type="string" table:number-columns-spanned="2" table:number-rows-spanned="1">
            <text:p>Círculo</text:p>
          </table:table-cell>
          <table:covered-table-cell table:style-name="ce11" office:value-type="string" calcext:value-type="string">
            <text:p>Comp. (cm):</text:p>
          </table:covered-table-cell>
          <table:table-cell/>
          <table:table-cell table:style-name="ce1" office:value-type="string" calcext:value-type="string" table:number-columns-spanned="11" table:number-rows-spanned="1">
            <text:p>ESCOLHA UM FORNO</text:p>
          </table:table-cell>
          <table:covered-table-cell table:number-columns-repeated="10"/>
          <table:table-cell table:number-columns-repeated="1008"/>
        </table:table-row>
        <table:table-row table:style-name="ro1">
          <table:table-cell table:style-name="ce7" office:value-type="string" calcext:value-type="string" table:number-columns-spanned="2" table:number-rows-spanned="1">
            <text:p>Descrição:</text:p>
          </table:table-cell>
          <table:covered-table-cell table:style-name="ce11"/>
          <table:table-cell table:style-name="ce13" table:number-columns-spanned="2" table:number-rows-spanned="1"/>
          <table:covered-table-cell table:style-name="ce19"/>
          <table:table-cell/>
          <table:table-cell table:number-columns-spanned="11" table:number-rows-spanned="1">
            <draw:control table:end-cell-address="Forno.P6" table:end-x="1.796cm" table:end-y="0.9cm" draw:z-index="11" draw:name="Control 1" draw:style-name="gr3" draw:text-style-name="P3" svg:width="23.019cm" svg:height="0.9cm" svg:x="0cm" svg:y="0cm" draw:control="control12"/>
          </table:table-cell>
          <table:covered-table-cell table:number-columns-repeated="10"/>
          <table:table-cell table:number-columns-repeated="1008"/>
        </table:table-row>
        <table:table-row table:style-name="ro1">
          <table:table-cell table:style-name="ce7" office:value-type="string" calcext:value-type="string" table:number-columns-spanned="2" table:number-rows-spanned="1">
            <text:p>Alt. Peça (cm):</text:p>
          </table:table-cell>
          <table:covered-table-cell table:style-name="ce11"/>
          <table:table-cell table:style-name="ce14" table:number-columns-spanned="2" table:number-rows-spanned="1"/>
          <table:covered-table-cell table:style-name="ce20"/>
          <table:table-cell/>
          <table:table-cell table:style-name="ce2" office:value-type="string" calcext:value-type="string" table:number-columns-spanned="2" table:number-rows-spanned="1">
            <text:p>Comprimento (cm):</text:p>
          </table:table-cell>
          <table:covered-table-cell/>
          <table:table-cell table:style-name="ce34"/>
          <table:table-cell table:style-name="ce2" office:value-type="string" calcext:value-type="string">
            <text:p>Largura (cm):</text:p>
          </table:table-cell>
          <table:table-cell table:style-name="ce34" table:number-columns-spanned="2" table:number-rows-spanned="1"/>
          <table:covered-table-cell table:style-name="ce33"/>
          <table:table-cell table:style-name="ce2" office:value-type="string" calcext:value-type="string" table:number-columns-spanned="2" table:number-rows-spanned="1">
            <text:p>Altura (cm):</text:p>
          </table:table-cell>
          <table:covered-table-cell/>
          <table:table-cell table:style-name="ce36" table:number-columns-spanned="3" table:number-rows-spanned="1"/>
          <table:covered-table-cell table:style-name="ce31" office:value-type="string" calcext:value-type="string">
            <text:p>30</text:p>
          </table:covered-table-cell>
          <table:covered-table-cell table:style-name="ce31"/>
          <table:table-cell/>
          <table:table-cell table:style-name="Default"/>
          <table:table-cell table:number-columns-repeated="1006"/>
        </table:table-row>
        <table:table-row table:style-name="ro1">
          <table:table-cell table:style-name="ce7" office:value-type="string" calcext:value-type="string" table:number-columns-spanned="2" table:number-rows-spanned="1">
            <text:p>Diâmetro (cm):</text:p>
          </table:table-cell>
          <table:covered-table-cell table:style-name="ce11"/>
          <table:table-cell table:style-name="ce14" table:number-columns-spanned="2" table:number-rows-spanned="1"/>
          <table:covered-table-cell table:style-name="ce16"/>
          <table:table-cell/>
          <table:table-cell table:style-name="ce2" office:value-type="string" calcext:value-type="string" table:number-columns-spanned="2" table:number-rows-spanned="2">
            <text:p>Altura  dos suportes:</text:p>
            <text:p>(separado por</text:p>
            <text:p> espaços em cm)</text:p>
          </table:table-cell>
          <table:covered-table-cell/>
          <table:table-cell table:style-name="ce36" table:number-columns-spanned="9" table:number-rows-spanned="1"/>
          <table:covered-table-cell table:style-name="ce31" office:value-type="string" calcext:value-type="string">
            <text:p>30</text:p>
          </table:covered-table-cell>
          <table:covered-table-cell table:style-name="ce31"/>
          <table:covered-table-cell table:number-columns-repeated="6" table:style-name="ce39"/>
          <table:table-cell table:number-columns-repeated="1008"/>
        </table:table-row>
        <table:table-row table:style-name="ro1">
          <table:table-cell table:style-name="ce7" table:number-columns-spanned="2" table:number-rows-spanned="1"/>
          <table:covered-table-cell table:style-name="ce11"/>
          <table:table-cell table:style-name="ce17" table:number-columns-spanned="2" table:number-rows-spanned="1"/>
          <table:covered-table-cell table:style-name="ce25"/>
          <table:table-cell/>
          <table:covered-table-cell table:style-name="ce8"/>
          <table:covered-table-cell table:style-name="ce9"/>
          <table:table-cell table:style-name="ce9" table:number-columns-spanned="2" table:number-rows-spanned="1">
            <draw:control table:end-cell-address="Forno.I9" table:end-x="3.24cm" table:end-y="0.899cm" draw:z-index="12" draw:name="Controle 3" draw:style-name="gr4" draw:text-style-name="P2" svg:width="5.99cm" svg:height="0.899cm" svg:x="0cm" svg:y="0cm" draw:control="control13"/>
          </table:table-cell>
          <table:covered-table-cell table:style-name="ce9"/>
          <table:table-cell table:style-name="ce9" table:number-columns-spanned="2" table:number-rows-spanned="1">
            <draw:control table:end-cell-address="Forno.K9" table:end-x="2.341cm" table:end-y="0.899cm" draw:z-index="13" draw:name="Controle 12" draw:style-name="gr2" draw:text-style-name="P2" svg:width="3.945cm" svg:height="0.899cm" svg:x="0cm" svg:y="0cm" draw:control="control14"/>
          </table:table-cell>
          <table:covered-table-cell table:style-name="ce9"/>
          <table:table-cell table:style-name="ce9" table:number-columns-spanned="2" table:number-rows-spanned="1">
            <draw:control table:end-cell-address="Forno.M9" table:end-x="1cm" table:end-y="0.899cm" draw:z-index="14" draw:name="Controle 14" draw:style-name="gr5" draw:text-style-name="P2" svg:width="3.805cm" svg:height="0.899cm" svg:x="0cm" svg:y="0cm" draw:control="control15"/>
          </table:table-cell>
          <table:covered-table-cell table:style-name="ce9"/>
          <table:table-cell table:style-name="ce9" table:number-columns-spanned="3" table:number-rows-spanned="1">
            <draw:control table:end-cell-address="Forno.P9" table:end-x="1.795cm" table:end-y="0.899cm" draw:z-index="15" draw:name="Controle 15" draw:style-name="gr6" draw:text-style-name="P2" svg:width="4.296cm" svg:height="0.899cm" svg:x="0cm" svg:y="0cm" draw:control="control16"/>
          </table:table-cell>
          <table:covered-table-cell table:number-columns-repeated="2" table:style-name="ce9"/>
          <table:table-cell table:number-columns-repeated="1008"/>
        </table:table-row>
        <table:table-row table:style-name="ro1">
          <table:table-cell office:value-type="string" calcext:value-type="string" table:number-columns-spanned="4" table:number-rows-spanned="1">
            <text:p>1</text:p>
            <draw:control table:end-cell-address="Forno.D10" table:end-x="2.092cm" table:end-y="0.9cm" draw:z-index="5" draw:name="Controle 1" draw:style-name="gr2" draw:text-style-name="P2" svg:width="7.98cm" svg:height="0.9cm" svg:x="0cm" svg:y="0cm" draw:control="control6"/>
          </table:table-cell>
          <table:covered-table-cell table:number-columns-repeated="3"/>
          <table:table-cell/>
          <table:table-cell table:style-name="ce1" office:value-type="string" calcext:value-type="string" table:number-columns-spanned="4" table:number-rows-spanned="1">
            <text:p>LISTA DE PEÇAS</text:p>
          </table:table-cell>
          <table:covered-table-cell table:number-columns-repeated="3"/>
          <table:table-cell table:number-columns-spanned="2" table:number-rows-spanned="1">
            <draw:control table:end-cell-address="Forno.K10" table:end-x="2.341cm" table:end-y="0.9cm" draw:z-index="18" draw:name="Controle 18" draw:style-name="gr7" draw:text-style-name="P2" svg:width="3.945cm" svg:height="0.9cm" svg:x="0cm" svg:y="0cm" draw:control="control19"/>
            <draw:control table:end-cell-address="Forno.K10" table:end-x="2.34cm" table:end-y="0.9cm" draw:z-index="19" draw:name="Controle 19" draw:style-name="gr7" draw:text-style-name="P2" svg:width="3.944cm" svg:height="0.9cm" svg:x="0cm" svg:y="0cm" draw:control="control20"/>
          </table:table-cell>
          <table:covered-table-cell/>
          <table:table-cell table:style-name="ce44">
            <draw:control draw:z-index="10" draw:name="Controle 10" draw:style-name="gr4" draw:text-style-name="P2" svg:width="2.804cm" svg:height="0.9cm" svg:x="0cm" svg:y="0cm" draw:control="control9"/>
          </table:table-cell>
          <table:table-cell table:style-name="ce44" table:number-columns-spanned="4" table:number-rows-spanned="1">
            <draw:control draw:z-index="16" draw:name="Controle 16" draw:style-name="gr5" draw:text-style-name="P2" svg:width="5.297cm" svg:height="0.9cm" svg:x="0cm" svg:y="0cm" draw:control="control17"/>
          </table:table-cell>
          <table:covered-table-cell table:number-columns-repeated="3" table:style-name="ce44"/>
          <table:table-cell table:number-columns-repeated="1008"/>
        </table:table-row>
        <table:table-row table:style-name="ro1">
          <table:table-cell table:style-name="ce8" table:number-columns-spanned="4" table:number-rows-spanned="1"/>
          <table:covered-table-cell table:number-columns-repeated="3"/>
          <table:table-cell/>
          <table:table-cell table:style-name="ce2" office:value-type="string" calcext:value-type="string" table:number-columns-spanned="1" table:number-rows-spanned="2">
            <text:p>Tipo</text:p>
          </table:table-cell>
          <table:table-cell table:style-name="ce2" office:value-type="string" calcext:value-type="string" table:number-columns-spanned="3" table:number-rows-spanned="2">
            <text:p>Descrição</text:p>
          </table:table-cell>
          <table:covered-table-cell table:number-columns-repeated="2" table:style-name="ce28" office:value-type="string" calcext:value-type="string">
            <text:p>Descrição</text:p>
          </table:covered-table-cell>
          <table:table-cell table:style-name="ce2" office:value-type="string" calcext:value-type="string" table:number-columns-spanned="3" table:number-rows-spanned="1">
            <text:p>Dimensões (cm)</text:p>
          </table:table-cell>
          <table:covered-table-cell table:number-columns-repeated="2" table:style-name="ce28" office:value-type="string" calcext:value-type="string">
            <text:p>Dimensões</text:p>
          </table:covered-table-cell>
          <table:table-cell table:style-name="ce2" office:value-type="string" calcext:value-type="string" table:number-columns-spanned="3" table:number-rows-spanned="2">
            <text:p>Quantidade</text:p>
          </table:table-cell>
          <table:covered-table-cell table:number-columns-repeated="2" table:style-name="ce28" office:value-type="string" calcext:value-type="string">
            <text:p>Quantidade</text:p>
          </table:covered-table-cell>
          <table:table-cell table:style-name="ce2" office:value-type="string" calcext:value-type="string" table:number-columns-spanned="1" table:number-rows-spanned="2">
            <text:p>Excluir</text:p>
          </table:table-cell>
          <table:table-cell table:number-columns-repeated="1008"/>
        </table:table-row>
        <table:table-row table:style-name="ro1">
          <table:table-cell table:style-name="ce8" table:number-columns-spanned="4" table:number-rows-spanned="1"/>
          <table:covered-table-cell table:number-columns-repeated="3"/>
          <table:table-cell/>
          <table:covered-table-cell table:number-columns-repeated="4" table:style-name="ce28"/>
          <table:table-cell table:style-name="ce2" office:value-type="string" calcext:value-type="string">
            <text:p>Alt</text:p>
          </table:table-cell>
          <table:table-cell table:style-name="ce2" office:value-type="string" calcext:value-type="string">
            <text:p>Larg</text:p>
          </table:table-cell>
          <table:table-cell table:style-name="ce2" office:value-type="string" calcext:value-type="string">
            <text:p>Comp</text:p>
          </table:table-cell>
          <table:covered-table-cell table:number-columns-repeated="3" table:style-name="ce28" office:value-type="string" calcext:value-type="string">
            <text:p>Quantidade</text:p>
          </table:covered-table-cell>
          <table:covered-table-cell table:style-name="ce28"/>
          <table:table-cell table:number-columns-repeated="1008"/>
        </table:table-row>
        <table:table-row table:style-name="ro1">
          <table:table-cell table:style-name="ce8" table:number-columns-spanned="4" table:number-rows-spanned="1">
            <draw:control draw:z-index="7" draw:name="Controle 9" draw:style-name="gr4" draw:text-style-name="P2" svg:width="7.98cm" svg:height="0.9cm" svg:x="0cm" svg:y="0cm" draw:control="control8"/>
          </table:table-cell>
          <table:covered-table-cell table:number-columns-repeated="3"/>
          <table:table-cell/>
          <table:table-cell table:style-name="ce12" office:value-type="string" calcext:value-type="string">
            <text:p>Triângulo</text:p>
          </table:table-cell>
          <table:table-cell table:style-name="ce12" office:value-type="string" calcext:value-type="string" table:number-columns-spanned="3" table:number-rows-spanned="1">
            <text:p>Testando 8</text:p>
          </table:table-cell>
          <table:covered-table-cell table:number-columns-repeated="2" table:style-name="ce12"/>
          <table:table-cell table:number-columns-repeated="2" table:style-name="ce12" office:value-type="string" calcext:value-type="string">
            <text:p>30</text:p>
          </table:table-cell>
          <table:table-cell table:style-name="ce12"/>
          <table:table-cell table:style-name="ce45" office:value-type="string" calcext:value-type="string" table:number-columns-spanned="3" table:number-rows-spanned="1">
            <text:p>30</text:p>
          </table:table-cell>
          <table:covered-table-cell table:number-columns-repeated="2" table:style-name="ce48"/>
          <table:table-cell table:style-name="ce46" office:value-type="string" calcext:value-type="string">
            <text:p>X</text:p>
          </table:table-cell>
          <table:table-cell table:number-columns-repeated="1008"/>
        </table:table-row>
        <table:table-row table:style-name="ro1">
          <table:table-cell table:style-name="ce9" table:number-columns-spanned="4" table:number-rows-spanned="1">
            <draw:control draw:z-index="20" draw:name="Controle 20" draw:style-name="gr2" draw:text-style-name="P2" svg:width="7.98cm" svg:height="0.899cm" svg:x="0cm" svg:y="0cm" draw:control="control21"/>
          </table:table-cell>
          <table:covered-table-cell table:number-columns-repeated="3"/>
          <table:table-cell/>
          <table:table-cell table:style-name="ce12" office:value-type="string" calcext:value-type="string">
            <text:p>Retângulo</text:p>
          </table:table-cell>
          <table:table-cell table:style-name="ce12" office:value-type="string" calcext:value-type="string" table:number-columns-spanned="3" table:number-rows-spanned="1">
            <text:p>Testando 7</text:p>
          </table:table-cell>
          <table:covered-table-cell table:number-columns-repeated="2" table:style-name="ce12"/>
          <table:table-cell table:number-columns-repeated="2" table:style-name="ce12" office:value-type="string" calcext:value-type="string">
            <text:p>5</text:p>
          </table:table-cell>
          <table:table-cell table:style-name="ce12" office:value-type="string" calcext:value-type="string">
            <text:p>10</text:p>
          </table:table-cell>
          <table:table-cell table:style-name="ce45" office:value-type="string" calcext:value-type="string" table:number-columns-spanned="3" table:number-rows-spanned="1">
            <text:p>5</text:p>
          </table:table-cell>
          <table:covered-table-cell table:number-columns-repeated="2" table:style-name="ce48"/>
          <table:table-cell table:style-name="ce46" office:value-type="string" calcext:value-type="string">
            <text:p>X</text:p>
          </table:table-cell>
          <table:table-cell table:number-columns-repeated="1008"/>
        </table:table-row>
        <table:table-row table:style-name="ro1">
          <table:table-cell table:style-name="ce9" table:number-columns-spanned="4" table:number-rows-spanned="1">
            <draw:control draw:z-index="6" draw:name="Controle 8" draw:style-name="gr2" draw:text-style-name="P2" svg:width="7.98cm" svg:height="0.9cm" svg:x="0cm" svg:y="0cm" draw:control="control7"/>
          </table:table-cell>
          <table:covered-table-cell table:number-columns-repeated="3"/>
          <table:table-cell/>
          <table:table-cell table:style-name="ce12" office:value-type="string" calcext:value-type="string">
            <text:p>Quadrado</text:p>
          </table:table-cell>
          <table:table-cell table:style-name="ce12" office:value-type="string" calcext:value-type="string" table:number-columns-spanned="3" table:number-rows-spanned="1">
            <text:p>Testando 6</text:p>
          </table:table-cell>
          <table:covered-table-cell table:number-columns-repeated="2" table:style-name="ce12"/>
          <table:table-cell table:number-columns-repeated="2" table:style-name="ce12" office:value-type="string" calcext:value-type="string">
            <text:p>15</text:p>
          </table:table-cell>
          <table:table-cell table:style-name="ce12"/>
          <table:table-cell table:style-name="ce45" office:value-type="string" calcext:value-type="string" table:number-columns-spanned="3" table:number-rows-spanned="1">
            <text:p>15</text:p>
          </table:table-cell>
          <table:covered-table-cell table:number-columns-repeated="2" table:style-name="ce48"/>
          <table:table-cell table:style-name="ce46" office:value-type="string" calcext:value-type="string">
            <text:p>X</text:p>
          </table:table-cell>
          <table:table-cell table:number-columns-repeated="1008"/>
        </table:table-row>
        <table:table-row table:style-name="ro1">
          <table:table-cell table:style-name="ce9" table:number-columns-spanned="4" table:number-rows-spanned="1">
            <draw:control draw:z-index="9" draw:name="Controle 13" draw:style-name="gr5" draw:text-style-name="P2" svg:width="7.98cm" svg:height="0.899cm" svg:x="0cm" svg:y="0cm" draw:control="control11"/>
          </table:table-cell>
          <table:covered-table-cell table:number-columns-repeated="3"/>
          <table:table-cell/>
          <table:table-cell table:style-name="ce12" office:value-type="string" calcext:value-type="string">
            <text:p>Círculo</text:p>
          </table:table-cell>
          <table:table-cell table:style-name="ce12" office:value-type="string" calcext:value-type="string" table:number-columns-spanned="3" table:number-rows-spanned="1">
            <text:p>Testando 5</text:p>
          </table:table-cell>
          <table:covered-table-cell table:number-columns-repeated="2" table:style-name="ce12"/>
          <table:table-cell table:number-columns-repeated="2" table:style-name="ce12" office:value-type="string" calcext:value-type="string">
            <text:p>15</text:p>
          </table:table-cell>
          <table:table-cell table:style-name="ce12"/>
          <table:table-cell table:style-name="ce45" office:value-type="string" calcext:value-type="string" table:number-columns-spanned="3" table:number-rows-spanned="1">
            <text:p>15</text:p>
          </table:table-cell>
          <table:covered-table-cell table:number-columns-repeated="2" table:style-name="ce48"/>
          <table:table-cell table:style-name="ce46" office:value-type="string" calcext:value-type="string">
            <text:p>X</text:p>
          </table:table-cell>
          <table:table-cell table:number-columns-repeated="1008"/>
        </table:table-row>
        <table:table-row table:style-name="ro1">
          <table:table-cell table:style-name="ce8" table:number-columns-spanned="4" table:number-rows-spanned="1"/>
          <table:covered-table-cell table:number-columns-repeated="3"/>
          <table:table-cell/>
          <table:table-cell table:style-name="ce12" office:value-type="string" calcext:value-type="string">
            <text:p>Triângulo</text:p>
          </table:table-cell>
          <table:table-cell table:style-name="ce12" office:value-type="string" calcext:value-type="string" table:number-columns-spanned="3" table:number-rows-spanned="1">
            <text:p>Testando 4</text:p>
          </table:table-cell>
          <table:covered-table-cell table:number-columns-repeated="2" table:style-name="ce12"/>
          <table:table-cell table:number-columns-repeated="2" table:style-name="ce12" office:value-type="string" calcext:value-type="string">
            <text:p>20</text:p>
          </table:table-cell>
          <table:table-cell table:style-name="ce12"/>
          <table:table-cell table:style-name="ce45" office:value-type="string" calcext:value-type="string" table:number-columns-spanned="3" table:number-rows-spanned="1">
            <text:p>20</text:p>
          </table:table-cell>
          <table:covered-table-cell table:number-columns-repeated="2" table:style-name="ce48"/>
          <table:table-cell table:style-name="ce46" office:value-type="string" calcext:value-type="string">
            <text:p>X</text:p>
          </table:table-cell>
          <table:table-cell table:number-columns-repeated="1008"/>
        </table:table-row>
        <table:table-row table:style-name="ro1">
          <table:table-cell table:style-name="ce8" table:number-columns-spanned="4" table:number-rows-spanned="1"/>
          <table:covered-table-cell table:number-columns-repeated="3"/>
          <table:table-cell/>
          <table:table-cell table:style-name="ce12" office:value-type="string" calcext:value-type="string">
            <text:p>Retângulo</text:p>
          </table:table-cell>
          <table:table-cell table:style-name="ce12" office:value-type="string" calcext:value-type="string" table:number-columns-spanned="3" table:number-rows-spanned="1">
            <text:p>Testando 3</text:p>
          </table:table-cell>
          <table:covered-table-cell table:number-columns-repeated="2" table:style-name="ce12"/>
          <table:table-cell table:number-columns-repeated="3" table:style-name="ce12" office:value-type="string" calcext:value-type="string">
            <text:p>20</text:p>
          </table:table-cell>
          <table:table-cell table:style-name="ce45" office:value-type="string" calcext:value-type="string" table:number-columns-spanned="3" table:number-rows-spanned="1">
            <text:p>20</text:p>
          </table:table-cell>
          <table:covered-table-cell table:number-columns-repeated="2" table:style-name="ce48"/>
          <table:table-cell table:style-name="ce46" office:value-type="string" calcext:value-type="string">
            <text:p>X</text:p>
          </table:table-cell>
          <table:table-cell table:number-columns-repeated="1008"/>
        </table:table-row>
        <table:table-row table:style-name="ro1">
          <table:table-cell table:style-name="ce9" table:number-columns-spanned="4" table:number-rows-spanned="1">
            <draw:control draw:z-index="8" draw:name="Controle 11" draw:style-name="gr2" draw:text-style-name="P2" svg:width="7.98cm" svg:height="0.899cm" svg:x="0cm" svg:y="0cm" draw:control="control10"/>
          </table:table-cell>
          <table:covered-table-cell table:number-columns-repeated="3"/>
          <table:table-cell/>
          <table:table-cell table:style-name="ce12" office:value-type="string" calcext:value-type="string">
            <text:p>Quadrado</text:p>
          </table:table-cell>
          <table:table-cell table:style-name="ce12" office:value-type="string" calcext:value-type="string" table:number-columns-spanned="3" table:number-rows-spanned="1">
            <text:p>Testando 2</text:p>
          </table:table-cell>
          <table:covered-table-cell table:number-columns-repeated="2" table:style-name="ce12"/>
          <table:table-cell table:number-columns-repeated="2" table:style-name="ce12" office:value-type="string" calcext:value-type="string">
            <text:p>20</text:p>
          </table:table-cell>
          <table:table-cell table:style-name="ce12"/>
          <table:table-cell table:style-name="ce45" office:value-type="string" calcext:value-type="string" table:number-columns-spanned="3" table:number-rows-spanned="1">
            <text:p>20</text:p>
          </table:table-cell>
          <table:covered-table-cell table:number-columns-repeated="2" table:style-name="ce48"/>
          <table:table-cell table:style-name="ce46" office:value-type="string" calcext:value-type="string">
            <text:p>X</text:p>
          </table:table-cell>
          <table:table-cell table:number-columns-repeated="1008"/>
        </table:table-row>
        <table:table-row table:style-name="ro1">
          <table:table-cell table:style-name="ce9" table:number-columns-spanned="4" table:number-rows-spanned="1">
            <draw:control draw:z-index="17" draw:name="Controle 17" draw:style-name="gr4" draw:text-style-name="P2" svg:width="7.98cm" svg:height="0.9cm" svg:x="0cm" svg:y="0cm" draw:control="control18"/>
          </table:table-cell>
          <table:covered-table-cell table:number-columns-repeated="3"/>
          <table:table-cell/>
          <table:table-cell table:style-name="ce12" office:value-type="string" calcext:value-type="string">
            <text:p>Círculo</text:p>
          </table:table-cell>
          <table:table-cell table:style-name="ce12" office:value-type="string" calcext:value-type="string" table:number-columns-spanned="3" table:number-rows-spanned="1">
            <text:p>Testando 1</text:p>
          </table:table-cell>
          <table:covered-table-cell table:number-columns-repeated="2" table:style-name="ce12"/>
          <table:table-cell table:number-columns-repeated="2" table:style-name="ce12" office:value-type="string" calcext:value-type="string">
            <text:p>20</text:p>
          </table:table-cell>
          <table:table-cell table:style-name="ce12"/>
          <table:table-cell table:style-name="ce45" office:value-type="string" calcext:value-type="string" table:number-columns-spanned="3" table:number-rows-spanned="1">
            <text:p>20</text:p>
          </table:table-cell>
          <table:covered-table-cell table:number-columns-repeated="2" table:style-name="ce48"/>
          <table:table-cell table:style-name="ce46" office:value-type="string" calcext:value-type="string">
            <text:p>X</text:p>
          </table:table-cell>
          <table:table-cell table:number-columns-repeated="1008"/>
        </table:table-row>
        <table:table-row table:style-name="ro1" table:number-rows-repeated="1048555">
          <table:table-cell table:number-columns-repeated="1024"/>
        </table:table-row>
        <table:table-row table:style-name="ro2">
          <table:table-cell table:number-columns-repeated="1024"/>
        </table:table-row>
      </table:table>
      <table:table table:name="FornosArmazenados" table:style-name="ta1" table:protected="true" table:protection-key="btWDPPNShuv4Zit7WUnw10K77D8=" table:protection-key-digest-algorithm="http://www.w3.org/2000/09/xmldsig#sha1">
        <loext:table-protection loext:select-protected-cells="true" loext:select-unprotected-cells="true"/>
        <table:table-column table:style-name="co17" table:default-cell-style-name="Default"/>
        <table:table-column table:style-name="co17" table:number-columns-repeated="4" table:default-cell-style-name="ce47"/>
        <table:table-row table:style-name="ro3">
          <table:table-cell office:value-type="string" calcext:value-type="string">
            <text:p>Forno: <text:s/>Comprimento = 100, Largura = 100, Altura = 100</text:p>
          </table:table-cell>
          <table:table-cell table:number-columns-repeated="3" office:value-type="string" calcext:value-type="string">
            <text:p>100</text:p>
          </table:table-cell>
          <table:table-cell office:value-type="string" calcext:value-type="string">
            <text:p>50</text:p>
          </table:table-cell>
        </table:table-row>
      </table:table>
      <table:named-expressions>
        <table:named-range table:name="itemsListHeader" table:base-cell-address="$Forno.$F$13" table:cell-range-address="$Forno.$F$11:.$P$12"/>
        <table:named-range table:name="itemsListTitle" table:base-cell-address="$Forno.$F$10" table:cell-range-address="$Forno.$F$10:.$N$10"/>
        <table:named-range table:name="mergedAltura" table:base-cell-address="$Forno.$A$5" table:cell-range-address="$Forno.$A$7:.$B$7"/>
        <table:named-range table:name="mergedAlturaInput" table:base-cell-address="$Forno.$A$5" table:cell-range-address="$Forno.$C$7:.$D$7"/>
        <table:named-range table:name="mergedComprimento" table:base-cell-address="$Forno.$A$5" table:cell-range-address="$Forno.$A$9:.$B$9"/>
        <table:named-range table:name="mergedComprimentoInput" table:base-cell-address="$Forno.$Q$4" table:cell-range-address="$Forno.$C$9:.$D$9"/>
        <table:named-range table:name="mergedDescricao" table:base-cell-address="$Forno.$A$5" table:cell-range-address="$Forno.$A$6:.$B$6"/>
        <table:named-expression table:name="mergedDescricaoInput" table:base-cell-address="$Forno.$A$5" table:expression="#REF!"/>
        <table:named-range table:name="mergedFornoInput" table:base-cell-address="$Forno.$N$7" table:cell-range-address="$Forno.$N$7:.$P$7"/>
        <table:named-range table:name="mergedLargura" table:base-cell-address="$Forno.$A$5" table:cell-range-address="$Forno.$A$8:.$B$8"/>
        <table:named-range table:name="mergedLarguraInput" table:base-cell-address="$Forno.$A$5" table:cell-range-address="$Forno.$C$8:.$D$8"/>
        <table:named-range table:name="mergedNovoFornoInput" table:base-cell-address="$Forno.$N$2" table:cell-range-address="$Forno.$N$2:.$P$2"/>
        <table:named-range table:name="mergedTipo" table:base-cell-address="$Forno.$A$5" table:cell-range-address="$Forno.$A$5:.$B$5"/>
        <table:named-range table:name="mergedTipoInput" table:base-cell-address="$Forno.$A$5" table:cell-range-address="$Forno.$C$5:.$D$5"/>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2-14">00/00/0000</text:date>, <text:time style:data-style-name="N2" text:time-value="18:44:12.805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6T16:30:16.279187681</meta:creation-date>
    <meta:generator>LibreOffice/7.5.8.2$Windows_X86_64 LibreOffice_project/f718d63693263970429a68f568db6046aaa9df01</meta:generator>
    <dc:date>2023-12-14T18:47:28.923000000</dc:date>
    <meta:editing-duration>P6DT3H14M50S</meta:editing-duration>
    <meta:editing-cycles>6549</meta:editing-cycles>
    <meta:document-statistic meta:table-count="2" meta:cell-count="98" meta:object-count="21"/>
  </office:meta>
</office:document-meta>
</file>

<file path=Basic/Standard/ConstantsAndGlobals.xml><?xml version="1.0" encoding="utf-8"?>
<!DOCTYPE module  PUBLIC '-//OpenOffice.org//DTD OfficeDocument 1.0//EN'  'module.dtd'>
<script:module xmlns:script="http://openoffice.org/2000/script" script:name="ConstantsAndGlobals" script:language="StarBasic" script:moduleType="normal">REM  *****  BASIC  *****

'Cell Ranges that are named
Global Const pieceTypeNamedRange = "mergedTipo"
Global Const pieceTypeInputNamedRange = "mergedTipoInput"
Global Const pieceHeightNamedRange = "mergedAltura"
Global Const pieceHeightInputNamedRange = "mergedAlturaInput"
Global Const desciptionNamedRange = "mergedDescricao"
Global Const descriptionInputNamedRange = "mergedDescricaoInput"
Global Const widthNamedRange = "mergedLargura"
Global Const widthInputNamedRange = "mergedLarguraInput"
Global Const lenthNamedRange = "mergedComprimento"
Global Const lenthInputNamedRange = "mergedComprimentoInput"
Global Const listItensTitleNamedRange = "itemsListTitle"
Global Const listItensHeaderNamedRange = "itemsListHeader"
Global Const kilnDBHeaderNamedRange = "kilnStorageHeader"

Global Const typeCircle = "Círculo"
Global Const typeSquare = "Quadrado"
Global Const typeRectangle = "Retângulo"
Global Const typeTriangle = "Triângulo"


Global Const headerLableType = "Tipo"
Global Const headerLableDescription = "Descrição"
Global Const headerLableDimension = "Dimensões (cm)"
Global Const headerLableAmount = "Quantidade"
Global Const headerLableExclude = "Excluir"

Global Const subHeaderLableHeight = "Alt"
Global Const subHeaderLableWidth = "Larg"
Global Const subHeaderLableLength = "Comp"

'Buttons Names Prefixes
Global Const buttonPrefix = "botao"
'Global Const buttonIncrementPrefix = "botaoIncremento"
'Global Const buttonDecrementPrefix = "botaoDecremento"
'Global Const buttonTrashPrefix = "botaoLixo"


Global Const buttonCreateKiln = "botaoCriarForno"
Global Const buttonEditKiln = "botaoEditarForno"
Global Const buttonSaveKilnEdition = "botaoSalvarAltForno"
Global Const buttonEraseKiln = "botaoApagarForno"
Global Const buttonCancelKilnEdition = "botaoCancelarAltForno"
Global Const buttonEditLsit = "botaoEditarPeca"
Global Const buttonSaveListEdition = "botaoSalvarEdicaoPeca"
Global Const buttonCircle = "botaoCirculo"
'listBoxObj name
Global Const listBoxName = "escolheForno"


'App images directory name
'Global Const imgDirectoryName = "images"
'Button Images Names
'Global Const imgButtonIncrement = "incrementar_item.png"
'Global Const imgButtonDecrement = "decrementar_item.png"
'Global Const imgButtonTrash = "img_lixo.png"

'Prefix for kilns names
Global Const kilnNamePrefix = "Forno"
Global Const kilnSheetDBName = "FornosArmazenados"

Global Const solverExecutableName = "solve"

'
'Global Const defaultProtectSelection = "$Forno.$F$6"

'Sheet protection password
Global Const protectionPassword = "123456"


'Global Variables
Global nItems As Integer
Global lastListButtonIndex As Integer
'Global mousePressed As Boolean
'Global comboListOpen As Boolean

'Allow or block execution on a cell click
Global canChange As Boolean

'Execution controllers
Global changingKilnData As Boolean
Global solvingKilnProblem As Boolean
Global excludingRow As Boolean
Global isAdding As Boolean

'colors
Global editableBGColor As Long
Global nonEditableBGColor As Long
Global lableBGColor As Long
Global excludeBGColor As Long
Global redColor As Long
Global whiteColor As Long

'files
Global pathLastModifiedList As String


Global Const editableInputsRanges = "$C$6:$D$6,$C$7:$D$7,$C$8:$D$8,$C$9:$D$9,$H$2,$J$2:$K$2,$N$2:$P$2,$H$3:$P$3,$H$7,$J$7:$K$7,$N$7:$P$7,$H$8:$P$8"

Function UnlockEditableCells()

	inputsRanges = Split(editableInputsRanges, ",")
	For i = 0 To UBound(inputsRanges)
		range = inputsRanges(i)
		rangeObj = GetCurrentSheet().GetCellRangeByName(range)
		UnlockCell(rangeObj)
	Next i

End Function


Function CellIsInEditableInput(cellObj As Object) As Boolean

	inputsRanges = Split(editableInputsRanges, ",")
	For i = 0 To UBound(inputsRanges)
		range = inputsRanges(i)
		firstCellName = Split(range, ":")(0)
		firstCellFromRange = GetCellObjectByName(firstCellName)
		If (IsInRange(cellObj, range)) Then
			If (Not IsProtected(firstCellFromRange)) Then
				CellIsInEditableInput = True
				Exit Function
			EndIf
		EndIf
	Next i
	
	CellIsInEditableInput = False

End Function


Function GetEditableInputRangeFromCell(cellObj As Object) As Object

	inputsRanges = Split(editableInputsRanges, ",")
	For i = 0 To UBound(inputsRanges)
		range = inputsRanges(i)
		If (IsInRange(cellObj, range)) Then
			rangeObj = GetCurrentSheet().GetCellRangeByName(range)
			GetEditableInputRangeFromCell = rangeObj
			Exit Function
		EndIf
	Next i

End Function


'Execution control functions

'Set solver execution control (solvingKilnProblem = True)
Function StartedSolvingKilnProblem()
	solvingKilnProblem = True
End Function

'Reset solver execution control (solvingKilnProblem = False)
Function EndedSolvingKilnProblem()
	solvingKilnProblem = False
End Function

'Return wheter the solver is executing
Function IsSolvingKilnProblem() As Boolean
	IsSolvingKilnProblem = solvingKilnProblem
End Function


'Set kiln edition status control (solvingKilnProblem = True)
Function ChangeKilnDataStart()
	changingKilnData = True
End Function

'Reset kiln edition status control (solvingKilnProblem = True)
Function ChangeKilnDataEnd()
	changingKilnData = False
End Function

'Return wheter a kiln is being editted or not
Function IsChangingKiln() As Boolean
	IsChangingKiln = changingKilnData
End Function


Function ExcludingRowStart() 
	excludingRow = True
End Function

Function ExcludingRowEnd()
	excludingRow = False
End Function


Function IsExcluding() As Boolean
	IsExcluding = excludingRow
End Function



'If there is no execution control set, than another action can be executed
Function CanExecuteAction() As Boolean
	CanExecuteAction = (Not IsChangingKiln()) And (Not IsSolvingKilnProblem()) And (Not IsExcluding())
End Function


'Set colors RGB values
Function SetColors()

	editableBGColor = RGB(152, 194, 226)
	nonEditableBGColor = RGB(115, 163, 199)	
	lableBGColor = RGB(71, 129, 173)
	excludeBGColor = RGB(238, 102, 70)	
	redColor = RGB(255, 0, 0)
	whiteColor = RGB(255, 255, 255)
	
End Function

'Set the values for the global variables
Function SetGlobalVariables()
'	mousePressed = False
'	comboListOpen = False

	'Set colors
	SetColors()
	
	'Set files paths variables
	pathLastModifiedList = ""
	
	canChange = True
	actionsAreBlocked = False
	excludingRow = False
	isAdding = False

	
	If (Not SheetExists(kilnSheetDBName)) Then
		CreateKilnSheet()
	EndIf
	
	'Count number of items	
	UpdateItemsCounters()
	
End Function


'Set the start values of the GUI
Function SetGUIData()

	sStartXKeyHandler()

	UnlockEditableCells()

	'Set type of inserted piece as circle and set all inputs to ""
	button = GetButtonByName(buttonCircle)
	btnCellAddress = GetButtonLocation(button)
	buttonCell = GetCellObjectByName(btnCellAddress)
	ThisComponent.getCurrentController().Select(buttonCell)
	ReadyInputsForAdd(buttonCell, typeCircle)
	
	'Clean inputs for new kiln
	btnCreateKiln = GetButtonByName(buttonCreateKiln)
	buttonCell = GetCellObjectByName(GetButtonLocation(btnCreateKiln))
	cellLableComprimento = GetCellPreviousRowSameColumn(buttonCell)
	cellLableComprimento = GetCellSameRowPreviousColumn(cellLableComprimento)
	cellLableComprimento = GetCellPreviousRowSameColumn(cellLableComprimento)
	CleanKilnInputs(cellLableComprimento)
	
	'Unchoose Kiln
	btnSaveKilnEdition = GetButtonByName(buttonEditKiln)
	buttonCell = GetCellObjectByName(GetButtonLocation(btnSaveKilnEdition))
	cellLableComprimento = GetCellPreviousRowSameColumn(buttonCell)
	cellLableComprimento = GetCellSameRowPreviousColumn(cellLableComprimento)
	cellLableComprimento = GetCellPreviousRowSameColumn(cellLableComprimento)
	CleanKilnInputs(cellLableComprimento)
	SelectEmptyKiln()
	DisableKilnEdition()
	
	EnableAllButtons()
	
	SetZeroAllItems()
	
End Function


Function SetEndingValues()

	sStopXKeyHandler()

End Function


'Set the global variables and initial configurations when file is opened
Sub SetInitialValues()

	PrepareExecution()
	
	SetGlobalVariables()
	SetGUIData()

	FinishExecution()

End Sub
</script:module>
</file>

<file path=Basic/Standard/ExecuteClickAction.xml><?xml version="1.0" encoding="utf-8"?>
<!DOCTYPE module  PUBLIC '-//OpenOffice.org//DTD OfficeDocument 1.0//EN'  'module.dtd'>
<script:module xmlns:script="http://openoffice.org/2000/script" script:name="ExecuteClickAction" script:language="StarBasic" script:moduleType="normal">
Function AdjustListEditableRangeStyle(cell As Object, listFirstRow As Integer, listLastRow As Integer, firstColumn As Integer, lastColumn As Integer)

	range = GetRangeByIndex(listFirstRow, listLastRow, firstColumn, lastColumn)
	If (Not IsProtected(range) And (Not isAdding)) Then
		If (IsInRange(cell, range.AbsoluteName)) Then
			rangeCell = GetCurrentSheet().GetCellRangeByName(cell.AbsoluteName).GetRangeAddress()
			For i = rangeCell.StartRow To rangeCell.EndRow
				lineRange = GetRangeByIndex(i, i, firstColumn, lastColumn)
				lineRange.merge(False)
				lineRange.merge(True)
				SetCellRangeFontStyle(lineRange)
				lineRange.CellBackColor = editableBGColor
			Next i
		EndIf
	EndIf
	

End Function


' Verify if piece amount is an integer value
Function VerifyValue(sourceCell As Object)

	UpdateItemsCounters()

	If CellIsInEditableInput(sourceCell) Then
	
		If sourceCell.IsMerged Then
			sourceCell.merge(False)
		EndIf
		
		rangeToMerge = GetEditableInputRangeFromCell(sourceCell)
		UnlockCell(rangeToMerge)
		rangeToMerge.merge(True)
		SetCellRangeFontStyle(sourceCell)
		sourceCell.CellBackColor = editableBGColor
	EndIf

	'Get the cell where the first piece amount is stored
	headerCell = GetFirstCellOfListHeader()
	
	fTypeColumn = GetCellColumnIndex(headerCell)
	headerCell = GetCellSameRowNextColumn(headerCell)
	lTypeColumn = GetCellColumnIndex(headerCell)-1
	
	fDescriptionColumn = GetCellColumnIndex(headerCell)
	headerCell = GetCellSameRowNextColumn(headerCell)	
	lDescriptionColumn = GetCellColumnIndex(headerCell)-1
	
	headerCell = GetCellNextRowSameColumn(headerCell)
	
	fHeightColumn = GetCellColumnIndex(headerCell)
	headerCell = GetCellSameRowNextColumn(headerCell)
	lHeightColumn = GetCellColumnIndex(headerCell)-1
	
	fWidthColumn = GetCellColumnIndex(headerCell)
	headerCell = GetCellSameRowNextColumn(headerCell)
	lWidthColumn = GetCellColumnIndex(headerCell)-1
	
	fLengthColumn = GetCellColumnIndex(headerCell)
	headerCell = GetCellSameRowNextColumn(headerCell)
	lLengthColumn = GetCellColumnIndex(headerCell)-1
	
	fAmountColumn = GetCellColumnIndex(headerCell)
	headerCell = GetCellSameRowNextColumn(headerCell)
	lAmountColumn = GetCellColumnIndex(headerCell)-1
	
	headerCell = GetCellNextRowSameColumn(headerCell)
	listFirstRow = GetCellRowIndex(headerCell)	
	listLastRow = listFirstRow + nItems - 1
	
	'Get first cell amount column and Row
	
	
	AdjustListEditableRangeStyle(sourceCell, listFirstRow, listLastRow, fDescriptionColumn, lDescriptionColumn)
	AdjustListEditableRangeStyle(sourceCell, listFirstRow, listLastRow, fHeightColumn, lHeightColumn)
	AdjustListEditableRangeStyle(sourceCell, listFirstRow, listLastRow, fWidthColumn, lWidthColumn)
	AdjustListEditableRangeStyle(sourceCell, listFirstRow, listLastRow, fLengthColumn, lLengthColumn)
	AdjustListEditableRangeStyle(sourceCell, listFirstRow, listLastRow, fAmountColumn, lAmountColumn)
	
	
	'Check if the input is a cell or a range
	isRange = False
	cellName = Split(sourceCell.AbsoluteName, ".")(1)
	cellSplittedName = Split(cellName, "$")
	If (UBound(cellSplittedName) &gt; 2) Then
		isRange = True
	EndIf
	
	'If it is a cell, verify if it is an integer value
	If (Not isRange) Then
		column = GetCellColumnIndex(sourceCell)
		row = GetCellRowIndex(sourceCell)
		
		If (row &gt;= listFirstRow And column = fAmountColumn) Then
			PrepareExecution()
			value = sourceCell.GetString()
	
			If Not IsIntegerNumber(value) Then
				If value &lt;&gt; "" Then
					InputMustBeANumberError(sourceCell)
				EndIf
				sourceCell.SetString("0")
			Else
				value = CInt(value)
				sourceCell.SetString(value)
				
			EndIf
			FinishExecution()
		EndIf
	Else
		rangeCells = Split(Split(sourceCell.AbsoluteName, ".")(1), ":")
		firstCell = GetCellObjectByName(rangeCells(0))
		firstCellColumn = GetCellColumnIndex(firstCell)
		firstCellRow = GetCellRowIndex(firstCell)
		
		lastCell = GetCellObjectByName(rangeCells(1))
		lastCellColumn = GetCellColumnIndex(lastCell)
		lastCellRow = GetCellRowIndex(lastCell)
		
		column = firstCellColumn
		While column &lt;= lastCellColumn
			row = firstCellRow
			While row &lt;= lastCellRow
				cell = GetCellObjectByIndex(row, column)
				VerifyValue(cell)
				cell = GetCellNextRowSameColumn(cell)
				row = GetCellRowIndex(cell)
			WEnd
			cell = GetCellSameRowNextColumn(cell)
			column = GetCellColumnIndex(cell)
		Wend
	EndIf
	
	RefreshByHiding()
	
End Function

'Activate when cell is selected
Function LockCellSelection()

	If (Not CanExecuteAction()) Then
		Exit Function
	EndIf

	cellObj = ThisComponent.CurrentSelection
	'Verify if it is a cell or a range
	isRange = False
	cellName = Split(cellObj.AbsoluteName, ".")(1)
	cellSplittedName = Split(cellName, "$")
	If (UBound(cellSplittedName) &gt; 2) Then
		isRange = True
	EndIf
	
'	protected = cellObj.CellProtection.IsLocked
'	defaultSelectionCell = GetCellObjectByName(defaultProtectSelection)
	
	'if it is a cell
	If (Not isRange And canChange) Then
		'If the cell must act as a button, executes its action
		If (CellIsButton(cellObj)) Then
			canChange = False
			cellDst = GetCellSameRowNextColumn(cellObj)
			sheet = GetSheetByName(kilnNamePrefix)
			cellRange = sheet.getCellRangeByName(cellDst.AbsoluteName)
			controller = ThisComponent.GetCurrentController()
			controller.Select(cellRange)
			ExecuteCellAction(cellObj)
		'ElseIf (protected And defaultSelectionCell.AbsoluteName &lt;&gt; cellObj.AbsoluteName And canChange) Then
			'canChange = False
			'sheet = GetSheetByName(kilnNamePrefix)
			'cellRange = sheet.getCellRangeByName(defaultSelectionCell.AbsoluteName)
			'controller = ThisComponent.GetCurrentController()
			'controller.Select(cellRange)
			'canChange = True
			
		EndIf
		canChange = True
	EndIf

End Function


'Verify if a cell must act as a button
Function CellIsButton(cell As Object) As Boolean
	'update pieces counter
	UpdateItemsCounters()
	
	On Error GoTo NotACell
		'Get cell row and column
		
		cName = cell.AbsoluteName
		
		If cName = "" Then
			CellIsButton = False
			Exit Function
		EndIf
		
		cellRow = GetCellRowIndex(cell)
		cellColumn = GetCellColumnIndex(cell)
		
		'Verify if the cell is the Exclusion cell of a row
		headerCell = GetLastCellOfListHeader()
		column = GetCellColumnIndex(headerCell)

		listFirstRow = GetCellRowIndex(GetCellNextRowSameColumn(headerCell))
		If (cellRow &gt;= listFirstRow And cellRow &lt;= listFirstRow+nItems-1 And cellColumn = column) Then
			CellIsButton = True
			Exit Function
		EndIf
		'If it does not have to act as a button, return false
		CellIsButton = False
		Exit Function
	NotACell:
		CellIsButton = False
		Exit Function
	
End Function

'Execute a macro of a cell
Function ExecuteCellAction(cell As Object)

	PrepareExecution()
	DisableAllButtons()
	ExcludingRowStart()

	'update pieces counter
	UpdateItemsCounters()

	'Get cell row and column
	cellRow = GetCellRowIndex(cell)
	cellColumn = GetCellColumnIndex(cell)
	
	'If the cell is an exclusion cell of a piece, removes it
	headerCell = GetLastCellOfListHeader()
	column = GetCellColumnIndex(headerCell)
	listFirstRow = GetCellRowIndex(GetCellNextRowSameColumn(headerCell))
	If (cellRow &gt;= listFirstRow And cellRow &lt;= listFirstRow+nItems-1 And cellColumn = column) Then
'		RemoveItemLine(cell)
		RemoveItemFromList(cell)
		ExcludingRowEnd()
		EnableAllButtons()
		FinishExecution()
		Exit Function
	EndIf
	
	ExcludingRowEnd()
	EnableAllButtons()
	FinishExecution()
	
End Function

'Set the selection to the button cell
Function SetSelectionToButtonCell(buttonShape As Object)

	button = buttonShape.Source.Model	
	buttonCellAddr = GetButtonLocation(button)
	buttonCell = GetCellObjectByName(buttonCellAddr)
	ThisComponent.getCurrentController().Select(buttonCell)


End Function

Function GetButtonCell(buttonShape As Object)

	button = buttonShape.Source.Model	
	buttonCellAddr = GetButtonLocation(button)
	buttonCell = GetCellObjectByName(buttonCellAddr)
	GetButtonCell = buttonCell

End Function


Function SetSelectionToListBoxCell()

	listBoxObj = GetKilnListBox()
	boundCell = GetKilnListBoundCell()
	ThisComponent.getCurrentController().Select(boundCell)

End Function




'Button 'Adicionar Item' action: Add an item to the list
Function AddItem(buttonShape As Object)

	PrepareExecution()
	DisableAllButtons()
	isAdding = True
	'Set current selection to button cell
	SetSelectionToButtonCell(buttonShape)
	
	'Get the cell where the button is
	buttonCell = GetButtonCell(buttonShape)
	
	'Add the piece if all input data is correct
	AddItemToList(buttonCell)
	
	'Enable AddItem button
'	button.Enabled = True
	
	isAdding = False
	EnableAllButtons()
	FinishExecution()
	
End Function

'Button circle action: Set the lables and inputs for reading an circle data
Function CircleSelected(buttonShape As Object)
	PrepareExecution()	
	DisableAllButtons()

	SetSelectionToButtonCell(buttonShape)
	buttonCell = GetButtonCell(buttonShape)
	ReadyInputsForAdd(buttonCell, typeCircle)
	
	EnableAllButtons()
	FinishExecution()
	
End Function


'Button square action: Set the lables and inputs for reading an square data
Function SquareSelected(buttonShape As Object)
	
	PrepareExecution()	
	DisableAllButtons()

	
	SetSelectionToButtonCell(buttonShape)
	buttonCell = GetButtonCell(buttonShape)
	
	ReadyInputsForAdd(buttonCell, typeSquare)

	EnableAllButtons()
	FinishExecution()

End Function


'Button rectangle action: Set the lables and inputs for reading an rectangle data
Function RectangleSelected(buttonShape As Object)

	PrepareExecution()	
	DisableAllButtons()


	SetSelectionToButtonCell(buttonShape)
	buttonCell = GetButtonCell(buttonShape)
	
	ReadyInputsForAdd(buttonCell, typeRectangle)

	EnableAllButtons()
	FinishExecution()
	
End Function


'Button triangle action: Set the lables and inputs for reading an triangle data
Function TriangleSelected(buttonShape As Object)

	PrepareExecution()	
	DisableAllButtons()

	SetSelectionToButtonCell(buttonShape)
	buttonCell = GetButtonCell(buttonShape)
	
	ReadyInputsForAdd(buttonCell, typeTriangle)

	EnableAllButtons()
	FinishExecution()
		
End Function

'Add a kiln to kiln sheet
Function StoreKiln(buttonShape As Object)
	'Avoid more clicks in button
	
	PrepareExecution()
	DisableAllButtons()
	
	'Set current selection to button cell
	SetSelectionToButtonCell(buttonShape)
	
	'Get the cell where the button is
	buttonCell = GetButtonCell(buttonShape)
	
	InsertKiln(buttonCell)
	
	EnableAllButtons()
	FinishExecution()
	
		
End Function

'Update the kiln list
Function ListKilns()
	
	PrepareExecution()
	
	SetSelectionToListBoxCell()
	listBoxObj = GetKilnListBox()
	If (listBoxObj.Dropdown) Then
		UpdateKilnList()
	EndIf
	
	FinishExecution()

End Function

'When a kiln is selected, set the kiln fields
Function KilnSelected()

	PrepareExecution()
	DisableAllButtons()

	SetSelectionToListBoxCell()

	listBoxObj = GetKilnListBox()	
	kilnName = listBoxObj.SelectedValue
	
	SetChosenKilnValues(kilnName)

	EnableAllButtons
	FinishExecution()
	
End Function


Function EditKilnButtonAction(buttonShape As Object)

	PrepareExecution()
	DisableAllButtons()
	SetSelectionToButtonCell(buttonShape)

	listBoxObj = GetKilnListBox()
	kilnName = listBoxObj.CurrentValue
	
	If (kilnName = "") Then
		MsgBox("Escolha um forno para alterar")
		EnableAllButtons()
		DisableKilnEdition()
		FinishExecution()
		Exit Function
	EndIf
	
	EnableKilnEdition()
	FinishExecution()
	
End Function


Function SaveKilnEdition(buttonShape As Objects)

	DisableKilnEdition()

	PrepareExecution()

	button = buttonShape.Source.Model
	buttonCell = GetButtonLocation(button)

	sheet = GetCurrentSheet()
	controller = ThisComponent.GetCurrentController()
	
	cellRange = sheet.getCellRangeByName(buttonCell)
	controller = ThisComponent.GetCurrentController()
	controller.Select(cellRange)

	form = sheet.DrawPage.Forms.GetByIndex(0)
	listBoxObj = form.GetByName(listBoxName)
	kilnName = listBoxObj.CurrentValue
	
	msgText = "Tem certeza que deseja alterar os dados do " &amp; kilnName &amp; "?"
	answer = MsgBox(msgText, MB_YESNO, "Alterar dados do Forno?")
	
	If (answer &lt;&gt; IDYES) Then
		EnableKilnEdition()
		FinishExecution()
		Exit Function
	EndIf
	
	kilnSheet = GetSheetByName(kilnSheetDBName)
	
	kilnCell = GetCellObjectByIndex(0, 0, kilnSheet.Name)
	
	While (kilnCell.GetString() &lt;&gt; kilnName)
		kilnCell = GetCellNextRowSameColumn(kilnCell)
	WEnd
	
	cellObj = GetCellObjectByName(buttonCell)
	
	cellObj = GetCellPreviousRowSameColumn(cellObj)
	supports = cellObj.GetString()
	supports = Split(supports, " ")

	cellSupports = cellObj
	
	For i = 0 To UBound(supports)
		If (Not IsIntegerNumber(supports(i))) Then
			cellSupportsName = Join(Split(Split(cellSupports.AbsoluteName, ".")(1), "$"), "")
			MsgBox("Os valores da célula " &amp; cellSupportsName  &amp; " devem ser composto por um ou mais números sem vírgula separados por espaço.")
			EnableKilnEdition()
			FinishExecution()
			Exit Function
		Else
			supports(i) = CInt(supports(i)) &amp; ""
		EndIf
	
	Next i 
	
	cellObj = GetCellPreviousRowSameColumn(cellObj)
	kilnLength = cellObj.GetString()
	
	cellLength = cellObj

	If (Not IsIntegerNumber(kilnLength)) Then
		SaveKilnEdition = InputMustBeANumberError(cellLength)
		EnableKilnEdition()
		FinishExecution()
		Exit Function
	Else
		kilnLength = CInt(kilnLength) &amp; ""
	EndIf
		
	cellObj = GetCellSameRowNextColumn(cellObj)
	cellObj = GetCellSameRowNextColumn(cellObj)
	kilnWidth = cellObj.GetString()
	
	cellWidth = cellObj
	If (Not IsIntegerNumber(kilnWidth)) Then
		SaveKilnEdition = InputMustBeANumberError(cellWidth)
		EnableKilnEdition()
		FinishExecution()
		Exit Function
	Else
		kilnWidth = CInt(kilnWidth) &amp; ""
	EndIf
	
	cellObj = GetCellSameRowNextColumn(cellObj)
	cellObj = GetCellSameRowNextColumn(cellObj)
	kilnHeight = cellObj.GetString()

	cellHeight = cellObj
	If (Not IsIntegerNumber(kilnHeight)) Then
		SaveKilnEdition = InputMustBeANumberError(cellHeight)
		EnableKilnEdition()
		FinishExecution()
		Exit Function
	Else
		kilnHeight = CInt(kilnHeight) &amp; ""
	EndIf
	
	kilnCellStart = kilnCell
	kilnCell = GetCellSameRowNextColumn(kilnCellStart)
	oldDataSize = 0
	While (kilnCell.GetString() &lt;&gt; "")
		kilnCell = GetCellSameRowNextColumn(kilnCell)
		oldDataSize = oldDataSize + 1
	WEnd
	
	kilnCell = GetCellSameRowNextColumn(kilnCellStart)
	Dim oldData(oldDataSize - 1) As String
	i = 0
	While (kilnCell.GetString() &lt;&gt; "")
		
		oldData(i) = kilnCell.GetString()
		i = i + 1
		
		kilnCell.SetString("")
		kilnCell = GetCellSameRowNextColumn(kilnCell)
		
	WEnd
	
	kilnCellStart.SetString("")
	
	numberOfSupports = UBound(supports) + 1
	Dim data(3+numberOfSupports) As String
	
	data(0) = kilnLength
	data(1) = kilnWidth
	data(2) = kilnHeight
	
	For i = 0 To UBound(supports)
		data(i+3) = supports(i)
	Next i
	
	If (Not CreateKilnRow(data)) Then
		CreateKilnRow(oldData)
		EnableKilnEdition()
		FinishExecution()
		Exit Function
	EndIf

	cellLength.SetString("")
	cellWidth.SetString("")
	cellHeight.SetString("")
	cellSupports.SetString("")
	
	SelectEmptyKiln()

	kilnName = GetKilnName(data(0), data(1), data(2))
	MsgBox("Alterações salvas. O forno foi renomeado para " &amp; kilnName)

	EnableAllButtons()
	FinishExecution()

End Function

Function CancelKilnEdition(buttonShape As Object)
	
	DisableKilnEdition()
	
	PrepareExecution()
	DisableAllButtons()

	SetSelectionToButtonCell(buttonShape)
	
	SelectEmptyKiln()

	EnableAllButtons()
	FinishExecution()

End Function


Function EraseKiln(buttonShape As Object)

	DisableKilnEdition()

	PrepareExecution()
	DisableAllButtons()

	button = buttonShape.Source.Model
	buttonCell = GetButtonLocation(button)

	sheet = GetCurrentSheet()
	cellRange = sheet.getCellRangeByName(buttonCell)
	controller = ThisComponent.GetCurrentController()
	controller.Select(cellRange)
	
	form = sheet.DrawPage.Forms.GetByIndex(0)
	listBoxObj = form.GetByName(listBoxName)
	kilnName = listBoxObj.CurrentValue
	
	msgText = "Tem certeza que deseja apagar o forno " &amp; kilnName &amp; "?"
	answer = MsgBox(msgText, MB_YESNO, "Apagar Forno?")
	
	If (answer &lt;&gt; IDYES) Then
		EnableKilnEdition()
		FinishExecution()	
		Exit Function
	EndIf
	
	kilnSheet = GetSheetByName(kilnSheetDBName)
	
	i = 0	
	kilnCell = GetCellObjectByIndex(i, 0, kilnSheet.Name)

	While (kilnCell.GetString() &lt;&gt; kilnName)
		i = i + 1
		kilnCell = GetCellObjectByIndex(i, 0, kilnSheet.Name)
	WEnd
	
	startColumn = 0
	endColumn = 1
	
	While (kilnCell.GetString() &lt;&gt; "")
		kilnCell = GetCellObjectByIndex(i, endColumn, kilnSheet.Name)
		endColumn = endColumn + 1
	WEnd
	
	RemoveCells(i, i, startColumn, endColumn, kilnSheetDBName)
	
	cellObj = GetCellObjectByName(buttonCell)
	
	cellObj = GetCellPreviousRowSameColumn(cellObj)
	supports = Split(supports, " ")

	cellObj.SetString("")
	
	cellObj = GetCellPreviousRowSameColumn(cellObj)
	cellObj.SetString("")
		
	cellObj = GetCellSameRowNextColumn(cellObj)
	cellObj = GetCellSameRowNextColumn(cellObj)
	cellObj.SetString("")
	
	cellObj = GetCellSameRowNextColumn(cellObj)
	cellObj = GetCellSameRowNextColumn(cellObj)
	cellObj.SetString("")
	
	listBoxObj.refresh()
	
	SelectEmptyKiln()
	
	MsgBox("Forno apagado.")

	EnableAllButtons()
	FinishExecution()

End Function


'Function RemoveItem(ev As com.sun.star.awt.ActionEvent)
'	PrepareExecution()
'	button = ev.Source.Model
'
'	cellName = GetButtonLocationByName(button.Name)
'	cellObj = GetCellObjectByName(cellName)
'	
'	RemoveItemLine(cellObj)
'	
'	FinishExecution()

'End Function


Function CleanListByRemoving(buttonShape As Object)

	PrepareExecution()
	DisableAllButtons()
	UpdateItemsCounters()

	If (nItems = 0) Then
		MsgBox("Não há items para remover")
		EnableAllButtons()
		FinishExecution()
		Exit Function
	EndIf
	
	answer = MsgBox("Tem certeza que deseja APAGAR TODAS as peças permanentemente?", MB_YESNO, "APAGAR TODAS AS PEÇAS?")
	
	If (answer &lt;&gt; IDYES) Then
		FinishExecution()
		EnableAllButtons()
		Exit Function
	EndIf


	button = buttonShape.Source.Model
	btnCellAddress = GetButtonLocation(button)
	buttonCell = GetCellObjectByName(btnCellAddress)
	ThisComponent.getCurrentController().Select(buttonCell)

	RemoveAllItems()

	EnableAllButtons()
	FinishExecution()

End Function


Function CleanList(buttonShape As Object)

	PrepareExecution()
	DisableAllButtons()
	UpdateItemsCounters()

	If (nItems = 0) Then
		MsgBox("Não há items para zerar")
		FinishExecution()
		Exit Function
	EndIf
	
	answer = MsgBox("Tem certeza que deseja zerar a quantidade de todas as peças?", MB_YESNO, "Zerar todas as quantidades?")
	
	If (answer &lt;&gt; IDYES) Then
		EnableAllButtons()
		FinishExecution()
		Exit Function
	EndIf


	button = buttonShape.Source.Model
	btnCellAddress = GetButtonLocation(button)
	buttonCell = GetCellObjectByName(btnCellAddress)
	ThisComponent.getCurrentController().Select(buttonCell)

	SetZeroAllItems()

	EnableAllButtons()
	FinishExecution()

End Function


Function WriteList(buttonShape As Object) As String
	
	PrepareExecution()
	DisableAllButtons()

	UpdateItemsCounters()
	
	textToWrite = GetCurrentListAsString()
	
	If textToWrite = "" Then
		EnableAllButtons()
		FinishExecution()
		Stop
	EndIf
	
	SetSelectionToButtonCell(buttonShape)
	
'	filePath = GetSaveAsFilePathFromUser("Salvar Lista como", GetSavedListsPath())
	
	canceled = False
	picked = False
	
	While ((Not canceled) And (Not picked))
		filePath = GetSavedListsPath()
		fileName = InputBox("Digite o nome do arquivo (não utilize acentos)", "Escolha o nome do arquivo.")
		filePath = filePath &amp; fileName
		
		If (Right(filePath, 4) &lt;&gt; ".txt") Then
			filePath = filePath &amp; ".txt"
		EndIf

		If (fileName = "") Then
			canceled = True
		ElseIf (Not cancelado And PathHasSpaceOrAccentedLetter(filePath)) Then
			MsgBox("Erro: acento ou espaço encontrado no nome do arquivo.")
			fileName = InputBox("Digite o nome do arquivo (não utilize acentos nem espaços).", "Escolha o nome do arquivo.")
		ElseIf (ExistsFile(filePath)) Then
			answer = MsgBox("Arquivo já existente. Deseja sobrescrever?", MB_YESNO)
			If (answer = IDYES) Then
				picked = True
			EndIf
		Else
			picked = True
		EndIf
	WEnd


'	pathToFile = SplitPath(filePath)
'	Redim Preserve pathToFile(UBound(pathToFile)-1)
'	pathToFile = JoinPath(pathToFile)
'
'	While ((pathToFile &lt;&gt; GetSavedListsPath()) And (Not canceled))
'		If (filePath = "") Then
'			canceled = True
'		Else
'			pathToFile = SplitPath(filePath)
'			Redim Preserve pathToFile(UBound(pathToFile)-1)
'			pathToFile = JoinPath(pathToFile)
'			MsgBox("Erro! Configuração de peças só podem ser salvas no diretório inicial!")		
'			filePath = GetSaveAsFilePathFromUser("Salvar Lista como", GetSavedListsPath())
'		EndIf
'	Wend
	
	If (canceled) Then
		MsgBox("Operação Cancelada! Nome do arquivo é necessário para salvar a lista.")
		EnableAllButtons()
		FinishExecution()
		Stop
	EndIf

	WriteTextFile(filePath, textToWrite)
	pathString = ConvertASCIIPathAccentedLetters(filePath)
	MsgBox("Arquivo salvo em " &amp; pathString &amp; ".")
	
	pathLastModifiedList = filePath
	WriteList = filePath

	EnableAllButtons()
	FinishExecution()
	
End Function


Function WriteListLastOpened(buttonShape As Object)

	PrepareExecution()
	DisableAllButtons()

	UpdateItemsCounters()
	
	SetSelectionToButtonCell(buttonShape)
	
	textToWrite = GetCurrentListAsString()
	
	If textToWrite = "" Then
		EnableAllButtons()
		FinishExecution()
		Stop
	EndIf
	
'	filePath = GetSaveAsFilePathFromUser("Salvar Lista como", GetSavedListsPath())
	
	canceled = False
	picked = False
		
	If Replace(pathLastModifiedList, " ", "") = "" Then
		MsgBox("Nenhum arquivo de configuração foi aberto desde a inicialização da aplicação ou após a exclusão da última configuração. Escolha um novo nome para o arquivo.")
		pathLastModifiedList = WriteList(buttonShape)
	Else
		pathString = ConvertASCIIPathAccentedLetters(pathLastModifiedList)
		fileName = SplitPath(pathString)(UBound(SplitPath(pathString)))

		answer = MsgBox("Tem certeza que deseja sobrescrever a última lista carregada/salva (" &amp; fileName &amp; ")?", MB_YESNO)
		If (answer &lt;&gt; IDYES) Then
			MsgBox("Operação cancelada.")
			EnableAllButtons()
			FinishExecution()
			Exit Function
		EndIf

		WriteTextFile(pathLastModifiedList, textToWrite)
		MsgBox("Arquivo salvo em " &amp; pathString &amp; ".")
	EndIf
	
	EnableAllButtons()
	FinishExecution()
	
End Function



Function ReadList(buttonShape As Object)

	PrepareExecution()
	DisableAllButtons()	
	
	SetSelectionToButtonCell(buttonShape)
	
	filePath = GetFileToReadPathFromUser("Escolha a configuração a ser carregada", GetSavedListsPath())

	If (filePath = "") Then
		MsgBox("Operação Cancelada! Arquivo não selecionado.")
		EnableAllButtons()
		FinishExecution()	
		Exit Function
	EndIf
	
	UpdateItemsCounters()
	
	answer = IDYES
	If (nItems &gt; 0) Then
		msgText = "Abrir uma configuração irá apagar os dados presentes na configuração atual. Deseja continuar mesmo assim?"
		answer = MsgBox(msgText, MB_YESNO, "Abrir outra configuração?")
	EndIf
	
	If (answer &lt;&gt; IDYES) Then
		EnableAllButtons()
		FinishExecution()
		Exit Function
	EndIf

	
	textItems = ReadTextFile(filePath)

	itemsStr = Split(textItems, Chr(10))
	
	cell = GetFirstCellOfListHeader()
	cell = GetCellNextRowSameColumn(cell)
	row = GetCellRowIndex(cell)

	RemoveAllItems()

	AddListOfItems(itemsStr)
	
	'For i = 0 To UBound(itemsStr)
	'	item = Split(itemsStr(i), " ")
	'	itemAmount = item(UBound(item))
	'	Redim Preserve item(UBound(item) - 1)
	'	InsertInListAtStart(item)
	'	SetItemAmount(row, itemAmount)
	'Next i
	
	pathLastModifiedList = filePath
	
	EnableAllButtons()
	FinishExecution()

End Function


Function EraseSavedList(buttonShape As Object)

	PrepareExecution()
	DisableAllButtons()

	filePath = GetFileToReadPathFromUser("Escolha Lista a ser carregada", GetSavedListsPath())

	If (filePath = "") Then
		EnableAllButtons()
		FinishExecution()
		Exit Function
	EndIf 
	
	pathString = ConvertASCIIPathAccentedLetters(filePath)
	answer = MsgBox("Tem certeza que deseja apagar o arquivo " &amp; pathString &amp; "?", MB_YESNO)
	
	If (answer &lt;&gt; IDYES) Then
		EnableAllButtons()
		FinishExecution()
		Exit Function
	EndIf
	
	EraseFile(filePath)
	
	pathLastModifiedList = ""
	
	MsgBox("Arquivo apagado.")

	EnableAllButtons()
	FinishExecution()

End Function


Function EditListItems(buttonShape As Object)

	PrepareExecution()
	DisableAllButtons()
	
	UpdateItemsCounters()
	
	If (nItems &lt;= 0) Then
		MsgBox("Não há peças na lista.")
		EnableAllButtons()
		FinishExecution()
		Exit Function
	EndIf
	
	btnEdit = buttonShape.Source.Model
	buttonCellAddr = GetButtonLocation(btnEdit)
	buttonCell = GetCellObjectByName(buttonCellAddr)
	ThisComponent.getCurrentController().Select(buttonCell)
	
	btnEdit.Enabled = False
	btnEdit.EnableVisible = False
	
	btnSaveEdition = GetButtonByName(buttonSaveListEdition)

	btnSaveEdition.Enabled = True
	btnSaveEdition.EnableVisible = True
	
	cellRange = GetListUnlockableRange()
	
	cellRange.CellBackColor = editableBGColor
	UnlockCell(cellRange)	

	FinishExecution()

End Function

Function SaveEditionListItems(buttonShape As Object)

	PrepareExecution()
	
	btnSaveEdition = buttonShape.Source.Model
	buttonCellAddr = GetButtonLocation(btnSaveEdition)
	buttonCell = GetCellObjectByName(buttonCellAddr)
	ThisComponent.getCurrentController().Select(buttonCell)

	If (Not ListCellsAreValidy()) Then
		FinishExecution()
		Exit Function		
	EndIf
	
	btnEdit = GetButtonByName(buttonEditLsit)
	btnEdit.Enabled = True
	btnEdit.EnableVisible = True
	
	EnableAllButtons()
	
	btnSaveEdition.Enabled = False
	btnSaveEdition.EnableVisible = False
	
	cellRange = GetListUnlockableRange()
	cellRange.CellBackColor = nonEditableBGColor
	LockCell(cellRange)

	FinishExecution()

End Function


Function CallSolver(buttonShape As Object)
	
	SetSelectionToButtonCell(buttonShape)
	
	PrepareExecution()
	DisableAllButtons()
	StartedSolvingKilnProblem()
	
	AllowSolverExecutionAndWriting()

	UpdateItemsCounters()
	
	If (nItems = 0) Then
		MsgBox("Não há peças na lista.")
		EndedSolvingKilnProblem()
		EnableAllButtons()
		FinishExecution()
		Exit Function
	EndIf

'	GlobalScope.BasicLibraries.loadLibrary("ScriptForge")
'	ui = CreateScriptService("UI")
	msgText = "Se a aplicação disser que está travada é "
	msgText = msgText &amp; " devido a dificuldade de solução. Aguarde..."
'	ui.ShowProgressBar("Gerando solução. Por favor aguarde...", msgText, 1)

	progressBar = ThisComponent.getCurrentController().getFrame().createStatusIndicator()
	progressBar.start(msgText, 100)
	

	listAsText = GetCurrentListAsString()
	
	If listAsText = "" Then		
		progressBar.setValue(0)
		progressBar.setText("")
		progressBar.reset()
		progressBar.end()
		progressBar.start("", 0)
		progressBar.end()
		EndedSolvingKilnProblem()
		EnableAllButtons()
		FinishExecution()

		Exit Function
	EndIf
	
	If (Not HasItems(listAsText)) Then
		MsgBox("Operação Cancelada! Nenhuma peça tem quantidade maior que zero.")
		progressBar.setValue(0)
		progressBar.setText("")
		progressBar.reset()
		progressBar.end()
		progressBar.start("", 0)
		progressBar.end()
		EndedSolvingKilnProblem()
		EnableAllButtons()
		FinishExecution()
		Exit Function
	EndIf 

	kilnDataAsText = GetSelectedKilnInfoAsText()
	If (kilnDataAsText = "" Or kilnDataAsText = "0") Then
		MsgBox("Selecione um forno para colocar as peças")
		progressBar.setValue(0)
		progressBar.setText("")
		progressBar.reset()
		progressBar.end()
		progressBar.start("", 0)
		progressBar.end()
		EndedSolvingKilnProblem()
		EnableAllButtons()
		FinishExecution()
		Exit Function
	EndIf

	progressBar.setValue(20)
	
	itemFileName = "temp_pecas.txt"
	itemFilePath = SolverDirPath() &amp; itemFileName
	
	WriteTextFile(itemFilePath, listAsText)
	
	kilnFileName = "temp_forno.txt"
	kilnFilePath = SolverDirPath() &amp; kilnFileName
	
	WriteTextFile(kilnFilePath, kilnDataAsText)
	
	solutionBaseName = "temp_sol"
	solutionBasePath = SolverDirPath() &amp; solutionBaseName

	
'	HideSheets()

	solutionTex = solutionBasePath &amp; ".tex"
	
	command = ""
	command = command &amp; SolverPath()
	command = command &amp; " "
	command = command &amp; itemFilePath
	command = command &amp; " "
	command = command &amp; kilnFilePath
	command = command &amp; " "
	command = command &amp; solutionTex
	command = command &amp; " "
	
	'Write the output of the solver (every cout)
'	command = command &amp; "&gt;"	
'	command = command &amp; " "
'	command = command &amp; solutionBasePath &amp; ".info"
	
	progressBar.setValue(25)
	
	ExecCommand(command)

	solutionPDF = solutionBasePath &amp; ".pdf"
	
	progressBar.setValue(100)
	
	OpenPDFExternal(solutionPDF)
	
'	ui.ShowProgressBar("Plano Gerado", "Tudo pronto!", 100)

	progressBar.setValue(0)
	progressBar.setText("")
	progressBar.reset()
	progressBar.end()
	progressBar.start("", 0)
	progressBar.end()
'	ShowSheets()
	
	answer = MsgBox("Deseja salvar a solução gerada?", MB_YESNO, "Salvar solução")
	
	If (answer = IDYES) Then
		canceled = False
		picked = False
	
		While ((Not canceled) And (Not picked))
			filePath = GetSavedSolutionsPath()
			fileName = InputBox("Digite o nome do arquivo (não utilize acentos)", "Escolha o nome do arquivo de solução.")
			filePath = filePath &amp; fileName
			
			If (Right(filePath, 4) &lt;&gt; ".pdf") Then
				filePath = filePath &amp; ".pdf"
			EndIf
			
			If (fileName = "") Then
				canceled = True
			ElseIf (Not cancelado And PathHasSpaceOrAccentedLetter(filePath)) Then
				MsgBox("Erro: acento ou espaço encontrado no nome do arquivo.")
				fileName = InputBox("Digite o nome do arquivo (não utilize acentos nem espaços)", "Escolha o nome do arquivo de solução.")
			ElseIf (ExistsFile(filePath)) Then
				answer = MsgBox("Arquivo já existente. Deseja sobrescrever?", MB_YESNO)
				If (answer = IDYES) Then
					picked = True
				EndIf
			Else
				picked = True
			EndIf
		WEnd
		
		If (Not cancelado) Then
			If (Right(filePath, 4) &lt;&gt; ".pdf") Then
				filePath = filePath &amp; ".pdf"
			EndIf

			command = ""
			command = command &amp; OsCopyCommand()
			command = command &amp; " "
			command = command &amp; solutionPDF
			command = command &amp; " "
			command = command &amp; filePath
			ExecCommand(command)
		Else
			MsgBox("Operação cancelada! Nome do arquivo é necessário para salvar a solução.")
		EndIf
	EndIf

	DeleteFile(itemFilePath)
	DeleteFile(kilnFilePath)
	DeleteFile(solutionPDF)
	
'	ui.ShowProgressBar()


	EndedSolvingKilnProblem()
	EnableAllButtons()
	FinishExecution()

End Function


Function OpenSolution()

	PrepareExecution()
	
	filePath = GetFileToReadPathFromUser("Escolha a solução a ser aberta", GetSavedSolutionsPath(), "pdf")
	
	If (filePath = "") Then
		MsgBox("Operação Cancelada! Arquivo não selecionado.")
		FinishExecution()	
		Exit Function
	EndIf
	
	If (Right(filePath, 4) &lt;&gt; ".pdf") Then
		MsgBox("Operação Cancelada! Selecione um arquivo pdf")
		FinishExecution()	
		Exit Function
	End If

	OpenPDFExternal(filePath)

	FinishExecution()

End Function
</script:module>
</file>

<file path=Basic/Standard/FileManager.xml><?xml version="1.0" encoding="utf-8"?>
<!DOCTYPE module  PUBLIC '-//OpenOffice.org//DTD OfficeDocument 1.0//EN'  'module.dtd'>
<script:module xmlns:script="http://openoffice.org/2000/script" script:name="FileManager" script:language="StarBasic" script:moduleType="normal">REM  *****  BASIC  *****

'Verify if apath is for an existent directory or file
Function ExistsFile(path As String) As Boolean
	pathURL = AddURLPrefixOnPath(path)
	ExistsFile = FileExists(pathURL)
End Function

Function DeleteFile(pathToFile As String)
	
	path = AddURLPrefixOnPath(pathToFile)
	
	Dim objSimpleFileAccess As Object
	objSimpleFileAccess	 = createUNOService("com.sun.star.ucb.SimpleFileAccess")
	
	If (ExistsFile(path)) Then
		objSimpleFileAccess.kill(path)
	EndIf
	
End Function

Function PDFDefaultApplication()

	If OSIsUnix() Then
		PDFDefaultApplication = "xdg-open"
	ElseIf OSIsWindows() Then
		PDFDefaultApplication = "start"
	EndIf

End Function

Function OpenPDFExternal(pdfPath As String)

	command = ""
	command = command &amp; PDFDefaultApplication()
	command = command &amp; " "
	command = command &amp; pdfPath
	
	ExecCommand(command)

End Function

Function SaveFileAsCSV()

    document = ThisComponent

    ' Use the global string tools library to generate a path to save each CSV
    'GlobalScope.BasicLibraries.loadLibrary("Tools")

    ' Work out number of sheets for looping over them later.
    sheets = document.Sheets
    numSheets = sheets.Count - 1

    ' Set up a propval object to store the filter properties
    Dim Propval(1) as New com.sun.star.beans.PropertyValue
    Propval(0).Name = "FilterName"
    Propval(0).Value = "Text - txt - csv (StarCalc)"
    Propval(1).Name = "FilterOptions"
    Propval(1).Value ="59,34,0,1,1"   'ASCII  59 = ;  34 = "
	
	problemInputsDir = SOLVER_PATH &amp; "inputs/"
	
	If (Not ExistsFile(problemInputsDir)) Then
		command = "mkdir " &amp; problemInputsDir
		ExecCommand(command)
	EndIf
	
	problemInputsDir = SOLVER_PATH &amp; "inputs/"	
	
	If (Not ExistsFile(problemInputDir)) Then
		command = "mkdir " &amp; problemInputsDir
		ExecCommand(command)
	EndIf
	
	
    For i = 0 to numSheets
        document.getCurrentController.setActiveSheet(sheets(i))
		fileName = ""
		If (i = 0) Then
	        fileName = "Pecas.csv"
	    ElseIf (i = 1) Then
	    	fileName = "Forno.csv"
	    EndIf
	    
	    fileURL = AddURLPrefixOnPath(problemInputsDir &amp; fileName)
        document.StoreToURL(fileURL, Propval())
        
    Next i

End Function


Function ReadTextFile(pathToFile As String) As String

	path = AddURLPrefixOnPath(pathToFile)

	Dim objSimpleFileAccess As Object

	If (Not ExistsFile(pathToFile)) Then
		MsgBox("Arquivo não existe.")
		Stop
	EndIf

	objSimpleFileAccess = createUNOService("com.sun.star.ucb.SimpleFileAccess") 


	inStream = objSimpleFileAccess.openFileRead(path) 

	inTextInput = createUNOService("com.sun.star.io.TextInputStream")
	inTextInput.setInputStream(inStream) 
	inTextInput.setEncoding("UTF-8")

	textRead = inTextInput.readString(array(), False)
	inTextInput.closeInput() 

	ReadTextFile = textRead


End Function


Function WriteTextFile(pathToFile As String, textToWrite As String)

	' If file exists overwrite it by deleting first
   	If (ExistsFile(path)) Then
   		DeleteFile(pathToFile)
   	EndIf

	path = AddURLPrefixOnPath(pathToFile)

	Dim objSimpleFileAccess As Object
	objSimpleFileAccess	 = createUNOService ("com.sun.star.ucb.SimpleFileAccess") 

	Dim outStream as Object	
	outStream = objSimpleFileAccess.openFileWrite(path) 

	Dim outText as Object
	outText = createUNOService ("com.sun.star.io.TextOutputStream") 
	outText.setOutputStream(outStream) 

	outText.WriteString(textToWrite) 
	outText.closeOutput() 

End Function

Function EraseFile(pathToFile As String)

	path = AddURLPrefixOnPath(pathToFile)

	Dim objSimpleFileAccess As Object

	objSimpleFileAccess	 = createUNOService ("com.sun.star.ucb.SimpleFileAccess") 
	
    If (ExistsFile(path)) Then
      objSimpleFileAccess.kill(path)
    EndIf

End Function
</script:module>
</file>

<file path=Basic/Standard/Handlers.xml><?xml version="1.0" encoding="utf-8"?>
<!DOCTYPE module  PUBLIC '-//OpenOffice.org//DTD OfficeDocument 1.0//EN'  'module.dtd'>
<script:module xmlns:script="http://openoffice.org/2000/script" script:name="Handlers" script:language="StarBasic" script:moduleType="normal">Option Explicit

global oXKeyHandler as object

sub sStartXKeyHandler
    if isNull(oXKeyHandler) then 'only if not jet running
        oXKeyHandler = CreateUnoListener("KeyHandler_", "com.sun.star.awt.XKeyHandler")
        ThisComponent.CurrentController.AddKeyHandler(oXKeyHandler)
    endif
end sub

sub sStopXKeyHandler
    if not IsNull(oXKeyHandler) then 'only if still running
        ThisComponent.CurrentController.removeKeyHandler(oXKeyHandler)
        oXKeyHandler = Nothing 'To know later this handler has stopped.
    end if
end sub

sub XKeyHandler_Disposing(oEvent)
end sub

function KeyHandler_KeyPressed(oEvent) as boolean

End function

function KeyHandler_KeyReleased(oEvent) as boolean
	KeyHandler_KeyReleased = False 'cancel KeyReleased
	if oevent.modifiers = 0 and oevent.keycode = 535 then
		Dim sourceCell As Object
		sourceCell = ThisComponent.CurrentSelection
		VerifyValue(sourceCell)
		RefreshByHiding()
	end if
end function
</script:module>
</file>

<file path=Basic/Standard/ItemManager.xml><?xml version="1.0" encoding="utf-8"?>
<!DOCTYPE module  PUBLIC '-//OpenOffice.org//DTD OfficeDocument 1.0//EN'  'module.dtd'>
<script:module xmlns:script="http://openoffice.org/2000/script" script:name="ItemManager" script:language="StarBasic" script:moduleType="normal">REM  *****  BASIC  *****


'Get Tipo Input cell
Function GetFirstInputCell(cell As Object) As Object
	If (cell.GetString() &lt;&gt; "Tipo:") Then
		MsgBox("Erro! Esperado célula para preenchimento de dados.")
		Stop
	EndIf
	
	cellInput = GetCellSameRowNextColumn(cell)
	GetFirstInputCell = cellInput
	
End Function


'Clean item type inputs
Function CleanItemInputs(cellLableTipo As Object)
	cellInput = GetFirstInputCell(cellLableTipo)

	'Clean Tipo Input
	cellInput.SetString("")
	cellInput.CellBackColor = editableBGColor
	SetCellRangeFontStyle(cellInput)

	'Clean Descrição Input
	cellInput = GetCellNextRowSameColumn(cellInput)
	cellInput.SetString("")
	cellInput.CellBackColor = editableBGColor
	SetCellRangeFontStyle(cellInput)

	'Clean Altura Input
	cellInput = GetCellNextRowSameColumn(cellInput)
	cellInput.SetString("")
	cellInput.CellBackColor = editableBGColor
	SetCellRangeFontStyle(cellInput)

	'Clean Largura Input
	cellInput = GetCellNextRowSameColumn(cellInput)
	cellInput.SetString("")
	cellInput.CellBackColor = editableBGColor
	SetCellRangeFontStyle(cellInput)
	
	'Clean Comprimento Input
	cellInput = GetCellNextRowSameColumn(cellInput)
	cellInput.SetString("")
	cellInput.CellBackColor = editableBGColor
	SetCellRangeFontStyle(cellInput)
	
End Function


'Set the item type lables
Function SetInputLables(cellLable As Object, itemType As String)
	two2DMeasures = HasTwo2DMeasures(itemType)

	'Set Tipo Lable
	cellLable.SetString("Tipo:")
	cellLable.CellBackColor = lableBGColor
	SetCellRangeFontStyle(cellLable)

	'Clean Descrição Lable
	cellLable = GetCellNextRowSameColumn(cellLable)
	cellLable.SetString("Descrição:")
	cellLable.CellBackColor = lableBGColor
	SetCellRangeFontStyle(cellLable)
	
	'Clean Altura Lable
	cellLable = GetCellNextRowSameColumn(cellLable)
	cellLable.SetString("Alt. Peça (cm):")
	cellLable.CellBackColor = lableBGColor
	SetCellRangeFontStyle(cellLable)
	
	'Clean Largura Lable
	cellLable = GetCellNextRowSameColumn(cellLable)
	
	If (itemType = typeCircle) Then
		cellLable.SetString("Diâmetro (cm):")
	ElseIf (itemType = typeSquare or itemType = typeTriangle) Then
		cellLable.SetString("Lado (cm):")
	ElseIf (itemType = typeRectangle) Then
		cellLable.SetString("Largura (cm):")
	EndIf
	cellLable.CellBackColor = lableBGColor
	SetCellRangeFontStyle(cellLable)
	
	'Clean Comprimento Lable
	cellLable = GetCellNextRowSameColumn(cellLable)
	UnlockCell(cellLable)
	cellLable.SetString("")
	SetCellRangeFontStyle(cellLable)
	cellLable.CellBackColor = lableBGColor
	
	cellInput = GetCellSameRowNextColumn(cellLable)
	cellInput.CellBackColor = nonEditableBGColor
	LockCell(cellInput)
	
	SetCellRangeFontStyle(cellLable)
	If (two2DMeasures) Then
		cellLable.SetString("Comp. (cm):")
		cellInput.CellBackColor = editableBGColor
		UnlockCell(cellInput)
		SetCellRangeFontStyle(cellInput)
	Endif

	
	LockCell(cellLable)
End Function


'Get the cell 'Tipo' if it is on the same line
Function GetTipoCellFromSameLine(cell As Object) As Object

	row = GetCellRowIndex(cell)
	column = GetCellColumnIndex(cell)
	
	While (column &gt;= 0 And Not IsInNamedRange(cell, pieceTypeNamedRange))
		column = column - 1
		cell = GetCellObjectByIndex(row, column)
	WEnd
	If (column &lt; 0) Then
		MsgBox("O parêmetro 'cell' tem que estar na mesma linha da célula mesclada com nome 'mergedTipo'")
	EndIf
	
	GetTipoCellFromSameLine = GetFirstCellObjFromNamedRange(pieceTypeNamedRange)
	
End Function


'Get the cell 'Tipo' if it is on the same column
Function GetTipoCellFromSameColumn(cell As Object) As Object

	row = GetCellRowIndex(cell)
	column = GetCellColumnIndex(cell)
	
	While (row &gt;= 0 And Not IsInNamedRange(cell, pieceTypeNamedRange))
		row = row - 1
		cell = GetCellObjectByIndex(row, column)
	WEnd
	If (row &lt; 0) Then
		MsgBox("O parêmetro 'cell' tem que estar na mesma linha da célula mesclada com nome 'mergedTipo'")
	EndIf
	
	GetTipoCellFromSameColumn = GetFirstCellObjFromNamedRange(pieceTypeNamedRange)
	
End Function


'Set the lables and inputs for reading an item data
Function ReadyInputsForAdd(buttonCell As Object, itemType As String)

	cellBellow = GetCellNextRowSameColumn(buttonCell)
	cellBellow = GetTipoCellFromSameLine(cellBellow)
	
	cellInput = GetFirstInputCell(cellBellow)
	CleanItemInputs(cellBellow)
	
	SetInputLables(cellBellow, itemType)
	
	cellInput.SetString(itemType)
	cellInput.CellBackColor = nonEditableBGColor

End Function


'Read the input data for adding an item
Function ReadItemInputData(cellLableTipo As Object) As Object
	numberInputs = 3
	
	'Get 'tipo' input cell
	inputCell = GetCellSameRowNextColumn(cellLableTipo)
	itemType = inputCell.GetString()
	If (itemType = "") Then
		ReadItemInputData = FieldIsNeededError(inputCell)
		Exit Function
	EndIf
	
	'Read cells bellow
	inputCell = GetCellNextRowSameColumn(inputCell)
	itemDescription = inputCell.GetString()
	If (itemDescription = "") Then
		ReadItemInputData = FieldIsNeededError(inputCell)
		Exit Function
	EndIf

	inputCell = GetCellNextRowSameColumn(inputCell)
	itemHeight = inputCell.GetString()
	If (itemHeight = "") Then
		ReadItemInputData = FieldIsNeededError(inputCell)
		Exit Function
	EndIf

	If (Not IsIntegerNumber(itemHeight)) Then
		ReadItemInputData = InputMustBeANumberError(inputCell)
		Exit Function
	Else
		itemHeight = CInt(itemHeight) &amp; ""
	EndIf
	
	inputCell = GetCellNextRowSameColumn(inputCell)
	itemWidth = inputCell.GetString()
	If (itemWidth = "") Then
		ReadItemInputData = FieldIsNeededError(inputCell)
		Exit Function
	EndIf
	
	If (Not IsIntegerNumber(itemWidth)) Then
		ReadItemInputData = InputMustBeANumberError(inputCell)
		Exit Function
	Else
		itemWidth = CInt(itemWidth) &amp; ""
	EndIf
	

	'Read three dimensions only if there are three dimensions to be read
	two2DMeasures = HasTwo2DMeasures(itemType)	
	If (two2DMeasures) Then
		inputCell = GetCellNextRowSameColumn(inputCell)
		itemLength = inputCell.GetString()
		If (itemLength = "") Then
			ReadItemInputData = FieldIsNeededError(inputCell)
			Exit Function
		EndIf
		
		If (Not IsIntegerNumber(itemLength)) Then
			ReadItemInputData = InputMustBeANumberError(inputCell)
			Exit Function
		Else
			itemLength = CInt(itemLength) &amp; ""
			
		EndIf
		
		numberInputs = 4
	EndIf

	'Create an array with the input data
	Dim data(numberInputs) As String
	
	data(0) = itemType
	data(1) = itemDescription
	data(2) = itemHeight
	data(3) = itemWidth
	If (two2DMeasures) Then
		data(4) = itemLength
	EndIf

	ReadItemInputData = data
End Function


</script:module>
</file>

<file path=Basic/Standard/KilnManager.xml><?xml version="1.0" encoding="utf-8"?>
<!DOCTYPE module  PUBLIC '-//OpenOffice.org//DTD OfficeDocument 1.0//EN'  'module.dtd'>
<script:module xmlns:script="http://openoffice.org/2000/script" script:name="KilnManager" script:language="StarBasic" script:moduleType="normal">REM  *****  BASIC  *****

Function GetKilnListBox() As Object

	sheet = GetSheetByName(kilnNamePrefix)
	form = sheet.DrawPage.Forms.GetByIndex(0)
	listBoxObj = form.GetByName(listBoxName)
	
	GetKilnListBox = listBoxObj
	
End Function

Function GetKilnListBoundCell()

	listBoxObj = GetKilnListBox()
	GetKilnListBoundCell = listBoxObj.getValueBinding().BoundCell

End Function


Function GetKilnName(length As String, width As String, height As String)

	kilnName = kilnNamePrefix &amp; ": " &amp; " Comprimento = " &amp; length &amp; ", Largura = " &amp; width &amp; ", Altura = " &amp; height
	GetKilnName = kilnName

End Function


Function CreateKilnSheet()

	sheets = ThisComponent.getSheets()  
	sheets.InsertNewByName(kilnSheetDBName, 1)
	
	sheet = GetSheetByName(kilnSheetDBName)
	'sheet.IsVisible = False

End Function

Function SelectEmptyKiln()
	listBoxObj = GetKilnListBox()
'	listBoxObj.SelectedItems(0) = 0
'	listBoxObj.SelectedValues(0) = ""
	listBoxObj.SelectedValue = ""
	
	SetChosenKilnValues("")

End Function

Function GetSelectedKilnInfoAsText() As String

	listBoxObj = GetKilnListBox()
	kilnName = listBoxObj.SelectedValue
	
	If (Replace(kilnName, " ", "") = "") Then
		GetSelectedKilnInfoAsText = ""
		Exit Function
	EndIf
	
	kilnData = GetKilnData(kilnName)
	
	
	kilnLength = kilnData(0)
	kilnWidth = kilnData(1)
	kilnHeight = kilnData(2)
	supports = Split(kilnData(3), " ")
	
	total = 0
	For i = 0 To UBound(supports)
		If Replace(supports(i), " ", "") &lt;&gt; "" Then
			total = total + 1
		EndIf
	Next i
	
	swapped = True
	While swapped
		swapped = False
		For i = 0 To UBound(supports)-1
			If (CInt(supports(i)) &gt; CInt(supports(i+1))) Then
				aux = supports(i)
				supports(i) = supports(i+1)
				supports(i+1) = aux
				swapped = True
			EndIf
		Next i
	WEnd

	infoAsText = ""	
	infoAsText = infoAsText &amp; kilnLength &amp; " " &amp; kilnWidth &amp; " " &amp; kilnHeight
	infoAsText = infoAsText &amp; GetEndLine()
	If total &gt; 0 Then
		infoAsText = infoAsText &amp; UBound(supports) + 1
	Else
		infoAsText = infoAsText &amp; "0"
	EndIf
	infoAsText = infoAsText &amp; GetEndLine

	For i = LBound(supports) To UBound(supports)
		infoAsText = infoAsText &amp; supports(i)
		infoAsText = infoAsText &amp; GetEndLine()
	Next i
	
	GetSelectedKilnInfoAsText = infoAsText

End Function


Function CreateKilnRow(kilnData() As String) As Boolean

	If (Not SheetExists(kilnSheetDBName)) Then
		CreateKilnSheet()
	EndIf
	
	sheet = GetSheetByName(kilnSheetDBName)
	
	kilnName = 	GetKilnName(kilnData(0), kilnData(1), kilnData(2))
	
	kilnCell = GetCellObjectByName("$" &amp; sheet.Name &amp; ".$A$1")
	storedKilnName = kilnCell.GetString()
	
	While storedKilnName &lt;&gt; "" And storedKilnName &lt;&gt; kilnName
	
		kilnCell = GetCellNextRowSameColumn(kilnCell)
		storedKilnName = kilnCell.GetString()
	
	WEnd

	If (storedKilnName = kilnName) Then	
		MsgBox("Um forno com essas medidas já foi armazenado.")
		CreateKilnRow = False
		Exit Function
	EndIf
	
	kilnCell.SetString(kilnName)
	
	For i = 0 To UBound(kilnData)
		If (kilnData(i) &lt;&gt; "") Then	
			kilnCell = GetCellSameRowNextColumn(kilnCell)
			kilnCell.SetString(kilnData(i))
		EndIf
	Next i
	
	CreateKilnRow = True

End Function


Function ReadKilnData(cellLableComprimento As Object) As Object
	numberInputs = 3

	inputCell =  GetCellSameRowNextColumn(cellLableComprimento)
	
	length = inputCell.GetString()
	If (length = "") Then
		ReadKilnData = FieldIsNeededError(inputCell)
		Exit Function
	Endif

	'Jump to next input cell ignoring next lable
	inputCell = GetCellSameRowNextColumn(inputCell)
	inputCell = GetCellSameRowNextColumn(inputCell)
	
	width = inputCell.GetString()
	If (width = "") Then
		ReadKilnData = FieldIsNeededError(inputCell)
		Exit Function
	Endif

	'Jump to next input cell ignoring next lable
	inputCell = GetCellSameRowNextColumn(inputCell)
	inputCell = GetCellSameRowNextColumn(inputCell)
	
	height = inputCell.GetString()
	If (height = "") Then
		ReadKilnData = FieldIsNeededError(inputCell)
		Exit Function
	Endif
	
	inputCell = GetCellNextRowSameColumn(cellLableComprimento)
	inputCell = GetCellSameRowNextColumn(inputCell)
	
	supports = inputCell.GetString()
	
	supportsSplitted = Split(supports, " ")
	numberOfSupports = 0
	If (UBound(supportsSplitted) &gt; -1) Then
		numberOfSupports = UBound(supportsSplitted) + 1
	EndIf
	
	numberInputs = numberInputs + numberOfSupports - 1
	'Create an array with the input data
	Dim data(numberInputs) As String
	
	data(0) = length
	data(1) = width
	data(2) = height
	If (numberOfSupports &gt; 0) Then
		For i = 3 To UBound(data)
			data(i) = supportsSplitted(UBound(data) - i)
		Next i
	EndIf
	
	For i = 0 To UBound(data)
		number = data(i)
		If (number &lt;&gt; "" And Not IsIntegerNumber(number)) Then
			Redim Preserve data(0)
			data(0) = ""
			mText = "Os valores de comprimento, largura e altura devem ser NÚMEROS SEM VÍRGULA. " 
			mText = mText &amp; GetEndLine()
			mText = mText &amp; "Os SUPORTES devem ser números sem vírgulas SEPARADOS POR ESPAÇO."
			MsgBox(mText)
			ReadKilnData = data
			Exit Function
		Else
			data(i) = CInt(data(i)) &amp; ""
		EndIf
	Next

	ReadKilnData = data
	
End Function


Function CleanKilnInputs(cellLableComprimento As Object)

	inputCell = GetCellSameRowNextColumn(cellLableComprimento)
	inputCell.SetString("")
	
	inputCell = GetCellSameRowNextColumn(inputCell)
	inputCell = GetCellSameRowNextColumn(inputCell)
	inputCell.SetString("")

	inputCell = GetCellSameRowNextColumn(inputCell)
	inputCell = GetCellSameRowNextColumn(inputCell)
	inputCell.SetString("")
	
	inputCell = GetCellNextRowSameColumn(cellLableComprimento)
	inputCell = GetCellSameRowNextColumn(inputCell)
	inputCell.SetString("")
	
End Function



Function GetKilnData(kilnName As String) As Object

	kilnSheet = GetSheetByName(kilnSheetDBName)
	kilnCell = GetCellObjectByIndex(0, 0, kilnSheet.Name)
	
	i = 1
	While (kilnCell.GetString() &lt;&gt; kilnName)
		kilnCell = GetCellObjectByIndex(i, 0, kilnSheet.Name)
		i = i + 1
	WEnd
	
	kilnCell = GetCellSameRowNextColumn(kilnCell)
	kilnLength = kilnCell.GetString()
	
	kilnCell = GetCellSameRowNextColumn(kilnCell)
	kilnWidth = kilnCell.GetString()

	kilnCell = GetCellSameRowNextColumn(kilnCell)
	kilnHeight = kilnCell.GetString()

	kilnCell = GetCellSameRowNextColumn(kilnCell)
	supports = ""
	While (kilnCell.GetString() &lt;&gt; "")
		If (supports &lt;&gt; "") Then
			supports = supports &amp; " " &amp; kilnCell.GetString()
			kilnCell = GetCellSameRowNextColumn(kilnCell)
		Else
			supports = kilnCell.GetString()
			kilnCell = GetCellSameRowNextColumn(kilnCell)
		EndIf
	WEnd
	
	Dim data(3) As String
	data(0) = kilnLength
	data(1) = kilnWidth
	data(2) = kilnHeight
	data(3) = supports

	GetKilnData = data

End Function


Function InsertKiln(buttonCell As Object)
	
	cellLableSupports = GetCellSameRowPreviousColumn(buttonCell)
	cellLableSupports = GetCellSameRowPreviousColumn(cellLableSupports)
	cellLableComprimento = GetCellPreviousRowSameColumn(cellLableSupports)
'	cellLableComprimento = GetCellPreviousRowSameColumn(cellLableComprimento)
	
	inputData = ReadKilnData(cellLableComprimento)
	'If an error occured enable the button
	If (inputData(0) = "") Then
		Exit Function
	EndIf
	
	If(CreateKilnRow(inputData)) Then
		sheet = GetCurrentSheet()
		form = sheet.DrawPage.Forms.GetByIndex(0)
		controller = ThisComponent.GetCurrentController()			
		listBoxObj = form.GetByName(listBoxName)

		UpdateKilnList()
		
		SelectEmptyKiln()

		CleanKilnInputs(cellLableComprimento)

		MsgBox("Forno criado com sucesso.")
	EndIf

End Function




Function CountStoredKilns() As Integer

	kilnSheet = GetSheetByName(kilnSheetDBName)
	
	kilnCell = GetCellObjectByName("$" &amp; kilnSheet.Name &amp; ".$A$1")
	
	numberOfKilns = 0
	While (kilnCell.GetString() &lt;&gt; "")
		kilnCell = GetCellNextRowSameColumn(kilnCell)
		numberOfKilns = numberOfKilns + 1
	WEnd
	
	CountStoredKilns = numberOfKilns

End Function

Function UpdateKilnList()
	sheet = GetCurrentSheet()
	form = sheet.DrawPage.Forms.GetByIndex(0)
	controller = ThisComponent.GetCurrentController()
	
	listBoxObj = form.GetByName(listBoxName)

	boundCell = GetKilnListBoundCell()
	ThisComponent.getCurrentController().Select(boundCell)

	numberOfKilns = CountStoredKilns()
	
	Dim kilnList(numberOfKilns) As String
	kilnList(0) = ""

	kilnSheet = GetSheetByName(kilnSheetDBName)
	For i = 0 To numberOfKilns-1
		kilnCell = GetCellObjectByIndex(i, 0, kilnSheet.Name)
		kilnList(i+1) = kilnCell.GetString()
	Next i

	listBoxObj.StringItemList = kilnList

End Function


Function SetChosenKilnValues(kilnName As String)

	PrepareExecution()

	sheet = GetCurrentSheet()
	form = sheet.DrawPage.Forms.GetByIndex(0)
	controller = ThisComponent.GetCurrentController()
	
	listBoxObj = form.GetByName(listBoxName)

	boundCell = GetKilnListBoundCell()

	row = boundCell.Row
	column = boundCell.Column
	cellObj = GetCellObjectByIndex(row, column)

	cellObj = GetCellNextRowSameColumn(cellObj)
	cellObj = GetCellSameRowNextColumn(cellObj)	
	cellLength = cellObj
	
	cellObj = GetCellSameRowNextColumn(cellObj)
	cellObj = GetCellSameRowNextColumn(cellObj)		
	cellWidth = cellObj
	
	cellObj = GetCellSameRowNextColumn(cellObj)
	cellObj = GetCellSameRowNextColumn(cellObj)	
	cellHeight = cellObj
	
	cellObj = GetCellNextRowSameColumn(cellObj)
	cellSupports = cellObj

	Dim kilnData(4) As String

	if (kilnName = "") Then
		kilnData(0) = ""
		kilnData(1) = ""
		kilnData(2) = ""
		kilnData(3) = ""
		
	Else
		kilnData = GetKilnData(kilnName)		
	EndIf

	cellLength.SetString(kilnData(0))
	cellWidth.SetString(kilnData(1))
	cellHeight.SetString(kilnData(2))
	cellSupports.SetString(kilnData(3))

	FinishExecution()

End Function


Function EnableKilnEdition()

	PrepareExecution()
	
	ChangeKilnDataStart()

	sheet = GetCurrentSheet()
	form = Sheet.DrawPage.Forms.GetByIndex(0)
	controller = ThisComponent.GetCurrentController()	
	listBoxObj = form.GetByName(listBoxName)
	listBoxObj.Enabled = False

	buttonEdit = GetButtonByName(buttonEditKiln)
	buttonEdit.Enabled = False
'	buttonEdit.EnableVisible = False
	
	buttonSave = GetButtonByName(buttonSaveKilnEdition)	
	buttonSave.Enabled = True
	buttonSave.EnableVisible = True

	buttonErase = GetButtonByName(buttonEraseKiln)
	buttonErase.Enabled = True
	buttonErase.EnableVisible = True
	
	buttonCancel = GetButtonByName(buttonCancelKilnEdition)
	buttonCancel.Enabled = True
	buttonCancel.EnableVisible = True
	
	cellButtonSave = GetButtonLocation(buttonSave)
	cellButtonSave = GetCellObjectByName(cellButtonSave)
	
	inputCell = GetCellPreviousRowSameColumn(cellButtonSave)
	UnlockCell(inputCell)
	inputRange = GetEditableInputRangeFromCell(inputCell)
	UnlockCell(inputRange)
	inputcell.CellBackColor = editableBGColor
	
	inputCell = GetCellPreviousRowSameColumn(inputCell)
	UnlockCell(inputCell)
	inputRange = GetEditableInputRangeFromCell(inputCell)
	UnlockCell(inputRange)
	inputcell.CellBackColor = editableBGColor
	
	inputCell = GetCellSameRowNextColumn(inputCell)
	inputCell = GetCellSameRowNextColumn(inputCell)
	UnlockCell(inputCell)
	inputRange = GetEditableInputRangeFromCell(inputCell)
	UnlockCell(inputRange)
	inputcell.CellBackColor = editableBGColor
	
	inputCell = GetCellSameRowNextColumn(inputCell)
	inputCell = GetCellSameRowNextColumn(inputCell)
	UnlockCell(inputCell)
	inputRange = GetEditableInputRangeFromCell(inputCell)
	UnlockCell(inputRange)
	inputcell.CellBackColor = editableBGColor
	
	FinishExecution()

End Function


Function DisableKilnEdition()

	ChangeKilnDataEnd()

'	PrepareExecution()
	
	sheet = GetCurrentSheet()
	form = sheet.DrawPage.Forms.GetByIndex(0)
	controller = ThisComponent.GetCurrentController()	
	listBoxObj = form.GetByName(listBoxName)
	listBoxObj.Enabled = True

	buttonEdit = GetButtonByName(buttonEditKiln)
	buttonEdit.Enabled = True
	buttonEdit.EnableVisible = True
	
	buttonSave = GetButtonByName(buttonSaveKilnEdition)	
	buttonSave.Enabled = False
'	buttonSave.EnableVisible = False

	buttonErase = GetButtonByName(buttonEraseKiln)
	buttonErase.Enabled = Flase
'	buttonErase.EnableVisible = False
	
	buttonCancel = GetButtonByName(buttonCancelKilnEdition)
	buttonCancel.Enabled = False
'	buttonCancel.EnableVisible = False
	
	cellButtonSave = GetButtonLocation(buttonSave)
	cellButtonSave = GetCellObjectByName(cellButtonSave)

	inputCell = GetCellPreviousRowSameColumn(cellButtonSave)
	inputCell.CellBackColor = nonEditableBGColor
	inputRange = GetEditableInputRangeFromCell(inputCell)
	LockCell(inputRange)


	inputCell = GetCellPreviousRowSameColumn(inputCell)
	inputCell.CellBackColor = nonEditableBGColor
	inputRange = GetEditableInputRangeFromCell(inputCell)
	LockCell(inputRange)	

	inputCell = GetCellSameRowNextColumn(inputCell)
	inputCell = GetCellSameRowNextColumn(inputCell)
	inputcell.CellBackColor = nonEditableBGColor
	inputRange = GetEditableInputRangeFromCell(inputCell)
	LockCell(inputRange)
		
	inputCell = GetCellSameRowNextColumn(inputCell)
	inputCell = GetCellSameRowNextColumn(inputCell)
	inputCell.CellBackColor = nonEditableBGColor
	inputRange = GetEditableInputRangeFromCell(inputCell)
	LockCell(inputRange)
	
	FinishExecution()
	
End Function

</script:module>
</file>

<file path=Basic/Standard/ListManager.xml><?xml version="1.0" encoding="utf-8"?>
<!DOCTYPE module  PUBLIC '-//OpenOffice.org//DTD OfficeDocument 1.0//EN'  'module.dtd'>
<script:module xmlns:script="http://openoffice.org/2000/script" script:name="ListManager" script:language="StarBasic" script:moduleType="normal">REM  *****  BASIC  *****


'Find the first cell of the list header
Function GetFirstCellOfListHeader() As Object
	GetFirstCellOfListHeader = 	GetFirstCellObjFromNamedRange(listItensHeaderNamedRange)
End Function

'Find the last cell of the list header
Function GetLastCellOfListHeader() As Object
	GetLastCellOfListHeader = GetLastCellObjFromNamedRange(listItensHeaderNamedRange)
End Function

Function UpdateItemsCounters()
	'Get list header
	firstListHeaderCell = GetFirstCellOfListHeader()
	cell = GetCellNextRowSameColumn(firstListHeaderCell)
	
	'Count items
	nItems = 0
	While (cell.GetString() &lt;&gt; "")
		nItems = nItems + 1
		cell = GetCellNextRowSameColumn(cell)
	WEnd
	
	'Get index to insert the next item
'	lastListButtonIndex = 0
'
'	If (nItems &gt; 0) Then
'		'Get most recent row inserted
'		cell = GetCellNextRowSameColumn(firstListHeaderCell)
'		While (InStr(cell.GetString(), buttonPrefix) = 0)
''			cell = GetCellSameRowNextColumn(cell)
'		WEnd
'		
'		buttonName = cell.GetString()
'		'Get line button name index
'		If (InStr(buttonName, buttonIncrementPrefix)) Then
'			lastListButtonIndex = Mid(buttonName, Len(buttonIncrementPrefix), Len(buttonName)-Len(buttonIncrementPrefix))
''		ElseIf (InStr(buttonName, buttonDecrementPrefix)) Then
'			lastListButtonIndex = Mid(buttonName, Len(buttonDecrementPrefix)+1, Len(buttonName)-Len(buttonDecrementPrefix))
'		ElseIf (InStr(buttonName, buttonTrashPrefix)) Then
'			lastListButtonIndex = Mid(buttonName, Len(buttonTrashPrefix), Len(buttonName)-Len(buttonTrashPrefix))
'		EndIf
'	EndIf
'
'	lastListButtonIndex = lastListButtonIndex  + 1

End Function


Function SetRowsStyles(startRow As Integer, end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Header = GetCellObjectByIndex(headerRow, column)
		cellRange = GetRangeByIndex(startRow, endRow, column, column)
		If cellHeader.GetString() = headerLableAmount Then
			cellRange.CellBackColor = editableBGColor
			UnlockCell(cellRange)
		ElseIf (cellHeader.GetString() = headerLableExclude) Then
			cellRange.CellBackColor = excludeBGColor
			values = cellRange.GetDataArray()
			For i = 0 To UBound(values, 1)
				values(i)(0) = "X"
			Next i
			cellRange.SetDataArray(values)
		Else
			cellRange.CellBackColor = nonEditableBGColor
		EndIf
		SetCellRangeFontStyle(cellRange)
		'cellRange.CharColor = whiteColor
		'cellRange.CharFont = 5
		'cellRange.CharFontFamily = 5
		'cellRange.CharHeight = 12
		'cellRange.CharWeight = com.sun.star.awt.FontWeight.BOLD
		'cellRange.IsTextWrapped = True
		'cellRange.HoriJustify= com.sun.star.table.CellHoriJustify.CENTER
		'cellRange.VertJustify = com.sun.star.table.CellVertJustify.CENTER
	Next column
	
	column = startColumn
	For row = startRow To endRow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rangeToMerge = sheet.GetCellRangeByPosition(column, row, (column + numberOfCellsToMerge), row)
				rangeToMerge.merge(True)
			EndIf
			
			column = nextHeaderColumn
		WEnd
		column = startColumn
	next row
	
	FinishExecution()

End Function


'Change a list row cell style. Merges included.
Function SetListRowCellsStyles(row As Integer)

	PrepareExecution()

	firstCellHeaderList = GetFirstCellOfListHeader()
	lastCellHeaderList = GetLastCellOfListHeader()

	headerRow = GetCellRowIndex(firstCellHeaderList)


	startColumn = GetCellColumnIndex(firstCellHeaderList)
	endColumn = GetCellColumnIndex(lastCellHeaderList)
	
	For column = startColumn To endColumn
		cell = GetCellObjectByIndex(row, column)
		cellHeader = GetCellObjectByIndex(headerRow, column)
		If cellHeader.GetString() = headerLableAmount Then
			cell.CellBackColor = editableBGColor
			UnlockCell(cell)
		ElseIf (cellHeader.GetString() = headerLableExclude) Then
			cell.CellBackColor = excludeBGColor
			
			cell.SetString("X")
		Else
			cell.CellBackColor = nonEditableBGColor
		EndIf
		
		SetCellRangeFontStyle(cell)
		
		'cell.CharColor = whiteColor
		'cell.CharFont = 5
		'cell.CharFontFamily = 5
		'cell.CharHeight = 12
		'cell.CharWeight = com.sun.star.awt.FontWeight.BOLD
		'cell.IsTextWrapped = True
		'cell.HoriJustify= com.sun.star.table.CellHoriJustify.CENTER
		'cell.VertJustify = com.sun.star.table.CellVertJustify.CENTER
		
	Next column
	
	For i = firstCellColumnIndex To lastCellColumnIndex
		cellObj = GetCellObjectByIndex(row, i)
	Next i
	
	column = startColumn
	While (column &lt;= endColumn)
		cell = GetCellObjectByIndex(row, column)

		headerCell = GetCellObjectByIndex(headerRow, column)

		nextHeaderCell = GetCellSameRowNextColumn(headerCell)		
		nextHeaderColumn = GetCellColumnIndex(nextHeaderCell)

		numberOfCellsToMerge = nextHeaderColumn - column - 1

		sheet = GetCurrentSheet()
		
		If (numberOfCellsToMerge &gt; 0 And headerCell.GetString() &lt;&gt; headerLableDimension) Then
			rangeToMerge = sheet.GetCellRangeByPosition(column, row, (column + numberOfCellsToMerge), row)
			rangeToMerge.merge(True)
		EndIf
		
		column = nextHeaderColumn
	WEnd
	
	FinishExecution()
	
End Function


'Set the values of the inserted list item
Function SetItemValues(insertData, row, startColumn)
	
	PrepareExecution()
	
	cell = GetCellObjectByIndex(row, startColumn)
	For i = 0 To UBound(insertData)
		cell.SetString(insertData(i))
		cell = GetCellSameRowNextColumn(cell)
	Next i

	FinishExecution()
	
End Function



'Function GetButtonIndexOnForm(controlObj As Object, formObj As Object) As Integer
'	Dim nIndex As Integer
'	nIndex = -1
'	For i = 0 To formObj.getCount() - 1 step 1
'		If EqualUnoObjects(controlObj, formObj.getByIndex(i)) Then
'			nIndex = i
'			Exit For
'		End If
'	Next
'	GetButtonIndexOnForm = nIndex
'End Function

'Function AddMacroToButton(eventType As String, listenerType As String, macroName As String, index As Integer, formObj As Object)

'	sScriptURL = "vnd.sun.star.script:" &amp; macroName &amp; "?language=Basic&amp;location=document"
'	aEvent = CreateUnoStruct("com.sun.star.script.ScriptEventDescriptor")
'	
'	With aEvent
'		.AddListenerParam = ""
'		.EventMethod = eventType
'		.ListenerType = listenerType
'		.ScriptCode = sScriptURL
'		.ScriptType = "Script"
'   End With
' 
'	formObj.registerScriptEvent(index, aEvent)
'
'
'End Function


' assign sScriptURL event as css.awt.XActionListener::actionPerformed.
' event is assigned to the control described by the nIndex in the oForm container
'Function AddMacroReleasedToButton(macroName As String, buttonIndex As Integer, formObj As Object)
'	AddMacroToButton("mouseReleased", "XMouseListener", macroName, buttonIndex, formObj)
'End Function
'
'Function AddMacroPressedToButton(macroName As String, buttonIndex As Integer, formObj As Object)
'	AddMacroToButton("mousePressed", "XMouseListener", macroName, buttonIndex, formObj)
'End Function
'
'Function AssignMacros(buttonObj As Object, macroReleased As String, macroPressed As String)
'
'	sheet = GetCurrentSheet()
'	formObj = sheet.DrawPage.getForms().getByIndex(0)
'	btnIndex = GetButtonIndexOnForm(buttonObj, formObj)
'	
'	AddMacroReleasedToButton(macroReleased, btnIndex, formObj)
'	If (macroPressed &lt;&gt; "") Then
'		AddMacroPressedToButton(macroPressed, btnIndex, formObj)
'	EndIf
	
'End Function


'Create a button with an image in a cell
'Function CreateButton(buttonName As String, cellObj As Object, imgPath As String) As Object
'
'	'Create the button
'	buttonObj = CreateUnoService("com.sun.star.form.component.CommandButton")
'	buttonObj.Name = buttonName
'	buttonObj.ImageURL = AddURLPrefixOnPath(imgPath)
'
'	'Create the shape to contain it	
'	shapeObj = ThisComponent.createInstance("com.sun.star.drawing.ControlShape")
'	shapeObj.Name = "shape_" &amp; buttonObj.Name
'	
'	sheet = GetCurrentSheet()
'
'	'Add the shape to the page, set anchor and position, size
'	shapeObj.setControl(buttonObj)
'	sheet.DrawPage.add(shapeObj)
'	shapeObj.Anchor = cellObj
'	shapeObj.setSize(cellObj.Size)
'	shapeObj.setPosition(cellObj.Position)
'	
'	'Set button name on cell
'	cellObj.SetString(buttonName)
'   cellObj.IsTextWrapped = True
'	
'	CreateButton = buttonObj
'
'End Function


'Get an image of a button path
'Function GetButtonImagePath(imageName As String) As String
'	dirPath = GetCurrentDirPath()
'	
'	Dim imagePathArray(1) As String
'	imagePathArray(0) = dirPath
'	imagePathArray(1) = imgDirectoryName
'	
'	imgPath = JoinPath(imagePathArray) &amp; imageName
'
'	GetButtonImagePath = imgPath
'
'End Function
'
'
'Create a button for decrementing Qtd column value
'Function CreateButtonDecrement(buttonName As String, cellObj As Object)
'
'	decrementImgPath = GetButtonImagePath(imgButtonDecrement)
'	btn = CreateButton(buttonName, cellObj, decrementImgPath)
'	AssignMacros(btn, "Standard.ListManager.DecrementStop", "Standard.ListManager.DecrementItem")
'		
'End Function


'Create a button for incrementing Qtd column value
'Function CreateButtonIncrement(buttonName As String, cellObj As Object)
'
'	incrementImgPath = GetButtonImagePath(imgButtonIncrement)
'	btn = CreateButton(buttonName, cellObj, incrementImgPath)
'	AssignMacros(btn, "Standard.ListManager.IncrementStop", "Standard.ListManager.IncrementItem")
'
'End Function


'Create a button for deleting item
'Function CreateButtonTrash(buttonName As String, cellObj As Object)
'
'	trashImgPath = GetButtonImagePath(imgButtonTrash)
'	btn = CreateButton(buttonName, cellObj, trashImgPath)
'	AssignMacros(btn, "Standard.ListManager.RemoveItem", "")
'	
'End Function


'Create new item buttons
'Function CreateButtonsOnListRow(row As Integer)
	
'	firstCellHeaderList = GetFirstCellOfListHeader()
'	lastCellHeaderList = GetLastCellOfListHeader()
'
'	headerRow = GetCellRowIndex(firstCellHeaderList)
'
'	startColumn = GetCellColumnIndex(firstCellHeaderList)
'	endColumn = GetCellColumnIndex(lastCellHeaderList)
'	
'	column = startColumn
'	headerCell = GetCellObjectByIndex(headerRow, column)
'	
'	While (headerCell.GetString() &lt;&gt; headerLableAmount)
'		column = column + 1
'		HeaderCell = GetCellObjectByIndex(headerRow, column)
'	WEnd
'	
'	cellDecr = GetCellObjectByIndex(row, column)
'	CreateButtonDecrement(buttonDecrementPrefix &amp; lastListButtonIndex, cellDecr)
'	
'	cellQtd = GetCellSameRowNextColumn(cellDecr)
'	cellQtd.SetString("0")
'
'	cellIncr = GetCellSameRowNextColumn(cellQtd)
'	CreateButtonIncrement(buttonIncrementPrefix &amp; lastListButtonIndex, cellIncr)
'	
'	cellTrash = GetCellSameRowNextColumn(cellIncr)
'	CreateButtonTrash(buttonTrashPrefix &amp; lastListButtonIndex, cellTrash)	
'	
'	For i = 0 To nItems
'		shapeButtonDecr = GetButtonShapeByName(cellDecr.GetString())
'		shapeButtonIncr = GetButtonShapeByName(cellIncr.GetString())
'		shapeButtonTrash = GetButtonShapeByName(cellTrash.GetString())
'		
'		shapeButtonDecr.Position = cellDecr.Position
'		shapeButtonIncr.Position = cellIncr.Position
'		shapeButtonTrash.Position = cellTrash.Position
'		
'		cellDecr = GetCellNextRowSameColumn(cellDecr)
'		cellIncr = GetCellNextRowSameColumn(cellIncr)
'		cellTrash = GetCellNextRowSameColumn(cellTrash)
'	Next i
'	
'End Function

Function InsertOneItem(insertData As Object)

	firstCellHeaderList = GetFirstCellOfListHeader()
	lastCellHeaderList = GetLastCellOfListHeader()
	
	cellReference = GetCellNextRowSameColumn(firstCellHeaderList)
	
	cellRowIndex = GetCellRowIndex(cellReference)
	firstCellColumnIndex = GetCellColumnIndex(firstCellHeaderList)
	lastCellColumnIndex = GetCellColumnIndex(lastCellHeaderList)
	
	For i = firstCellColumnIndex To lastCellColumnIndex
		cellObj = GetCellObjectByIndex(cellRowIndex, i)
	Next i
	
	InsertCellAbove(cellRowIndex, cellRowIndex, firstCellColumnIndex, lastCellColumnIndex)
	
	newRow = cellRowIndex
	SetListRowCellsStyles(newRow)
	SetItemValues(insertData, newRow, firstCellColumnIndex)
	SetItemAmount(newRow, 0)
'	CreateButtonsOnListRow(newRow)

	For i = firstCellColumnIndex To lastCellColumnIndex
		cellObj = GetCellObjectByIndex(cellRowIndex, i)
		cellBellow = GetCellObjectByIndex(cellRowIndex+1, i)

		cellHeader = GetCellObjectByIndex(cellRowIndex-1, i)
		If (cellHeader.GetString() &lt;&gt; headerLableAmount) Then
			LockCell(cellObj)
			LockCell(cellBellow)
		EndIf
	Next i

	nItems = nItems + 1
	lastListButtonIndex = lastListButtonIndex + 1

End Function


'Insert at the top of the list
Function InsertInListAtStart(insertData As Object)

	PrepareExecution()
	
	UpdateItemsCounters()
	InsertOneItem(insertData)
	
	FinishExecution()

End Function


Function AddItemToList(buttonCell As Object)

	'Get cell to read data
	cellAbove = GetCellPreviousRowSameColumn(buttonCell)	
	cellLableTipo = GetTipoCellFromSameColumn(cellAbove)
	
	'Read data.
	'If an error occured enable the button
	inputData = ReadItemInputData(cellLableTipo)
	If inputData(0) = "" Then
		Exit Function
	EndIf
	
	'Insert item in list
	InsertInListAtStart(inputData)
	
	'Reset input values
	CleanItemInputs(cellLableTipo)
	
	
End Function


'Function DecrementStop(ev as com.sun.star.awt.ActionEvent)
'	button = ev.Source.Model
'	mousePressed = False	
'	wait(200)
'End Function


'Function DecrementItem(ev as com.sun.star.awt.ActionEvent)	
	
'	mousePressed = True
'	numberOfClicks = ev.ClickCount
'
'	button = ev.Source.Model
'
'	decrementingValue = 1
'
'	waitingTime = 100
'	
'	totalTime = 0
'		
'	limitToSpeedup = 10 * waitingTime
'
'	While (mousePressed)
'
'		cellName = GetButtonLocationByName(button.Name)
'		cellObj = GetCellObjectByName(cellName)
'		
'		cellObj = GetCellSameRowNextColumn(cellObj)
'		value = CInt(cellObj.GetString())
'		
'		newValue = value - decrementingValue
'		If (newValue &gt;= 0) Then
'			value = newValue
'		ElseIf (decrementingValue &gt; 1) Then
'			decrementingValue = decrementingValue/2
'		EndIf
'		
'		cellObj.SetString(value &amp; "")
'		wait(waitingTime)
'		
'		totalTime = totalTime + waitingTime
'		If (totalTime &gt; limitToSpeedup) Then
'			decrementingValue = decrementingValue * 2
'			totalTime = 0
'		EndIf
'		
'		If (numberToIncrement &gt; 1) Then
'			decrementingValue = 1
'			numberOfClicks = 1
'		EndIf
'	
'	WEnd
'	
'End Function


'Function IncrementStop(ev as com.sun.star.awt.ActionEvent)
'	button = ev.Source.Model
'	mousePressed = False
'	wait(200)
'End Function


'Function IncrementItem(ev as com.sun.star.awt.ActionEvent)
'	mousePressed = True
'	numberOfClicks = ev.ClickCount
'
'	button = ev.Source.Model
'
'	cellName = GetButtonLocationByName(button.Name)
'	cellObj = GetCellObjectByName(cellName)
'
'	incrementingValue = 1
'
'	waitingTime = 100
'
'	totalTime = 0
'		
'	limitToSpeedup = 10 * waitingTime
'
'	While (mousePressed)
'	
'		cellObj = GetCellSameRowPreviousColumn(cellObj)
'		value = CInt(cellObj.GetString())
'		
'		newValue = value + incrementingValue
'		If (newValue &lt;= 999) Then
'			value = newValue
'		ElseIf (incrementingValue &gt; 1) Then
'			incrementingValue = incrementingValue/2
'		EndIf
'		
'		cellObj.SetString(value &amp; "")
'	
'		wait(waitingTime)
'		
'		totalTime = totalTime + waitingTime
'		If (totalTime &gt; limitToSpeedup) Then
'			incrementingValue = incrementingValue * 2
'			totalTime = 0
'		EndIf
'
'		If (numberToIncrement &gt; 1) Then
'			incrementingValue = 1
'			numberOfClicks = 1
'		EndIf
'
'	Wend
'	
'End Function

'Function RemoveItemButtons(row As Integer)
'
'	firstHeaderCell = GetFirstCellOfListHeader()
'	lastHeaderCell = GetLastCellOfListHeader()
'	
'	firstColumn = GetCellColumnIndex(firstHeaderCell)
'	lastColumn = GetCellColumnIndex(lastHeaderCell)	
'
'	cellObj = GetCellObjectByIndex(row, firstColumn)
'	
'	column = GetCellColumnIndex(cellObj)	
'
'	While (column &lt;= lastColumn)
'		cellObj = GetCellSameRowNextColumn(cellObj)
'		
'		column = GetCellColumnIndex(cellObj)
'		RemoveButton(cellObj.GetString())
'
'	WEnd
'
'End Function


Function RemoveItemFromList(cellObj)
	
	headerCell = GetFirstCellOfListHeader()
	
	While (headerCell.GetString() &lt;&gt; headerLableDescription)
		headerCell = GetCellSameRowNextColumn(headerCell)
	WEnd

	column = GetCellColumnIndex(headerCell)
	row = GetCellRowIndex(cellObj)

	cellDescr = GetCellObjectByIndex(row, column)

	itemName = cellDescr.GetString()

	msgText = "Tem certeza que deseja remover a peça " &amp; itemName &amp; " na linha " &amp; row+1

	answer = MsgBox(msgText, MB_YESNO, "Remover peça")
	
	If (answer &lt;&gt; IDYES) Then
		Exit Function
	EndIf

	RemoveItemLine(cellObj)

End Function


Function RemoveItemLine(cellObj As Object)
	
	UpdateItemsCounters()
	
	itemRow = GetCellRowIndex(cellObj)
	
'	RemoveItemButtons(itemRow)
	
	firstHeaderCell = GetFirstCellOfListHeader()
	lastHeaderCell = GetLastCellOfListHeader()
	
	firstColumn = GetCellColumnIndex(firstHeaderCell)
	lastColumn = GetCellColumnIndex(lastHeaderCell)
	
	RemoveCells(itemRow, itemRow, firstColumn, lastColumn)

	headerRow = GetCellRowIndex(firstHeaderCell)

	For i = firstColumn To lastColumn
		headerCell = GetCellObjectByIndex(headerRow, i)
		If (headerCell.GetString() &lt;&gt; headerLableAmount) Then
			'MsgBox(itemRow &amp; " " &amp; i)
			cellObj = GetCellObjectByIndex(itemRow, i)
			LockCell(cellObj)
		EndIf
	Next i

	nItems = nItems - 1
	
End Function




Function RemoveAllItems()
	PrepareExecution()
	UpdateItemsCounter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	For i = 0 To nItems-1
'		RemoveItemButtons(row + i)
'	Next i
	
	RemoveCells(row, row+nItems-1, firstColumn, lastColumn)

	nItems = 0
	lastListButtonIndex = 1

	FinishExecution()

End Function


Function SetZeroAllItems()

	If (nItems = 0) Then
		FinishExecution()
		Exit Function
	EndIf
	
	firstHeaderCell = GetFirstCellOfListHeader()
	lastHeaderCell = GetLastCellOfListHeader()

	firstColumn = GetCellColumnIndex(firstHeaderCell)
	lastColumn = GetCellColumnIndex(lastHeaderCell)	
	
	firstCell = GetCellNextRowSameColumn(firstHeaderCell)
	
	row = GetCellRowIndex(firstCell)
	
	GetCellRowIndex(firstHeaderCell)
	
	headerCell = firstHeaderCell
	While headerCell.GetString() &lt;&gt; headerLableAmount
		headerCell = GetCellSameRowNextColumn(headerCell)
	WEnd
	
	column = GetCellColumnIndex(headerCell)
	
	For i = row To row+nItems-1
		cellQtd = GetCellObjectByIndex(i, column)
		cellQtd.SetString("0")
	Next i
	

End Function


Function GetItemData(row As Integer) As Object

	firstHeaderCell = GetFirstCellOfListHeader()
	startColumn = GetCellColumnIndex(firstHeaderCell)
	
	cell = GetCellObjectByIndex(row, startColumn)
	itemType = cell.GetString()
	
	cell = GetCellSameRowNextColumn(cell)
	itemDescription = cell.GetString()
	itemDescription = Replace(itemDescription, " ", "_")
	
	cell = GetCellSameRowNextColumn(cell)
	itemHeight = cell.GetString()

	cell = GetCellSameRowNextColumn(cell)
	itemWidth = cell.GetString()	
	
	cell = GetCellSameRowNextColumn(cell)
	itemLength = cell.GetString()
	
	cell = GetCellSameRowNextColumn(cell)
	itemCount = cell.GetString()
	
	
	Dim itemData(5) As String
	
	itemData(0) = itemType
	itemData(1) = itemDescription
	itemData(2) = itemHeight
	itemData(3) = itemWidth
	itemData(4) = itemLength
	itemData(5) = itemCount
	
	GetItemData = itemData

End Function


Function GetAllItems() As Object

	UpdateItemsCounters()

	firstHeaderCell = GetFirstCellOfListHeader()
	lastHeaderCell = GetLastCellOfListHeader()
	
	firstItemCell = GetCellNextRowSameColumn(firstHeaderCell)

	row = GetCellRowIndex(firstItemCell)
	lastRow = row + nItems - 1
	
	Dim itemsList(nItems-1) As Object
	
	For i = row To lastRow
		item = GetItemData(i)
		itemsList(i-row) = item
	Next i
	
	GetAllItems = itemsList

End Function


Function GetCurrentListAsString() As String

	UpdateItemsCounters()
	
	If (nItems &lt;= 0) Then
		MsgBox("Lista vazia.")
		Exit Function
	EndIf

	firstHeaderCell = GetFirstCellOfListHeader()
	lastHeaderCell = GetLastCellOfListHeader()
	
	itemCell = GetCellNextRowSameColumn(firstHeaderCell)

	firstRow = GetCellRowIndex(itemCell)
	lastRow = firstRow + nItems - 1
	
	itemsList = GetAllItems()
	
	headerCell = firstHeaderCell
	While headerCell.GetString() &lt;&gt; headerLableAmount
		headerCell = GetCellSameRowNextColumn(headerCell)
	WEnd
	
	cellAmount = GetCellNextRowSameColumn(headerCell)
	While (IsIntegerNumber(cellAmount.GetString()) And cellAmount.GetString() &lt;&gt; "")
		cellAmount = GetCellNextRowSameColumn(cellAmount)
	WEnd
	
	If cellAmount.GetString() &lt;&gt; "" Then
		MsgBox("Os valores das quantidades devem ser números sem vírgula.")
		Exit Function
	EndIf
	
	textToWrite = ""
	
	For i = 0 To UBound(itemsList)
		item = itemsList(i)
		textToWrite = textToWrite &amp; item(0)
		For j = 1 To UBound(item)
			value = item(j)
			textToWrite = textToWrite &amp; " " &amp; value
		Next j
		If i &lt; UBound(itemsList) Then
			textToWrite = textToWrite &amp; GetEndLine()
		EndIf
	Next i
	
	GetCurrentListAsString = textToWrite

End Function


Function SetItemAmount(row As Integer, itemAmount As String)

	cell = GetFirstCellOfListHeader()
	
	While (cell.GetString() &lt;&gt; headerLableAmount)
		cell = GetCellSameRowNextColumn(cell)
	WEnd
	
	column = GetCellColumnIndex(cell)
	
	cellAmount = GetCellObjectByIndex(row, column)
	
'	cellAmount = GetCellSameRowNextColumn(cellAmount)
	
	cellAmount.SetString(itemAmount)
	
End Function


Function SetListOfItemsValues(startRow As Integer, endRow As Integer, items As Object)
	
	PrepareExecution()
	
	headerCell = GetFirstCellOfListHeader()
	headerCell = GetCellObjectByIndex(GetCellRowIndex(headerCell)+1, GetCellColumnIndex(headerCell))

	i = 0
	While headerCell.GetString() &lt;&gt; headerLableAmount
		column = GetCellColumnIndex(headerCell)
		cellRange = GetRangeByIndex(startRow, endRow, column, column)

		Dim dataCol As Variant
		dataCol = cellRange.GetDataArray()
		For j = 0 To UBound(dataCol, 1)
			dataCol(j)(0) = items(i, j)
		Next j
		cellRange.SetDataArray(dataCol)
		i = i + 1
		headerCell = GetCellSameRowNextColumn(headerCell)
		If headerCell.GetString() = headerLableDimension Then
			headerCell = GetCellNextRowSameColumn(headerCell)
		EndIf
	WEnd
	
	column = GetCellColumnIndex(headerCell)
	cellRange = GetRangeByIndex(startRow, endRow, column, column)
	
	dataCol = cellRange.GetDataArray()
	For j = 0 To UBound(dataCol, 1)
		dataCol(j)(0) = items(i, j)
	Next j
	cellRange.SetDataArray(dataCol)

	FinishExecution()
	
End Function


Function AddListOfItems(items As Object)
	
	PrepareExecution()

	firstHeaderCell = GetFirstCellOfListHeader()
	lastHeaderCell = GetLastCellOfListHeader()
	
	firstItemCell = GetCellNextRowSameColumn(firstHeaderCell)
	
	nBlank = 0
	For i = 0 To UBound(items)
		If items(i) = "" Then
			nBlank = nBlank + 1
		EndIf
	next i
	
	startRow = GetCellRowIndex(firstItemCell)
	endRow = startRow + UBound(items) - nBlank

	startColumn = GetCellColumnIndex(firstHeaderCell)
	endColumn = GetCellColumnIndex(lastHeaderCell)

	InsertCellAbove(startRow, endRow, startColumn, endColumn)

	SetRowsStyles(startRow, endRow)

'	For i = startRow To endRow
'		SetListRowCellsStyles(i)
'		CreateButtonsOnListRow(i)
'		lastListButtonIndex = lastListButtonIndex + 1
'	Next i

	For i = 0 To UBound(items)
		item = Split(items(i), " ")
		'Replace "_" for " " on description
		If UBound(item) &gt; 0 Then
			item(1) = Replace(item(1), "_", " ")
			If (OSIsWindows()) Then
				splittedOnCR = Split(item(UBound(item)), Chr(13))
				value = splittedOnCR(0)
				For j = 1 To UBound(splittedOnCR)
					If (splittedOnCR(j) &lt;&gt; "") Then
						value = splittedOnCR(j)
					EndIf
				Next j
				item(UBound(item)) = value
			EndIf
		EndIf
		items(i) = item
	Next i
	

	Dim columnsData(5, UBound(items)) As String

	For i = 0 To UBound(items)
		item = items(i)
		For j = 0 To UBound(item) 
			If item(j) &lt;&gt; "" Then
				columnsData(j, i) = item(j)
			EndIf
		Next j
	Next i

	SetListOfItemsValues(startRow, endRow, columnsData)
	FinishExecution()

End Function


Function GetListUnlockableRange()

	UpdateItemsCounters()

	cellHeaderStart = GetFirstCellOfListHeader()
	firstCell = GetCellNextRowSameColumn(cellHeaderStart)
	While cellHeaderStart.GetString() &lt;&gt; headerLableDescription
		cellHeaderStart = GetCellSameRowNextColumn(cellHeaderStart)
		firstCell = GetCellSameRowNextColumn(firstCell)
	WEnd
	
	cellHeaderEnd = GetLastCellOfListHeader()
	lastCell = GetCellNextRowSameColumn(cellHeaderEnd)
	While cellHeaderEnd.GetString() &lt;&gt; headerLableAmount
		cellHeaderEnd = GetCellSameRowPreviousColumn(cellHeaderEnd)
		lastCell = GetCellSameRowPreviousColumn(lastCell)
	WEnd
	cellHeaderEnd = GetCellSameRowPreviousColumn(cellHeaderEnd)
	lastCell = GetCellSameRowPreviousColumn(lastCell)
	
	columnStart = GetCellColumnIndex(firstCell)
	columnEnd = GetCellColumnIndex(lastCell)
	
	rowStart = GetCellRowIndex(firstCell)
	rowEnd = rowStart + nItems - 1
	cellRange = GetRangeByIndex(rowStart, rowEnd, columnStart, columnEnd)

	GetListUnlockableRange = cellRange

End Function


Function ListCellsAreValidy()

	UpdateItemsCounters()

	messageText = ""

	cellHeaderStart = GetFirstCellOfListHeader()
	cellHeader = GetCellSameRowNextColumn(cellHeaderStart)
	While cellHeader.GetString() &lt;&gt; headerLableDescription
		cellHeader = GetCellSameRowNextColumn(cellHeader)
	WEnd
	cell = GetCellNextRowSameColumn(cellHeader)

	firstRow = GetCellRowIndex(cell)
	lastRow = firstRow + nItems - 1
	
	column = GetCellColumnIndex(cell)

	columnRange = GetRangeByIndex(firstRow, lastRow, column, column)
	
	emptyRanges = columnRange.queryEmptyCells()
	
	If (emptyRanges.Count &gt; 0) Then
		rangesNames = emptyRanges.GetElementNames()
		For i = 0 To UBound(rangesNames)
			rangeName = rangesNames(i)
			rangeName = Join(Split(Split(rangeName, ".")(1), "$"), "")
			If InStr(rangeName, ":") Then		
				messageText = messageText &amp; "As células do intervalo "
				messageText = messageText &amp; rangeName
				messageText = messageText &amp; " não podem estar vazias."

			Else
				messageText = messageText &amp; "A célula "
				messageText = messageText &amp; rangeName
				messageText = messageText &amp; " não pode estar vazia."
			EndIf

			messageText = messageText &amp; GetEndLine()
		Next i
		ListCellsAreValidy = False
	EndIf

	While cellHeader.GetString() &lt;&gt; headerLableDimension
		cellHeader = GetCellSameRowNextColumn(cellHeader)	
	WEnd
	cellSubHeader = GetCellNextRowSameColumn(cellHeader)
	cellHeader = GetCellSameRowNextColumn(cellHeader)
	
	While cellSubHeader.GetString() &lt;&gt; subHeaderLableLength
		column = GetCellColumnIndex(cellSubHeader)
		For row = firstRow To lastRow
			startEmpty = row
			cell = GetCellObjectByIndex(row, column)
			textCell = cell.GetString()
			cell.SetString(Replace(textCell, " ", ""))
			While (Not IsIntegerNumber(cell.GetString()) And row &lt;= lastRow)
				row = row + 1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GetEndLine()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GetEndLine()
			EndIf
			textCell = cell.GetString()
			cell.SetString(Replace(textCell, " ", ""))
		Next row
		cellSubHeader = GetCellSameRowNextColumn(cellSubHeader)
	WEnd
	

	column = GetCellColumnIndex(cellSubHeader)
	startColumn = GetCellColumnIndex(cellHeaderStart)
	For row = firstRow To lastRow
		cell = GetCellObjectByIndex(row, column)
		typeCell = GetCellObjectByIndex(row, startColumn)
		startEmpty = row
		textCell = cell.GetString()
		cell.SetString(Replace(textCell, " ", ""))
		'While piece do not have a length and there is a value in their length cell
		While (Not HasTwo2DMeasures(typeCell.GetString()) And (cell.GetString() &lt;&gt; ""))
			row = row + 1
			typeCell = GetCellNextRowSameColumn(typeCell)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ser vazias, pois as peças não têm comprimento."
			messageText = messageText &amp; GetEndLine()
		ElseIf ((endEmpty - startEmpty) = 0) Then
			rangeName = GetRangeByIndex(startEmpty, endEmpty, column, column).AbsoluteName
			rangeName = Join(Split(Split(rangeName, ".")(1), "$"), "")
			messageText = messageText &amp; "A célula "
			messageText = messageText &amp; rangeName
			messageText = messageText &amp; " deve estar vazia, pois esta peça não tem comprimento."
			messageText = messageText &amp; GetEndLine()
		EndIf
		
		startEmpty = row
		textCell = cell.GetString()
		cell.SetString(Replace(textCell, " ", ""))

		'While piece has a length value, but the value is not integer		
		While (HasTwo2DMeasures(typeCell.GetString()) And (Not IsIntegerNumber(cell.GetString())))
			row = row + 1
			typeCell = GetCellNextRowSameColumn(typeCell)
			cell = GetCellObjectByIndex(row, column)
			textCell = cell.GetString()
			cell.SetString(Replace(textCell, " ", ""))
		WEnd
		endEmpty = row - 1
		If ((endEmpty - startEmpty) &gt; 0) Then
			rangeName = GetRangeByIndex(startEmpty, endEmpty, column, column).AbsoluteName
			rangeName = Join(Split(Split(rangeName, ".")(1), "$"), "")
			messageText = messageText &amp; "As células do intervalo "
			messageText = messageText &amp; rangeName
			messageText = messageText &amp; " devem conter apenas um número sem vírgula cada."
			messageText = messageText &amp; GetEndLine()
		ElseIf ((endEmpty - startEmpty) = 0) Then
			rangeName = GetRangeByIndex(startEmpty, endEmpty, column, column).AbsoluteName
			rangeName = Join(Split(Split(rangeName, ".")(1), "$"), "")
			messageText = messageText &amp; "A célula "
			messageText = messageText &amp; rangeName
			messageText = messageText &amp; " deve conter apenas um número sem vírgula"
			messageText = messageText &amp; GetEndLine()
		EndIf
		textCell = cell.GetString()
		cell.SetString(Replace(textCell, " ", ""))
	Next row
	cellSubHeader = GetCellSameRowNextColumn(cellSubHeader)
	
	If messageText &lt;&gt; "" Then 
		MsgBox(messageText)
		ListCellsAreValidy = False
		Exit Function
	EndIf
	
	ListCellsAreValidy = True
	
End Function




</script:module>
</file>

<file path=Basic/Standard/PathManager.xml><?xml version="1.0" encoding="utf-8"?>
<!DOCTYPE module  PUBLIC '-//OpenOffice.org//DTD OfficeDocument 1.0//EN'  'module.dtd'>
<script:module xmlns:script="http://openoffice.org/2000/script" script:name="PathManager" script:language="StarBasic" script:moduleType="normal">

'Verify ig the sequence of characters hexFirstPart and hexSecondPart are an accented letter in ASCII
Function IsAnPtBrAccentedLetterInASCII(hexFirstPart As String, hexSecondPart As String) As Boolean
	upperFirstPart = UCase(hexFirstPart)
	If (upperFirstPart &lt;&gt; "C3") Then
		IsAnPtBrAccentedLetter = False
		Exit Function
	EndIf
	
	upperSecondPart = UCase(hexSecondPart)
	
	accentedLetter = False
	
	arr = "80,81,82,83,89,8A,8D,93,94,95,9A,9C,87,A0,A1,A2,A3,A9,AA,AD,B3,B4,B5,BA,BC,A7,"
	If (Len(upperSecondPart) = 2 And Instr(arr, upperSecondPart &amp; ",") &lt;&gt; 0) Then
		accentedLetter = True
	EndIf
	IsAnPtBrAccentedLetterInASCII = accentedLetter
End Function

'Verify if a character is an accented letter in pt-br
Function IsAnPtBrAccentedLetter(charact As String) As Boolean
	arr = "À,Á,Â,Ã,É,Ê,Í,Ó,Ô,Õ,Ú,Ü,Ç,à,á,â,ã,é,ê,í,ó,ô,õ,ú,ü,ç,"
	accentedLetter = False
	If (Len(charact) = 1 And Instr(arr, charact &amp; ",") &lt;&gt; 0) Then
		accentedLetter = True
	EndIf
	IsAnPtBrAccentedLetter = accentedLetter
End Function

'Verify if a directory or file path has an accented letter
Function PathHasAccentedLetter(path As String) As Boolean
	i = 1
	hasSpaceOrAccLetter = False
	While i &lt;= Len(path)
		charact = Mid(path, i, 1)
		If (charact = "%") Then
			nextTwoCharact = Ucase(Mid(path, i+1, 2))
			If (nextTwoCharact &lt;&gt; "20") Then
				hexSecondPart = UCase(Mid(path, i+4, 2))
				If (IsAnPtBrAccentedLetterInASCII(nextTwoCharact, hexSecondPart)) Then
					hasSpaceOrAccLetter = True
					i = Len(path)
				EndIf
			EndIf
		ElseIf (IsAnPtBrAccentedLetter(charact) Or charact = " ") Then
			hasSpaceOrAccLetter = True
			i = Len(Path)
		EndIf
		i = i + 1
	WEnd
	PathHasAccentedLetter = hasSpaceOrAccLetter
End Function



'Verify if a directory or file path has an accented letter
Function PathHasSpaceOrAccentedLetter(path As String) As Boolean
	i = 1
	hasSpaceOrAccLetter = False
	While i &lt;= Len(path)
		charact = Mid(path, i, 1)
		If (charact = "%") Then
			nextTwoCharact = Ucase(Mid(path, i+1, 2))
			If (nextTwoCharact = "20") Then
				hasSpaceOrAccLetter = True
				i = Len(path)
			Else
				hexSecondPart = UCase(Mid(path, i+4, 2))
				If (IsAnPtBrAccentedLetterInASCII(nextTwoCharact, hexSecondPart)) Then
					hasSpaceOrAccLetter = True
					i = Len(path)
				EndIf
			EndIf
		ElseIf (IsAnPtBrAccentedLetter(charact) Or charact = " ") Then
			hasSpaceOrAccLetter = True
			i = Len(Path)
		EndIf
		i = i + 1
	WEnd
	PathHasSpaceOrAccentedLetter = hasSpaceOrAccLetter
End Function


'Convert an accented letter ASCII code to a UTF-8 letter
Function ConvertASCIIToAccentedLetter(hexFirstPart As String, hexSecondPart As String) As String
	upperFirstPart = UCase(hexFirstPart)
	If (upperFirstPart &lt;&gt; "C3") Then
		ConvertASCIIToAccentedLetter = ""
		Exit Function
	EndIf

	upperSecondPart = UCase(hexSecondPart)

	charact = hexSecondPart
	Select Case upperSecondPart
		Case "80" 
			charact = "À"
		Case "81" 
			charact = "Á"
		Case "82" 
			charact = "Â"
		Case "83" 
			charact = "Ã"
		Case "89" 
			charact = "É"
		Case "8A" 
			charact = "Ê"
		Case "8D" 
			charact = "Í"
		Case "93" 
			charact = "Ó"
		Case "94" 
			charact = "Ô"
		Case "95" 
			charact = "Õ"
		Case "9A" 
			charact = "Ú"
		Case "9C" 
			charact = "Ü"
		Case "87" 
			charact = "Ç"
		'-------------------
		Case "A0" 
			charact = "à"
		Case "A1" 
			charact = "á"
		Case "A2" 
			charact = "â"
		Case "A3" 
			charact = "ã"
		Case "A9" 
			charact = "é"
		Case "AA" 
			charact = "ê"
		Case "AD" 
			charact = "í"
		Case "B3" 
			charact = "ó"
		Case "B4" 
			charact = "ô"
		Case "B5" 
			charact = "õ"
		Case "BA" 
			charact = "ú"
		Case "BC" 
			charact = "ü"
		Case "A7" 
			charact = "ç"	
	End Select
	ConvertASCIIToAccentedLetter = charact
	
End Function


'Convert an ASCII path hex codes to accented letters
Function ConvertASCIIPathAccentedLetters(path As String) As String
	i = 1
	newPath = ""
	While i &lt;= Len(path)
		charact = Mid(path, i, 1)
		newCharact = charact
		numberToAddToI = 1
		If (charact = "%") Then
			nextTwoCharact = Ucase(Mid(path, i+1, 2))
			If nextTwoCharact = "20" Then
				newCharact = "\ "
				numberToAddToI = 3
			ElseIf (nextTwoCharact = "C3") Then
				hexSecondPart = UCase(Mid(path, i+4, 2))
				newCharact = ConvertASCIIToAccentedLetter(nextTwoCharact, hexSecondPart)
				numberToAddToI = 6
			Endif
		EndIf
		newPath = newPath &amp; newCharact
		i = i + numberToAddToI
	WEnd
	ConvertASCIIPathAccentedLetters = newPath
End Function


'Get OS
Function OSName() As String
    ''' Return platform name as "MAC", "UNIX", "WIN" '''
    With GlobalScope.Basiclibraries
        If Not .IsLibraryLoaded("Tools") Then .LoadLibrary("Tools")
    End With
    Dim keyNode As Object ' com.sun.star.configuration.ConfigurationAccess '
    keyNode = Tools.Misc.GetRegistryKeyContent("org.openoffice.Office.Common/Help")
    OSName = keyNode.GetByName("System")
    ' inferred from "Tools.UCB.ShowHelperDialog" '
End Function 


'Get unix system home direcotory
Function UnixHomeDir()	
	UnixHomeDir = "/home/" &amp; environ("USER") &amp; "/"
End Function


'Get windows system home directory
Function WindowsHomeDir()
	WindowsHomeDir = "C:\Users\" &amp; environ("USERNAME") &amp; "\Documentos\"
End Function


'Return the system home directory
Function GetHomeDir() As String
	homeDir = ""
	If (OSIsUnix()) Then
		homeDir = AddURLPrefixOnPath(UnixHomeDir())
	ElseIf (OSIsWindows()) Then
		homeDir = AddURLPrefixOnPath(WindowsHomeDir())
	EndIf
	GetHomeDir = homeDir
End Function


'Verify if the system is unix based
Function OSIsUnix() As Boolean
	osN = OSName()
	isUnix = False
	If (osN = "UNIX") Then
		isUnix = True
	EndIf
	OSIsUnix = isUnix
End Function


'Verify if the system is windows based
Function OSIsWindows() As Boolean
	osN = OSName()
	isWindows = False
	If (osN = "WIN") Then
		isWindows = True
	EndIf
	OSIsWindows = isWindows
End Function


'Change a path to an URL for the directory or file
Function AddURLPrefixOnPath(strPath As String) As String
	prefix = ""
	If (OSIsUnix() And Left(strPath, 7) &lt;&gt; "file://") Then
		prefix = "file://"
	ElseIf (OSIsWindows() And Left(strPath, 7) &lt;&gt; "file://") Then
		prefix = "file://"
	EndIf
	AddURLPrefixOnPath = prefix &amp; strPath
End Function


'Change an URL to a directory or file path
Function RemoveURLPrefixOnPath(strPath As String) As String
	newPath = strPath
	If (OSIsUnix() And Left(strPath, 7) = "file://") Then
		newPath = Mid(strPath, 8, Len(strPath))
	ElseIf (OSIsWindows() And Left(strPath, 7) = "file://") Then
		newPath = Mid(strPath, 8, Len(strPath))
	EndIf
	RemoveURLPrefixOnPath = newPath
End Function


'Add a path separator at the end of a path
Function AddDirSepartorAtPathEnd(strPath As String) As String
	newPath = strPath
	If (OSIsUnix() And Mid(strPath, Len(strPath), 1) &lt;&gt; "/") Then
		newPath = strPath &amp; "/"
	ElseIf (OSIsWindows And Mid(strPath, Len(strPath), 1) &lt;&gt; "/") Then
		newPath = strPath &amp; "/"
	EndIf
	AddDirSepartorAtPathEnd = newPath
End Function


'Remove a path separator at the end of a path
Function RemoveDirSepartorAtPathEnd(strPath As String) As String
	
	newPath = strPath

	If (Len(strPath) = 0) Then
		RemoveDirSepartorAtPathEnd = newPath
		Exit Function
	EndIf

	If (OSIsUnix() And Mid(strPath, Len(strPath), 1) = "/") Then
		newPath = Left(strPath, Len(strPath) - 1)
	ElseIf (OSIsWindows And Mid(strPath, Len(strPath), 1) = "/") Then
		newPath = Left(strPath, Len(strPath) - 1)
	EndIf
	
	RemoveDirSepartorAtPathEnd = newPath
	
End Function


'Split a path on separators
Function SplitPath(path As String) As Variant

	If (OSIsUnix()) Then
		SplitPath = Split(path, "/")
	ElseIf (OSIsWindows()) Then
		SplitPath = Split(path, "/")
	EndIf

End Function


'Concatenate direcotories in an array
Function JoinPath(path() As Variant) As String

	If (OSIsUnix()) Then
		For i = 0 To UBound(path())
			path(i) = RemoveDirSepartorAtPathEnd(path(i))
		Next i
		JoinPath = Join(path(), "/") &amp; "/"
	
	ElseIf (OSIsWindows()) Then	
	
		For i = 0 To UBound(path())
			path(i) = RemoveDirSepartorAtPathEnd(path(i))
		Next i
		JoinPath = Join(path(), "/") &amp; "/"
	
	EndIf

End Function


Function ConvertPathsOfCommandToWindowsCmd(command As String) As String

	newCommand = command
	commandParts = Split(newCommand, " ")
	
	For i = 0 To UBound(commandParts)
		commandPart = commandParts(i)
		If commandPart &lt;&gt; "" Then
			If (InStr(commandPart, GetCurrentDirPath()) &gt; 0) Then
				commandPart = Replace(commandPart, "/", "\")
				If (Left(commandPart, 1) = "\") Then
					commandPart = Mid(commandPart, 2, Len(commandPart)-1)
				EndIf
			EndIf
		EndIf
		commandParts(i) = commandPart
	Next i
	
	newCommand = Join(commandParts, " ")
	ConvertPathsOfCommandToWindowsCmd = newCommand

End Function


'Open GUI for selecting a directory
Function SelectFolder(strTitle As String, strInitPath As String) As String
	REM Opens the FolderPicker dialog and returns the URL of the selected Folder.
	Dim oFolderPicker : oFolderPicker = CreateUnoService( "com.sun.star.ui.dialogs.FolderPicker" )
	oFolderPicker.setTitle(strTitle)
	oFolderPicker.setDisplayDirectory(strInitPath)
	
	result = oFolderPicker.execute()

	If result = 1 Then 
		SelectFolder = oFolderPicker.getDirectory()
		oFolderPicker.Dispose()
		
	End If

End Function


Function GetFileToReadPathFromUser(strTitle As String, pathInitialDir As String, Optional filyExtension As String) as String

	urlInitialDir = AddURLPrefixOnPath(pathInitialDir)
	
	Dim file_dialog as Object
	Dim status as Integer
	Dim file_path as String
	Dim init_path as String
	Dim ucb as object
	Dim filterNames(0) as String
	
	
	If (IsMissing(filyExtension)) Then
		filterNames(0) = "*"
	Else
		filterNames(0) = "*." &amp; filyExtension
	EndIf
	GlobalScope.BasicLibraries.LoadLibrary("Tools")
	file_dialog = CreateUnoService("com.sun.star.ui.dialogs.FilePicker")
	ucb = createUnoService("com.sun.star.ucb.SimpleFileAccess")
	
	AddFiltersToDialog(FilterNames(), file_dialog)
	
	If ExistsFile(urlInitialDir) Then
		file_dialog.SetDisplayDirectory(urlInitialDir)
	Else
		MsgBox("Nenhum aquivo salvo.")
		GetFileToReadPathFromUser = ""
		Exit Function
	End If
	
	file_dialog.setTitle(strTitle)
	
	status = file_dialog.Execute()

	If status = 1 Then
		file_path = RemoveURLPrefixOnPath(file_dialog.Files(0))
		GetFileToReadPathFromUser = file_path
		file_dialog.Dispose()
		Exit Function
	End If

	GetFileToReadPathFromUser = ""
	file_dialog.Dispose()

End Function



Function GetSaveAsFilePathFromUser(strTitle As String, pathInitialDir As String) As String

	urlInitialDir = AddURLPrefixOnPath(pathInitialDir)
	'Set the Dialog Arguments to a Template for FILESAVE
	sFilePickerArgs = Array(com.sun.star.ui.dialogs.TemplateDescription.FILESAVE_AUTOEXTENSION)
	'register the Service for Filepicker
	oFilePicker = CreateUnoService("com.sun.star.ui.dialogs.FilePicker")
	'Pass some arguments to it

	oFilePicker.Initialize(sFilePickerArgs())
	oFilePicker.setDisplayDirectory(urlInitialDir)
	oFilePicker.SetMultiSelectionMode(False)
	oFilePicker.appendFilter("", "*")
	oFilePicker.setTitle(strTitle)

	'If the savepath is selected return the complete path and display it in an messagebox   
	If oFilePicker.execute() Then
		sFiles = oFilePicker.getFiles()
		fileName = RemoveURLPrefixOnPath(sFiles(0))
		GetSaveAsFilePathFromUser = fileName
	End If
	' Close the Dialog
	oFilePicker.Dispose()

End Function


'Get current file path
Function GetCurrentFilePath() As String
    sUrl = ThisComponent.URL
    GetCurrentFilePath = sURL
End Function


'Get current file directory
Function GetCurrentDirPath() As String

	currentFile = GetCurrentFilePath()
	currentFile = RemoveURLPrefixOnPath(currentFile)
	splittedPath = SplitPath(currentFile)

	Dim dirs(UBound(splittedPath)-1) As String
	
	For i = 0 To UBound(dirs)
		dirs(i) = splittedPath(i)
	Next i
	
	dirPath = JoinPath(dirs)
	GetCurrentDirPath = dirPath

End Function

Function GetSavedListsPath() As String

	dirPath = GetCurrentDirPath()
	
	Dim pathToJoin(1) As String
	pathToJoin(0) = dirPath
	pathToJoin(1) = "listas_salvas"
	
	savedListPath = joinPath(pathToJoin)
	
	If (Not ExistsFile(savedListPath)) Then
		command = "mkdir" &amp; " " &amp; savedListPath
		ExecCommand(command)
	EndIf
	
	GetSavedListsPath = savedListPath

End Function


Function GetSavedSolutionsPath() As String

	dirPath = GetCurrentDirPath()
	
	Dim pathToJoin(1) As String
	pathToJoin(0) = dirPath
	pathToJoin(1) = "solucoes_salvas"
	
	savedSolutionsPath = joinPath(pathToJoin)
	
	If (Not ExistsFile(savedSolutionsPath)) Then
		command = "mkdir" &amp; " " &amp; savedSolutionsPath
		ExecCommand(command)
	EndIf
	GetSavedSolutionsPath = savedSolutionsPath

End Function
</script:module>
</file>

<file path=Basic/Standard/SolverManager.xml><?xml version="1.0" encoding="utf-8"?>
<!DOCTYPE module  PUBLIC '-//OpenOffice.org//DTD OfficeDocument 1.0//EN'  'module.dtd'>
<script:module xmlns:script="http://openoffice.org/2000/script" script:name="SolverManager" script:language="StarBasic" script:moduleType="normal">REM  *****  BASIC  *****

Function SolverName() As String
	
	If (OSIsUnix()) Then
		SolverName = solverExecutableName
	ElseIf (OSIsWindows()) Then
		SolverName = solverExecutableName &amp; ".exe"
	EndIf
	
End Function

Function SolverDirPath() As String

	Dim arrayPaths(1) As String
	arrayPaths(0) = GetCurrentDirPath()
	arrayPaths(1) = "solver"
	dirPath = JoinPath(arrayPaths)
	SolverDirPath = dirPath

End Function


Function SolverPath() As String
	SolverPath = SolverDirPath() &amp; SolverName()
End Function 


Function AllowSolverExecutionAndWriting()
	command = ""
	command = command &amp; "chmod"
	command = command &amp; " "
	command = command &amp; "+wx"
	command = command &amp; " "
	command = command &amp; SolverPath()
End Function


Function HasItems(listAsText As String) As Boolean

	items = Split(listAsText, Chr(10))
	
	For Each item in items
		If item &lt;&gt; "" Then
			values = Split(item, " ")
			amount = CInt(values(UBound(values)))
			If (amount &gt; 0) Then
				HasItems = True
				Exit Function
			EndIf
		EndIf
	Next item
	HasItems = False

End Function






</script:module>
</file>

<file path=Basic/Standard/Util.xml><?xml version="1.0" encoding="utf-8"?>
<!DOCTYPE module  PUBLIC '-//OpenOffice.org//DTD OfficeDocument 1.0//EN'  'module.dtd'>
<script:module xmlns:script="http://openoffice.org/2000/script" script:name="Util" script:language="StarBasic" script:moduleType="normal">REM  *****  BASIC  *****

Function ExecCommand(command As String,  Optional focusFlag As Integer)
	
	If IsMissing(focusFlag) Then
		focusFlag = 1
	EndIf
	
	If (OSIsUnix()) Then
		ExecLinuxCommand(command, focusFlag)
	ElseIf(OSIsWindows()) Then
		ExecWindowsCommand(command, focusFlag)
	EndIf
	
End Function


Function ExecLinuxCommand(command As String, focusFlag As Integer)

	shellCommand = "-c '" &amp; command &amp; "'"
	result = Shell("bash", focusFlag, shellCommand, True)

End Function

Function ExecWindowsCommand(command As String, focusFlag As Integer)

	command = ConvertPathsOfCommandToWindowsCmd(command)

	shellCommand = "/C """ &amp; command &amp; """"
	result = Shell("cmd.exe", focusFlag, shellCommand, True)

End Function


Function OsCopyCommand()
	If (OSIsUnix()) Then
		OsCopyCommand = "cp"
	ElseIf(OSIsWindows()) Then
		OsCopyCommand = "copy"
	EndIf
End Function


Function GetVKeyValue() As Integer
	If OSIsUnix() Then
		GetVKeyValue = 533
	ElseIf(OSIsWindows) Then
		'TODO
	EndIf
End Function


Function GetCRTLKeyValue() As Integer
	If OSIsUnix() Then
		GetVKeyValue = 2
	ElseIf(OSIsWindows()) Then
		'TODO
	EndIf
End Function


'Use MRI to see properties of a variable
Function SeeProperties(obj As Object)
	oMRI = CreateUnoService("mytools.Mri")
	oMRI.inspect(obj)
	MsgBox("Close me")
End Function


Function GetEndLine() As String

	If (OSIsUnix()) Then
		GetEndLine = Chr(10)
	ElseIf (OSIsWindows()) Then
		GetEndLine = Chr(13) &amp; Chr(10)
	EndIf

End Function


'Verify if an item type has more two measures (Height, Width and Length)
Function HasTwo2DMeasures(itemType As String) As Boolean
	HasTwo2DMeasures = False
	If (itemType = typeRectangle) Then
		HasTwo2DMeasures = True
	EndIf
End Function



Function IsButtonName(stringToVerify As String) As Boolean
	prefix = Mid(stringToVerify, 1, 5)
	IsButtonName = False
	If (prefix = buttonPrefix) Then
		IsButtonName = CanFindButtonByName(stringToVerify)
	EndIf

End Function


'Search for a button by name and returns True if it was found. Otherwise returns False
Function CanFindButt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CanFindButtonByName = FoundIt
	
End Function


'Search for a button by name and returns it
Function GetButton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ByName = bSearcher.Control
	Endif
	
End Function


'Search for a button shape host by button name and returns it
Function GetButtonShapeByName(buttonName As String) As Object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ShapeByName = bSearcher
	Endif

End Function



'Search for a button by name and returns its cell
Function GetButtonLocationByName(buttonName As String) As String
	Dim Doc As Object
	Doc = ThisComponent

	Dim Sheet As Object		
	Sheet = GetCurrentSheet()
	
	Dim pageCount As Integer		
	pageCount = Sheet.DrawPage.count

	Dim FoundIt As Boolean
	FoundIt = False
	
	Dim bSearcher As Object
	
	Do While pageCount &gt;= 1
		bSearcher = Sheet.DrawPage(pageCount - 1)
		If InStr(bSearcher.ShapeType, "ControlShape") &gt; 0 Then
			If bSearcher.Control.Name = buttonName Then
				FoundIt = True
				Exit Do
			EndIf
		EndIf
		pageCount = pageCount - 1
	Loop
	
	If FoundIt Then
		GetButtonLocationByName = bSearcher.Anchor.AbsoluteName
	Endif
	
End Function


'Returns a String with sheet, column and row of a cell of a anchored button with unique name = buttonName
'parameters format example -&gt; buttonName:  "myButtonAnchored"
'return format example -&gt; "$sheet1.$A$4";
Function GetButtonLocation(buttonObj As Object) As String
	buttonName = buttonObj.Name
	GetButtonLocation = GetbuttonLocationByName(buttonName)
End Function


Function RemoveButton(buttonName As String)

	If (Not IsButtonName(buttonName)) Then
		Exit Function
	EndIf

	buttonShape = GetButtonShapeByName(buttonName)
	buttonShape.Visible = False
	
	sheet = GetCurrentSheet()
	drawPage = sheet.DrawPage
	drawPage.Remove(buttonShape)
	
	
End Function



'Get the object that represents the cell with absolute name = cellAbsoluteName
'parameters format example -&gt; cellAbsoluteName:  "$sheet1.$A$2"
'return -&gt; sheet object;
Function GetSheetObjectOfCell(cellAbsoluteName As String) As Object

	addressParts = Split(cellAbsoluteName, ".") 	

	sheetName = addressParts(0)
	sheetName = Mid(sheetName, 2, Len(sheetName)-1)
	sheetObj = ThisComponent.Sheets.GetByName(sheetName)

	GetSheetObjectOfCell = sheetObj

End Function

'Return the current active sheet
Function GetCurrentSheet() As Object

	GetCurrentSheet = ThisComponent.GetCurrentController.ActiveSheet
	
End Function


Function GetSheetByName(sheetName As String) As Object

	GetSheetByName = ThisComponent.Sheets.GetByName(sheetName)
	
End Function


Function SheetExists(sheetName As String) As Boolean

	SheetExists = ThisComponent.Sheets.HasByName(sheetName)

End Function



'Get the object that represents the cell with absolute address = cellName
'If the address is in the current sheet only the position is needed
'parameters format example -&gt; cellAbsoluteName:  "$sheet1.$A$2" (can be "$A$2", if the cell is on the current sheet)
'return -&gt; cell object;
Function GetCellObjectByName(cellName As String) As Object

	addressParts = Split(cellName, ".")
	
	Dim cellAddress As String
	Dim sheetObj As Object
	
	If UBound(addressParts) = 1 Then
		cellAddress = addressParts(1)
		sheetObj = GetSheetObjectOfCell(cellName)
	Else
		cellAddress = cellName
		sheetObj = GetCurrentSheet()
	EndIf
	cellObj = sheetObj.GetCellRangeByName(cellAddress)
	GetCellObjectByName = cellObj
	
End Function


'Get the object that represents the cell with row and column
'parameters format example -&gt; row: 0, column: 0
'return -&gt; cell object;
Function GetCellObjectByIndex(row As Integer, column As Integer, Optional sheetName As String) As Object

	If (IsMissing(sheetName)) Then
		sheetObj = GetCurrentSheet()
	Else
		sheetObj = GetSheetByName(sheetName)
	EndIf
	GetCellObjectByIndex = sheetObj.GetCellByPosition(column, row)
	
End Function


'Returns the column index of a cell with absolute name = cellAbsolutename.
'parameters format example -&gt; cellAbsoluteName:  "$sheet1.$A$2" (can be "$A$2", if the cell is on the current sheet)
'return format example -&gt; 3;
Function GetCellColumnIndexByAbsoluteName(cellAbsoluteName As String) As Integer

	cellObj = GetCellObjectByName(cellAbsoluteName)
	GetCellColumnIndexByAbsoluteName = cellObj.getCellAddress().Column
	
End Function


'Same as GetCellColumnIndexByAbsoluteName, but the parameter is a Cell Object
Function GetCellColumnIndex(cellObj As Object) As Integer
	GetCellColumnIndex	 = cellObj.getCellAddress().Column	
End Function


'Returns the row index of a cell with absolute name = cellAbsolutename.
'parameters format example -&gt; cellAbsoluteName:  "$sheet1.$A$2" (can be "$A$2", if the cell is on the current sheet)
'return format example -&gt; 3;
Function GetCellRowIndexByAbsoluteName(cellAbsoluteName As String) As Integer

	cellObj = GetCellObjectByName(cellAbsoluteName)
	GetCellRowIndexByAbsoluteName = cellObj.getCellAddress().Row
	
End Function

'Same as GetCellRowIndexByAbsoluteName, but the parameter is a Cell Object
Function GetCellRowIndex(cellObj As Object) As Integer
	GetCellRowIndex = cellObj.getCellAddress().Row
End Function


Function GetMergeFirstCell(cellObj As Object, sheetObj As Object) As Object

	If (Not cellObj.IsMerged) Then
		cursorObj = sheetObj.CreateCursorByRange(cellObj)
		cursorObj.CollapseToMergedArea()
	
		splittedAddr = Split(cursorObj.AbsoluteName, ":")
		firstPart = splittedAddr(0)
		cellObj = GetCellObjectByName(firstPart)
		GetMergeFirstCell = cellObj
		Exit Function
	EndIf
	
	GetMergeFirstCell = cellObj

End Function


'Returns the cell bellow at the first relative column of a merged. Example: if input cell is a merge B3:D5 it returns the cell B6
'parameters -&gt; cell obj for the first cell object of merged cells
'return -&gt; cell object one row bellow;
Function GetCellNextRowSameColumn(cellObjPar As Object) As Object

	cellObj = cellObjPar
	Dim row As Integer
	sheetObj = GetSheetObjectOfCell(cellObj.AbsoluteName)
	'If this is the first cell of a merge, returns it
	If(Not cellObj.IsMerged) Then
		row = GetCellRowIndex(cellObj)
	'Otherwise, if the cell is merged, search for the first cell
	'If the cell is not merged, returns it
	Else
		cursorObj = sheetObj.CreateCursorByRange(cellObj)
		cursorObj.CollapseToMergedArea()
		
		splittedAddr = Split(cursorObj.AbsoluteName, ":")
		firstPart = Split(splittedAddr(0), ".")
		lastPart = splittedAddr(UBound(splittedAddr))
		
		row = GetCellRowIndexByAbsoluteName(lastPart)
	EndIf

	column = GetCellColumnIndex(cellObj)	
	nextRow = row + 1		
	cellObj = GetCellObjectByIndex(nextRow, column, sheetObj.Name)
	
	
	GetCellNextRowSameColumn = GetMergeFirstCell(cellObj, sheetObj)

End Function


'Same as GetCellNextRowSameColumn, but gets the previous row
Function GetCellPreviousRowSameColumn(cellObjPar As Object) As Object
	
	cellObj = cellObjPar
	
	row = GetCellRowIndex(cellObj)
	column = GetCellColumnIndex(cellObj)
	
	If (row = 0) Then
		MsgBox("Erro! Tentando acessar linha -1")
		Stop
	EndIf
	
	prevRow = row - 1
	
	sheetObj = GetSheetObjectOfCell(cellObj.AbsoluteName)
	searchMerge = GetCellObjectByIndex(prevRow, column, sheetObj.Name)
	
	'Search for the first previous merged cell
	While (Not searchMerge.IsMerged and prevRow &gt; 0)
		prevRow = prevRow - 1
		searchMerge = GetCellObjectByIndex(prevRow, column, sheetObj.Name)
	WEnd
	
	'Get the cell in the previous row
	prevCell = GetCellObjectByIndex(row - 1, column)

	'Verify if the cell is merged with the first found merged cell
	If (prevRow &gt; -1) Then

		cursorObj = sheetObj.CreateCursorByRange(searchMerge)
		cursorObj.CollapseToMergedArea()
		
		splittedAddr = Split(cursorObj.AbsoluteName, ":")
		lastCellAddress = splittedAddr(UBound(splittedAddr))
		
		lastRowMerge = GetCellRowIndexByAbsoluteName(lastCellAddress)
		
		'If the previous cell is merged with other cell, returns the other cell
		'Otherwise returns the cell in the previous row
		if (lastRowMerge = row - 1) Then
			prevCell = searchMerge
		EndIf
		
	EndIf
	
	GetCellPreviousRowSameColumn = GetMergeFirstCell(prevCell, sheetObj)

End Function


'Returns the cell on the right at the first relative row of a merged. Example: if input cell is a merge B3:D5 it returns the cell E3
'parameters -&gt; cell obj for the first cell object of merged cells
'return -&gt; cell object one row bellow;
Function GetCellSameRowNextColumn(cellObjPar As Object) As Object

	cellObj = cellObjPar

	Dim column As Integer
	'If this is the first cell of a merge, returns it
	If(Not cellObj.IsMerged) Then
		column = GetCellColumnIndex(cellObj)
	'Otherwise, if the cell is merged, search for the first cell
	'If the cell is not merged, returns it
	Else
		sheetObj = GetSheetObjectOfCell(cellObj.AbsoluteName)
		
		cursorObj = sheetObj.CreateCursorByRange(cellObj)
		cursorObj.CollapseToMergedArea()
	
		splittedAddr = Split(cursorObj.AbsoluteName, ":")
		firstPart = Split(splittedAddr(0), ".")
		lastPart = splittedAddr(UBound(splittedAddr))
		
		column = GetCellColumnIndexByAbsoluteName(lastPart)
	EndIf
	sheetObj = GetSheetObjectOfCell(cellObj.AbsoluteName)
	row = GetCellRowIndex(cellObj)	
	nextColumn = column + 1		
	cellObj = GetCellObjectByIndex(row, nextColumn, sheetObj.Name)
	
	GetCellSameRowNextColumn = GetMergeFirstCell(cellObj, sheetObj)

End Function


'Same as GetCellSameRowNextColumn, but gets the previous column
Function GetCellSameRowPreviousColumn(cellObjPar As Object) As Object

	cellObj = cellObjPar

	column = GetCellColumnIndex(cellObj)
	row = GetCellRowIndex(cellObj)
	
	If column = 0 Then
		MsgBox("Erro! Tentando acessar coluna -1")
		Stop
	EndIf
	
	prevColumn = column - 1
	
	sheetObj = GetSheetObjectOfCell(cellObj.AbsoluteName)
	searchMerge = GetCellObjectByIndex(row, prevColumn, sheetObj.Name)

	'Search for the first previous merged cell
	While (Not searchMerge.IsMerged and prevColumn &gt; 0)
		prevColumn = prevColumn - 1
		searchMerge = GetCellObjectByIndex(row, prevColumn, sheetObj.Name)
	WEnd
	
	'Get the cell in the previous column
	prevCell = GetCellObjectByIndex(row, column - 1)

	'Verify if the cell is merged with the first found merged cell
	If (prevColumn &gt; -1) Then
		
		cursorObj = sheetObj.CreateCursorByRange(searchMerge)
		cursorObj.CollapseToMergedArea()
	
		splittedAddr = Split(cursorObj.AbsoluteName, ":")
		lastCellAddress = splittedAddr(UBound(splittedAddr))
		
		lastColMerge = GetCellColumnIndexByAbsoluteName(lastCellAddress)
		
		'If the previous cell is merged with other cell, returns the other cell
		'Otherwise returns the cell in the previous column
		if (lastColMerge = column - 1) Then
			prevCell = searchMerge
		EndIf
		
	EndIf

	GetCellSameRowPreviousColumn = GetMergeFirstCell(prevCell, sheetObj)

End Function


'Returns the row index of a cell with absolute name = cellAbsolutename.
'parameters -&gt; button object"
'return format example -&gt; "$sheet1.$A$3";
Function GetCellBellowButton(button As Object) As Object
	buttonCellAbsName = GetButtonLocation(button)

	sheetObj = GetSheetObjectOfCell(buttonCellAbsName)	
	
	row = GetCellRowIndexByAbsoluteName(buttonCellAbsName)
	column = GetCellColumnIndexByAbsoluteName(buttonCellAbsName)
	
	cellObj = GetCellObjectByIndex(row, column)
	
	cellBellow = GetCellNextRowSameColumn(cellObj)

	GetCellBellowButton = cellBellow

End Function


Function IsInRange(cellObj As Object, rangeAddr As String) As Boolean
	
	sheet = GetCurrentSheet()

	
	cellRange = sheet.GetCellRangeByName(rangeAddr)
	
	cellAsRange = sheet.GetCellRangeByName(cellObj.AbsoluteName)
	
	intersection = cellRange.queryIntersection(cellAsRange.GetRangeAddress)
	
	If intersection.Count &gt; 0 Then
		IsInRange = True
	Else
		IsInRange = False
	EndIf


End Function


'Verify if a cell is in a named range interval
Function IsInNamedRange(cellObj As Object, namedRange As String) As Boolean

	range = ThisComponent.NamedRanges.getByName(namedRange)
	rangeAddr = range.Content
	
	IsInNamedRange = IsInRange(cellObj, rangeAddr)
	
End Function


Function GetRangeByIndex(startRow As Integer, endRow As Integer, startColumn As Integer, endColumn As Integer,	Optional sheetName As String) As Object

	If (IsMissing(sheetName)) Then
		sheetObj = GetCurrentSheet()
	Else
		sheetObj = GetSheetByName(sheetName)
	EndIf

	GetRangeByIndex = sheetObj.getCellRangeByPosition(startColumn, startRow, endColumn, endRow)

End Function

'Get the range address (example: $sheet.$A$10:$B11)
Function GetRangeCellsAddresses(namedRange As String) As Object

	range = ThisComponent.NamedRanges.getByName(namedRange)
	rangeAddr = range.Content
	
	splittedRangeAddr = Split(rangeAddr, ".")
	lastPos = UBound(splittedRangeAddr)
	cellsAddr = Split(splittedRangeAddr(lastPos), ":")
	
	GetRangeCellsAddresses = cellsAddr

End Function


'Get First Cell of a named range
Function GetFirstCellObjFromNamedRange(namedRange As String) As Object

	cellsAddr = GetRangeCellsAddresses(namedRange)
	cellObj = GetCellObjectByName(cellsAddr(0))
	
	GetFirstCellObjFromNamedRange = cellObj

End Function


'Get the last cell of a named range
Function GetLastCellObjFromNamedRange(namedRange As String) As Object

	cellsAddr = GetRangeCellsAddresses(namedRange)
	lastPos = UBound(cellsAddr)
	cellObj = GetCellObjectByName(cellsAddr(lastPos))
	
	GetLastCellObjFromNamedRange = cellObj

End Function

Function IsProtected(cellObj As Object) As Boolean

	IsProtected = cellObj.CellProtection.IsLocked

End Function


Function UnlockCell(cellObj As Object)
	cellP = cellObj.CellProtection
	cellP.IsLocked = False
	cellObj.CellProtection = cellP
End Function


Function LockCell(cellObj As Object)
	cellP = cellObj.CellProtection
	cellP.IsLocked = True
	cellObj.CellProtection = cellP
End Function


Function UnlockSheet()
	
	sheets = ThisComponent.Sheets
	
	For Each sheet In sheets
		sheet.unprotect(protectionPassword)
	Next sheet

End Function

Function LockSheet()

	sheets = ThisComponent.Sheets
	
	For Each sheet In sheets
		sheet.protect(protectionPassword)
	Next sheet

End Function


Function LockAllControls()

	ThisComponent.lockControllers()

End Function


Function UnlockAllControls()

	ThisComponent.unlockControllers()

End Function

Function LockUndo()
	undoManager = ThisComponent.getUndoManager()
	undoManager.lock()
End Function

Function UnlockUndo()
	undoManager = ThisComponent.getUndoManager()
	undoManager.unlock()
End Function

Function PrepareExecution()
	If (Not CanExecuteAction()) Then
		MacroAlreadyRunningError()
		Stop
	EndIf

	'LockUndo()
	UnlockSheet()
	LockAllControls()
End Function


Function FinishExecution()

	LockSheet()
	UnlockAllControls()
	'UnlockUndo()
	
	RefreshByHiding()

End Function


Function RefreshByHiding()

	ThisComponent.CurrentController.Frame.LayoutManager.HideCurrentUI = true
	ThisComponent.CurrentController.Frame.LayoutManager.HideCurrentUI = false

End Function



'Insert cells from $rowStart$columnStart) To $rowEnd$columnEnd. The cells will be inserted above rowEnd
Function InsertCellAbove(rowStart As Integer, rowEnd As Integer, columnStart As Integer, columnEnd As Integer)
	
	sheet = GetCurrentSheet()
	
	Dim CellRangeAddress As New com.sun.star.table.CellRangeAddress
	cellRangeAddress.Sheet = sheet.RangeAddress.Sheet
	
	cellRangeAddress.StartColumn = columnStart
	cellRangeAddress.StartRow = rowStart
	cellRangeAddress.EndColumn = columnEnd
	cellRangeAddress.EndRow = rowEnd
	
	sheet.insertCells(cellRangeAddress, com.sun.star.sheet.CellInsertMode.DOWN)
End Function

Function RemoveCells(rowStart As Integer, rowEnd As Integer, columnStart As Integer, columnEnd As Integer, Optional sheetName As String)

	If (IsMissing(sheetName)) Then
		sheet = GetCurrentSheet()
	Else
		sheet = GetSheetByName(sheetName)
	EndIf
	
	Dim CellRangeAddress As New com.sun.star.table.CellRangeAddress
	cellRangeAddress.Sheet = sheet.RangeAddress.Sheet
	
	cellRangeAddress.StartColumn = columnStart
	cellRangeAddress.StartRow = rowStart
	cellRangeAddress.EndColumn = columnEnd
	cellRangeAddress.EndRow = rowEnd
	
	sheet.RemoveRange(cellRangeAddress, com.sun.star.sheet.CellDeleteMode.UP)

End Function


'Show box with message asking for data in all fields and returns an empty array
Function AllFieldsAreNeededError() As Object

	MsgBox("Todos os campos são obrigatórios")
	Dim data(1) As String
	data(0) = ""
	AllFieldsAreNeededError = data

End Function


Function FieldIsNeededError(cellObj As Object) As Object

	cellName = Join(Split(Split(cellObj.AbsoluteName, ".")(1), "$"), "")
	MsgBox("O campo " &amp; cellName &amp; " é obrigatório.")
	Dim data(1) As String
	data(0) = ""
	FieldIsNeededError = data

End Function

Function InputMustBeANumberError(cell As Object) As Object

	cellName = Split(cell.AbsoluteName, ".")(1)
	cellName = Split(cellName, "$")(1) &amp; Split(cellName, "$")(2)

	MsgBox("Os valores da célula " &amp; cellName &amp; " deve conter apenas um número sem vírgula.")
	Dim data(1) As String
	
	data(0) = ""
	InputMustBeANumberError = data

End Function

Function MacroAlreadyRunningError()

	If (changingKilnData) Then
		MsgBox("Finalize a alteração do forno antes de executar outra ação")
	EndIf

End Function





Function HideSheets()

	sheets = ThisComponent.Sheets()
	sheets.InsertNewByName("temp", 2)
	For Each sheet in sheets
		If (sheet.Name &lt;&gt; "temp") Then
			sheet.IsVisible = False
		EndIf
	Next sheet
	sheet = GetSheetByName("temp")
	sheet.protect(protectionPassword)
	
End Function

Function ShowSheets()
	sheets = ThisComponent.Sheets()
	For Each sheet in sheets
		sheet.IsVisible = True
	Next sheet

	sheets.removeByName("temp")
	
	sheet = GetSheetByName(kilnNamePrefix)
	ThisComponent.CurrentController.setActiveSheet(sheet)

End Function

Function Undo()
	document   = ThisComponent.CurrentController.Frame
	dispatcher = createUnoService("com.sun.star.frame.DispatchHelper")	
	dispatcher.executeDispatch(document, ".uno:Undo", "", 0, Array())
End Function

Function IsIntegerNumber(number As String)
	numberArr = Split(number, " ")
	
	numberWords = 0
	For i = 0 To UBound(numberArr)
		If (numberArr(i) &lt;&gt; "") Then
			numberWords = numberWords + 1
			number = numberArr(i)
		EndIf
	Next i
	
	If (numberWords &gt; 1) Then
		IsIntegerNumber = False
		Exit Function
	EndIf


	If (Not IsNumeric(number)) Then
		IsIntegerNumber = False
		Exit Function
	EndIf

	number = Replace(number, "0", "")
	number = Replace(number, "1", "")
	number = Replace(number, "2", "")	
	number = Replace(number, "3", "")
	number = Replace(number, "4", "")
	number = Replace(number, "5", "")
	number = Replace(number, "6", "")
	number = Replace(number, "7", "")
	number = Replace(number, "8", "")
	number = Replace(number, "9", "")

	If number &lt;&gt; "" Then
		IsIntegerNumber = False
		Exit Function
	EndIf
	
	IsIntegerNumber = True

End Function


Function Dis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False
		EndIf
		pageCount = pageCount - 1
	Loop
	
End Function


Function EnableAllButtons()

	Dim Doc As Object
	Doc = ThisComponent

	Dim Sheet As Object		
	Sheet = GetCurrentSheet()
	
	Dim pageCount As Integer		
	pageCount = Sheet.DrawPage.count
		
	Dim bSearcher As Object
	
	Do While pageCount &gt;= 1
		bSearcher = Sheet.DrawPage(pageCount - 1)
		If InStr(bSearcher.ShapeType, "ControlShape") &gt; 0 Then
			bSearcher.Control.Enabled = True
		EndIf
		pageCount = pageCount - 1
	Loop
	
	form = Sheet.DrawPage.Forms.GetByIndex(0)
	controller = ThisComponent.GetCurrentController()	
	listBoxObj = form.GetByName(listBoxName)
	listBoxObj.Enabled = True
	
	
	If IsChangingKiln() Then
		EnableKilnEdition()
	Else
		DisableKilnEdition()
	EndIf
	
	
	
End Function


Function SetCellRangeFontStyle(cellRange)

	cellRange.CharColor = whiteColor
	cellRange.CharFont = 5
	cellRange.CharFontFamily = 5
	cellRange.CharHeight = 12
'	cellRange.CharWeight = com.sun.star.awt.FontWeight.BOLD
	cellRange.IsTextWrapped = True
	
	If CellIsInEditableInput(cellRange) Then
		cellRange.HoriJustify= com.sun.star.table.CellHoriJustify.LEFT
		cellRange.VertJustify = com.sun.star.table.CellHoriJustify.LEFT
	Else
		cellRange.HoriJustify= com.sun.star.table.CellHoriJustify.CENTER
		cellRange.VertJustify = com.sun.star.table.CellVertJustify.CENTER
	EndIf
	
	cellBorder = cellRange.TableBorder
	Dim basicBorder as New com.sun.star.table.BorderLine
	basicBorder.Color = RGB(255, 255,255)
	basicBorder.OuterLineWidth = 20
	cellBorder.VerticalLine = basicBorder
	cellBorder.HorizontalLine = basicBorder
	
	cellBorder.LeftLine = basicBorder
	cellBorder.TopLine = basicBorder
	cellBorder.RightLine = basicBorder
	cellBorder.BottomLine = basicBorder
	cellBorder.BottomLine = basicBorder
	
	cellRange.TableBorder = cellBorder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athManager"/>
  <library:element library:name="ItemManager"/>
  <library:element library:name="SolverManager"/>
  <library:element library:name="ListManager"/>
  <library:element library:name="Util"/>
  <library:element library:name="KilnManager"/>
  <library:element library:name="ConstantsAndGlobals"/>
  <library:element library:name="FileManager"/>
  <library:element library:name="ExecuteClickAction"/>
  <library:element library:name="Handler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